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"/>
  <manifest:file-entry manifest:full-path="ObjectReplacements/Object 7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9" manifest:media-type="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6" manifest:media-type="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9" manifest:media-type=""/>
  <manifest:file-entry manifest:full-path="ObjectReplacements/Object 3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0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9" manifest:media-type=""/>
  <manifest:file-entry manifest:full-path="ObjectReplacements/Object 109" manifest:media-type=""/>
  <manifest:file-entry manifest:full-path="ObjectReplacements/Object 46" manifest:media-type="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min-row-height="0.69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4.498cm" table:align="left"/>
    </style:style>
    <style:style style:name="Table1.A" style:family="table-column">
      <style:table-column-properties style:column-width="0.75cm"/>
    </style:style>
    <style:style style:name="Table1.1" style:family="table-row">
      <style:table-row-properties style:min-row-height="0.69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Liberation Serif" officeooo:paragraph-rsid="006c864c"/>
    </style:style>
    <style:style style:name="P2" style:family="paragraph" style:parent-style-name="Standard">
      <style:paragraph-properties fo:line-height="150%"/>
      <style:text-properties style:font-name="Liberation Serif" officeooo:paragraph-rsid="007fefd3"/>
    </style:style>
    <style:style style:name="P3" style:family="paragraph" style:parent-style-name="Standard">
      <style:paragraph-properties fo:line-height="150%"/>
      <style:text-properties style:font-name="Liberation Serif" officeooo:paragraph-rsid="00808dc9"/>
    </style:style>
    <style:style style:name="P4" style:family="paragraph" style:parent-style-name="Standard">
      <style:paragraph-properties fo:line-height="150%"/>
      <style:text-properties style:font-name="Liberation Serif" officeooo:paragraph-rsid="0081f164"/>
    </style:style>
    <style:style style:name="P5" style:family="paragraph" style:parent-style-name="Standard">
      <style:paragraph-properties fo:line-height="150%"/>
      <style:text-properties style:font-name="Liberation Serif" officeooo:paragraph-rsid="009c4425"/>
    </style:style>
    <style:style style:name="P6" style:family="paragraph" style:parent-style-name="Standard">
      <style:paragraph-properties fo:line-height="150%"/>
      <style:text-properties style:font-name="Liberation Serif" officeooo:paragraph-rsid="009a4597"/>
    </style:style>
    <style:style style:name="P7" style:family="paragraph" style:parent-style-name="Standard">
      <style:paragraph-properties fo:line-height="150%"/>
      <style:text-properties style:font-name="Liberation Serif" officeooo:rsid="0031a1b5" officeooo:paragraph-rsid="005f3860"/>
    </style:style>
    <style:style style:name="P8" style:family="paragraph" style:parent-style-name="Standard">
      <style:paragraph-properties fo:line-height="150%"/>
      <style:text-properties style:font-name="Liberation Serif" officeooo:rsid="0031a1b5" officeooo:paragraph-rsid="00886034"/>
    </style:style>
    <style:style style:name="P9" style:family="paragraph" style:parent-style-name="Standard">
      <style:paragraph-properties fo:line-height="150%"/>
      <style:text-properties style:font-name="Liberation Serif" officeooo:rsid="004ba870" officeooo:paragraph-rsid="004ba870"/>
    </style:style>
    <style:style style:name="P10" style:family="paragraph" style:parent-style-name="Standard">
      <style:paragraph-properties fo:line-height="150%"/>
      <style:text-properties style:font-name="Liberation Serif" officeooo:rsid="00522a2c" officeooo:paragraph-rsid="00522a2c"/>
    </style:style>
    <style:style style:name="P11" style:family="paragraph" style:parent-style-name="Standard">
      <style:paragraph-properties fo:line-height="150%"/>
      <style:text-properties style:font-name="Liberation Serif" officeooo:rsid="00522a2c" officeooo:paragraph-rsid="00533d1e"/>
    </style:style>
    <style:style style:name="P12" style:family="paragraph" style:parent-style-name="Standard">
      <style:paragraph-properties fo:line-height="150%"/>
      <style:text-properties style:font-name="Liberation Serif" officeooo:rsid="00522a2c" officeooo:paragraph-rsid="00575c9a"/>
    </style:style>
    <style:style style:name="P13" style:family="paragraph" style:parent-style-name="Standard">
      <style:paragraph-properties fo:line-height="150%"/>
      <style:text-properties style:font-name="Liberation Serif" officeooo:rsid="00522a2c" officeooo:paragraph-rsid="006459b6"/>
    </style:style>
    <style:style style:name="P14" style:family="paragraph" style:parent-style-name="Standard">
      <style:paragraph-properties fo:line-height="150%"/>
      <style:text-properties style:font-name="Liberation Serif" officeooo:rsid="00533d1e" officeooo:paragraph-rsid="00533d1e"/>
    </style:style>
    <style:style style:name="P15" style:family="paragraph" style:parent-style-name="Standard">
      <style:paragraph-properties fo:line-height="150%"/>
      <style:text-properties style:font-name="Liberation Serif" officeooo:rsid="00533d1e" officeooo:paragraph-rsid="00575c9a"/>
    </style:style>
    <style:style style:name="P16" style:family="paragraph" style:parent-style-name="Standard">
      <style:paragraph-properties fo:line-height="150%"/>
      <style:text-properties style:font-name="Liberation Serif" officeooo:rsid="00533d1e" officeooo:paragraph-rsid="006459b6"/>
    </style:style>
    <style:style style:name="P17" style:family="paragraph" style:parent-style-name="Standard">
      <style:paragraph-properties fo:line-height="150%"/>
      <style:text-properties style:font-name="Liberation Serif" officeooo:rsid="00575c9a" officeooo:paragraph-rsid="00575c9a"/>
    </style:style>
    <style:style style:name="P18" style:family="paragraph" style:parent-style-name="Standard">
      <style:paragraph-properties fo:line-height="150%"/>
      <style:text-properties style:font-name="Liberation Serif" officeooo:rsid="00582ae2" officeooo:paragraph-rsid="00582ae2"/>
    </style:style>
    <style:style style:name="P19" style:family="paragraph" style:parent-style-name="Standard">
      <style:paragraph-properties fo:line-height="150%"/>
      <style:text-properties style:font-name="Liberation Serif" fo:font-size="12pt" officeooo:rsid="005fc525" officeooo:paragraph-rsid="005fc525" style:font-size-asian="12pt" style:font-name-complex="Calibri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5e4166" officeooo:paragraph-rsid="005fc525" style:font-size-asian="12pt" style:font-name-complex="Calibri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5e4166" officeooo:paragraph-rsid="006eb0bf" style:font-size-asian="12pt" style:font-name-complex="Calibri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paragraph-rsid="006e277c" style:font-size-asian="12pt" style:font-name-complex="Calibri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paragraph-rsid="009319ce" style:font-size-asian="12pt" style:font-name-complex="Calibri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619d91" officeooo:paragraph-rsid="006e277c" style:font-size-asian="12pt" style:font-name-complex="Calibri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619d91" officeooo:paragraph-rsid="006eb0bf" style:font-size-asian="12pt" style:font-name-complex="Calibri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66b76a" officeooo:paragraph-rsid="006e277c" style:font-size-asian="12pt" style:font-name-complex="Calibri" style:font-size-complex="12pt"/>
    </style:style>
    <style:style style:name="P27" style:family="paragraph" style:parent-style-name="Standard">
      <style:paragraph-properties fo:line-height="150%">
        <style:tab-stops>
          <style:tab-stop style:position="1.27cm"/>
        </style:tab-stops>
      </style:paragraph-properties>
      <style:text-properties style:font-name="Liberation Serif" fo:font-size="12pt" officeooo:rsid="006636d6" officeooo:paragraph-rsid="006e277c" style:font-size-asian="12pt" style:font-name-complex="Calibri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6eb0bf" officeooo:paragraph-rsid="006eb0bf" style:font-size-asian="12pt" style:font-name-complex="Calibri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6eb0bf" officeooo:paragraph-rsid="006e277c" style:font-size-asian="12pt" style:font-name-complex="Calibri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6eb0bf" officeooo:paragraph-rsid="009319ce" style:font-size-asian="12pt" style:font-name-complex="Calibri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8502f2" officeooo:paragraph-rsid="008502f2" style:font-size-asian="12pt" style:font-name-complex="Calibri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8502f2" officeooo:paragraph-rsid="008502f2" style:font-name-asian="NSimSun" style:font-size-asian="12pt" style:font-name-complex="Calibri" style:font-size-complex="12pt"/>
    </style:style>
    <style:style style:name="P33" style:family="paragraph" style:parent-style-name="Standard">
      <style:paragraph-properties fo:line-height="150%"/>
      <style:text-properties style:font-name="Liberation Serif" officeooo:rsid="005fc525" officeooo:paragraph-rsid="005fc525"/>
    </style:style>
    <style:style style:name="P34" style:family="paragraph" style:parent-style-name="Standard">
      <style:paragraph-properties fo:line-height="150%"/>
      <style:text-properties style:font-name="Liberation Serif" officeooo:rsid="005fc525" officeooo:paragraph-rsid="006459b6"/>
    </style:style>
    <style:style style:name="P35" style:family="paragraph" style:parent-style-name="Standard">
      <style:paragraph-properties fo:line-height="150%"/>
      <style:text-properties style:font-name="Liberation Serif" officeooo:rsid="006636d6" officeooo:paragraph-rsid="006636d6"/>
    </style:style>
    <style:style style:name="P36" style:family="paragraph" style:parent-style-name="Standard">
      <style:paragraph-properties fo:line-height="150%"/>
      <style:text-properties style:font-name="Liberation Serif" officeooo:rsid="006636d6" officeooo:paragraph-rsid="00942448"/>
    </style:style>
    <style:style style:name="P37" style:family="paragraph" style:parent-style-name="Standard">
      <style:paragraph-properties fo:line-height="150%"/>
      <style:text-properties style:font-name="Liberation Serif" officeooo:rsid="0066b76a" officeooo:paragraph-rsid="0066b76a"/>
    </style:style>
    <style:style style:name="P38" style:family="paragraph" style:parent-style-name="Standard">
      <style:paragraph-properties fo:line-height="150%"/>
      <style:text-properties style:font-name="Liberation Serif" officeooo:rsid="00694be2" officeooo:paragraph-rsid="00694be2"/>
    </style:style>
    <style:style style:name="P39" style:family="paragraph" style:parent-style-name="Standard">
      <style:paragraph-properties fo:line-height="150%"/>
      <style:text-properties style:font-name="Liberation Serif" officeooo:rsid="006a1df7" officeooo:paragraph-rsid="006a1df7"/>
    </style:style>
    <style:style style:name="P40" style:family="paragraph" style:parent-style-name="Standard">
      <style:paragraph-properties fo:line-height="150%"/>
      <style:text-properties style:font-name="Liberation Serif" officeooo:rsid="006c864c" officeooo:paragraph-rsid="006c864c"/>
    </style:style>
    <style:style style:name="P41" style:family="paragraph" style:parent-style-name="Standard">
      <style:paragraph-properties fo:line-height="150%"/>
      <style:text-properties style:font-name="Liberation Serif" officeooo:rsid="006c864c" officeooo:paragraph-rsid="00942448"/>
    </style:style>
    <style:style style:name="P42" style:family="paragraph" style:parent-style-name="Standard">
      <style:paragraph-properties fo:line-height="150%"/>
      <style:text-properties style:font-name="Liberation Serif" officeooo:rsid="00729581" officeooo:paragraph-rsid="00729581"/>
    </style:style>
    <style:style style:name="P43" style:family="paragraph" style:parent-style-name="Standard">
      <style:paragraph-properties fo:line-height="150%"/>
      <style:text-properties style:font-name="Liberation Serif" officeooo:rsid="00729581" officeooo:paragraph-rsid="00a43d6a"/>
    </style:style>
    <style:style style:name="P44" style:family="paragraph" style:parent-style-name="Standard">
      <style:paragraph-properties fo:line-height="150%"/>
      <style:text-properties style:font-name="Liberation Serif" officeooo:rsid="0075a83d" officeooo:paragraph-rsid="0075a83d"/>
    </style:style>
    <style:style style:name="P45" style:family="paragraph" style:parent-style-name="Standard">
      <style:paragraph-properties fo:line-height="150%"/>
      <style:text-properties style:font-name="Liberation Serif" officeooo:rsid="007acda5" officeooo:paragraph-rsid="0081f164"/>
    </style:style>
    <style:style style:name="P46" style:family="paragraph" style:parent-style-name="Standard">
      <style:paragraph-properties fo:line-height="150%"/>
      <style:text-properties style:font-name="Liberation Serif" officeooo:rsid="006047a8" officeooo:paragraph-rsid="007fefd3"/>
    </style:style>
    <style:style style:name="P47" style:family="paragraph" style:parent-style-name="Standard">
      <style:paragraph-properties fo:line-height="150%"/>
      <style:text-properties style:font-name="Liberation Serif" officeooo:rsid="0081f164" officeooo:paragraph-rsid="0081f164"/>
    </style:style>
    <style:style style:name="P48" style:family="paragraph" style:parent-style-name="Standard">
      <style:paragraph-properties fo:line-height="150%"/>
      <style:text-properties style:font-name="Liberation Serif" officeooo:rsid="0081f164" officeooo:paragraph-rsid="00a49039"/>
    </style:style>
    <style:style style:name="P49" style:family="paragraph" style:parent-style-name="Standard">
      <style:paragraph-properties fo:line-height="150%"/>
      <style:text-properties style:font-name="Liberation Serif" officeooo:rsid="006cd5d0" officeooo:paragraph-rsid="006cd5d0" style:font-name-asian="Liberation Serif1" style:font-name-complex="Liberation Serif1"/>
    </style:style>
    <style:style style:name="P50" style:family="paragraph" style:parent-style-name="Standard">
      <style:paragraph-properties fo:line-height="150%"/>
      <style:text-properties style:font-name="Liberation Serif" officeooo:rsid="006cd5d0" officeooo:paragraph-rsid="007acda5" style:font-name-asian="Liberation Serif1" style:font-name-complex="Liberation Serif1"/>
    </style:style>
    <style:style style:name="P51" style:family="paragraph" style:parent-style-name="Standard">
      <style:paragraph-properties fo:line-height="150%"/>
      <style:text-properties style:font-name="Liberation Serif" officeooo:rsid="00b9e590" officeooo:paragraph-rsid="00b9e590" style:font-name-asian="Liberation Serif1" style:font-name-complex="Liberation Serif1"/>
    </style:style>
    <style:style style:name="P52" style:family="paragraph" style:parent-style-name="Standard">
      <style:paragraph-properties fo:line-height="150%"/>
      <style:text-properties style:font-name="Liberation Serif" officeooo:rsid="004f17e2" officeooo:paragraph-rsid="007e0e5f"/>
    </style:style>
    <style:style style:name="P53" style:family="paragraph" style:parent-style-name="Standard">
      <style:paragraph-properties fo:line-height="150%"/>
      <style:text-properties style:font-name="Liberation Serif" officeooo:rsid="0085a23b" officeooo:paragraph-rsid="0085a23b"/>
    </style:style>
    <style:style style:name="P54" style:family="paragraph" style:parent-style-name="Standard">
      <style:paragraph-properties fo:line-height="150%"/>
      <style:text-properties style:font-name="Liberation Serif" officeooo:rsid="0086ac05" officeooo:paragraph-rsid="0086ac05"/>
    </style:style>
    <style:style style:name="P55" style:family="paragraph" style:parent-style-name="Standard">
      <style:paragraph-properties fo:line-height="150%"/>
      <style:text-properties style:font-name="Liberation Serif" officeooo:rsid="0086ac05" officeooo:paragraph-rsid="00942448"/>
    </style:style>
    <style:style style:name="P56" style:family="paragraph" style:parent-style-name="Standard">
      <style:paragraph-properties fo:line-height="150%"/>
      <style:text-properties style:font-name="Liberation Serif" officeooo:rsid="0086ac05" officeooo:paragraph-rsid="009a4597"/>
    </style:style>
    <style:style style:name="P57" style:family="paragraph" style:parent-style-name="Standard">
      <style:paragraph-properties fo:line-height="150%"/>
      <style:text-properties style:font-name="Liberation Serif" officeooo:rsid="0086ac05" officeooo:paragraph-rsid="00a7da4a"/>
    </style:style>
    <style:style style:name="P58" style:family="paragraph" style:parent-style-name="Standard">
      <style:paragraph-properties fo:line-height="150%"/>
      <style:text-properties style:font-name="Liberation Serif" officeooo:rsid="009003e0" officeooo:paragraph-rsid="00aebbda"/>
    </style:style>
    <style:style style:name="P59" style:family="paragraph" style:parent-style-name="Standard">
      <style:paragraph-properties fo:line-height="150%"/>
      <style:text-properties style:font-name="Liberation Serif" officeooo:rsid="00942448" officeooo:paragraph-rsid="00a1ce2e"/>
    </style:style>
    <style:style style:name="P60" style:family="paragraph" style:parent-style-name="Standard">
      <style:paragraph-properties fo:line-height="150%"/>
      <style:text-properties style:font-name="Liberation Serif" officeooo:rsid="009a4597" officeooo:paragraph-rsid="009a4597"/>
    </style:style>
    <style:style style:name="P61" style:family="paragraph" style:parent-style-name="Standard">
      <style:paragraph-properties fo:line-height="150%"/>
      <style:text-properties style:font-name="Liberation Serif" officeooo:rsid="005e4166" officeooo:paragraph-rsid="00942448"/>
    </style:style>
    <style:style style:name="P62" style:family="paragraph" style:parent-style-name="Standard">
      <style:paragraph-properties fo:line-height="150%"/>
      <style:text-properties style:font-name="Liberation Serif" officeooo:rsid="00797699" officeooo:paragraph-rsid="009e3e3f"/>
    </style:style>
    <style:style style:name="P63" style:family="paragraph" style:parent-style-name="Standard">
      <style:paragraph-properties fo:line-height="150%"/>
      <style:text-properties style:font-name="Liberation Serif" officeooo:rsid="00a1ce2e" officeooo:paragraph-rsid="00a1ce2e"/>
    </style:style>
    <style:style style:name="P64" style:family="paragraph" style:parent-style-name="Standard">
      <style:paragraph-properties fo:line-height="150%"/>
      <style:text-properties style:font-name="Liberation Serif" officeooo:rsid="00a1ce2e" officeooo:paragraph-rsid="00a7da4a"/>
    </style:style>
    <style:style style:name="P65" style:family="paragraph" style:parent-style-name="Standard">
      <style:paragraph-properties fo:line-height="150%"/>
      <style:text-properties style:font-name="Liberation Serif" officeooo:rsid="00706e72" officeooo:paragraph-rsid="00a43d6a"/>
    </style:style>
    <style:style style:name="P66" style:family="paragraph" style:parent-style-name="Standard">
      <style:paragraph-properties fo:line-height="150%"/>
      <style:text-properties style:font-name="Liberation Serif" officeooo:rsid="004d4052" officeooo:paragraph-rsid="008502f2"/>
    </style:style>
    <style:style style:name="P67" style:family="paragraph" style:parent-style-name="Standard">
      <style:paragraph-properties fo:line-height="150%"/>
      <style:text-properties style:font-name="Liberation Serif" officeooo:rsid="00a7da4a" officeooo:paragraph-rsid="00a7da4a"/>
    </style:style>
    <style:style style:name="P68" style:family="paragraph" style:parent-style-name="Standard">
      <style:paragraph-properties fo:line-height="150%"/>
      <style:text-properties style:font-name="Liberation Serif" officeooo:rsid="00ae6de0" officeooo:paragraph-rsid="00ae6de0"/>
    </style:style>
    <style:style style:name="P69" style:family="paragraph" style:parent-style-name="Standard">
      <style:paragraph-properties fo:line-height="150%"/>
      <style:text-properties style:font-name="Liberation Serif" officeooo:rsid="00aebbda" officeooo:paragraph-rsid="00aebbda"/>
    </style:style>
    <style:style style:name="P70" style:family="paragraph" style:parent-style-name="Standard">
      <style:paragraph-properties fo:line-height="150%"/>
      <style:text-properties style:font-name="Liberation Serif" officeooo:rsid="0091602b" officeooo:paragraph-rsid="00aebbda"/>
    </style:style>
    <style:style style:name="P71" style:family="paragraph" style:parent-style-name="Standard">
      <style:paragraph-properties fo:line-height="150%"/>
      <style:text-properties style:font-name="Liberation Serif" officeooo:rsid="00b05510" officeooo:paragraph-rsid="00b05510"/>
    </style:style>
    <style:style style:name="P72" style:family="paragraph" style:parent-style-name="Standard">
      <style:paragraph-properties fo:line-height="150%"/>
      <style:text-properties style:font-name="Liberation Serif" officeooo:rsid="00b1dd1c" officeooo:paragraph-rsid="00b1dd1c"/>
    </style:style>
    <style:style style:name="P73" style:family="paragraph" style:parent-style-name="Standard">
      <style:paragraph-properties fo:line-height="150%"/>
      <style:text-properties style:font-name="Liberation Serif" officeooo:rsid="00af54a5" officeooo:paragraph-rsid="00af54a5"/>
    </style:style>
    <style:style style:name="P74" style:family="paragraph" style:parent-style-name="Standard">
      <style:paragraph-properties fo:line-height="150%"/>
      <style:text-properties style:font-name="Liberation Serif" officeooo:rsid="00b20278" officeooo:paragraph-rsid="00b20278"/>
    </style:style>
    <style:style style:name="P75" style:family="paragraph" style:parent-style-name="Standard">
      <style:paragraph-properties fo:line-height="150%"/>
      <style:text-properties style:font-name="Liberation Serif" officeooo:rsid="00b33104" officeooo:paragraph-rsid="00b33104"/>
    </style:style>
    <style:style style:name="P76" style:family="paragraph" style:parent-style-name="Standard">
      <style:paragraph-properties fo:line-height="150%"/>
      <style:text-properties style:font-name="Liberation Serif" officeooo:rsid="00b98d48" officeooo:paragraph-rsid="00b98d48"/>
    </style:style>
    <style:style style:name="P77" style:family="paragraph" style:parent-style-name="Standard">
      <style:paragraph-properties fo:line-height="150%"/>
      <style:text-properties style:font-name="Liberation Serif" officeooo:rsid="0046ab24" officeooo:paragraph-rsid="00bb1967"/>
    </style:style>
    <style:style style:name="P78" style:family="paragraph" style:parent-style-name="Standard">
      <style:paragraph-properties fo:line-height="150%"/>
      <style:text-properties style:font-name="Liberation Serif" officeooo:rsid="0023a5f0" officeooo:paragraph-rsid="005f3860"/>
    </style:style>
    <style:style style:name="P79" style:family="paragraph" style:parent-style-name="Standard">
      <style:paragraph-properties fo:line-height="150%"/>
      <style:text-properties style:font-name="Liberation Serif" officeooo:rsid="001c2691" officeooo:paragraph-rsid="005bf985"/>
    </style:style>
    <style:style style:name="P80" style:family="paragraph" style:parent-style-name="Standard">
      <style:paragraph-properties fo:line-height="150%"/>
      <style:text-properties officeooo:paragraph-rsid="00533d1e"/>
    </style:style>
    <style:style style:name="P81" style:family="paragraph" style:parent-style-name="Standard">
      <style:paragraph-properties fo:line-height="150%"/>
      <style:text-properties officeooo:paragraph-rsid="00582ae2"/>
    </style:style>
    <style:style style:name="P82" style:family="paragraph" style:parent-style-name="Standard">
      <style:paragraph-properties fo:line-height="150%">
        <style:tab-stops>
          <style:tab-stop style:position="1.27cm"/>
        </style:tab-stops>
      </style:paragraph-properties>
      <style:text-properties officeooo:paragraph-rsid="005f3860"/>
    </style:style>
    <style:style style:name="P83" style:family="paragraph" style:parent-style-name="Standard">
      <style:paragraph-properties fo:line-height="150%"/>
      <style:text-properties officeooo:paragraph-rsid="005fc525"/>
    </style:style>
    <style:style style:name="P84" style:family="paragraph" style:parent-style-name="Standard">
      <style:paragraph-properties fo:line-height="150%"/>
      <style:text-properties officeooo:paragraph-rsid="006a1df7"/>
    </style:style>
    <style:style style:name="P85" style:family="paragraph" style:parent-style-name="Standard">
      <style:paragraph-properties fo:line-height="150%"/>
      <style:text-properties officeooo:paragraph-rsid="006c864c"/>
    </style:style>
    <style:style style:name="P86" style:family="paragraph" style:parent-style-name="Standard">
      <style:paragraph-properties fo:line-height="150%"/>
      <style:text-properties officeooo:paragraph-rsid="006d30cc"/>
    </style:style>
    <style:style style:name="P87" style:family="paragraph" style:parent-style-name="Standard">
      <style:paragraph-properties fo:line-height="150%"/>
      <style:text-properties officeooo:paragraph-rsid="006cd5d0"/>
    </style:style>
    <style:style style:name="P88" style:family="paragraph" style:parent-style-name="Standard">
      <style:paragraph-properties fo:line-height="150%"/>
      <style:text-properties officeooo:paragraph-rsid="0079bb66"/>
    </style:style>
    <style:style style:name="P89" style:family="paragraph" style:parent-style-name="Standard">
      <style:paragraph-properties fo:line-height="150%"/>
      <style:text-properties officeooo:paragraph-rsid="007acda5"/>
    </style:style>
    <style:style style:name="P90" style:family="paragraph" style:parent-style-name="Standard">
      <style:paragraph-properties fo:line-height="150%"/>
      <style:text-properties officeooo:paragraph-rsid="007e0e5f"/>
    </style:style>
    <style:style style:name="P91" style:family="paragraph" style:parent-style-name="Standard">
      <style:paragraph-properties fo:line-height="150%"/>
      <style:text-properties officeooo:paragraph-rsid="007fefd3"/>
    </style:style>
    <style:style style:name="P92" style:family="paragraph" style:parent-style-name="Standard">
      <style:paragraph-properties fo:line-height="150%"/>
      <style:text-properties officeooo:paragraph-rsid="00808dc9"/>
    </style:style>
    <style:style style:name="P93" style:family="paragraph" style:parent-style-name="Standard">
      <style:paragraph-properties fo:line-height="150%"/>
      <style:text-properties officeooo:paragraph-rsid="006eb0bf"/>
    </style:style>
    <style:style style:name="P94" style:family="paragraph" style:parent-style-name="Standard">
      <style:paragraph-properties fo:line-height="150%"/>
      <style:text-properties officeooo:paragraph-rsid="008b676f"/>
    </style:style>
    <style:style style:name="P95" style:family="paragraph" style:parent-style-name="Standard">
      <style:paragraph-properties fo:line-height="150%"/>
      <style:text-properties officeooo:paragraph-rsid="006459b6"/>
    </style:style>
    <style:style style:name="P96" style:family="paragraph" style:parent-style-name="Standard">
      <style:paragraph-properties fo:line-height="150%"/>
      <style:text-properties officeooo:paragraph-rsid="0097a0a0"/>
    </style:style>
    <style:style style:name="P97" style:family="paragraph" style:parent-style-name="Standard">
      <style:paragraph-properties fo:line-height="150%"/>
      <style:text-properties officeooo:paragraph-rsid="009c4425"/>
    </style:style>
    <style:style style:name="P98" style:family="paragraph" style:parent-style-name="Standard">
      <style:paragraph-properties fo:line-height="150%"/>
      <style:text-properties officeooo:paragraph-rsid="00a28ba9"/>
    </style:style>
    <style:style style:name="P99" style:family="paragraph" style:parent-style-name="Standard">
      <style:paragraph-properties fo:line-height="150%"/>
      <style:text-properties officeooo:paragraph-rsid="00a43d6a"/>
    </style:style>
    <style:style style:name="P100" style:family="paragraph" style:parent-style-name="Standard">
      <style:paragraph-properties fo:line-height="150%"/>
      <style:text-properties officeooo:paragraph-rsid="00a7da4a"/>
    </style:style>
    <style:style style:name="P101" style:family="paragraph" style:parent-style-name="Standard">
      <style:paragraph-properties fo:line-height="150%"/>
      <style:text-properties officeooo:paragraph-rsid="00aebbda"/>
    </style:style>
    <style:style style:name="P102" style:family="paragraph" style:parent-style-name="Standard">
      <style:paragraph-properties fo:line-height="150%"/>
      <style:text-properties officeooo:paragraph-rsid="00af54a5"/>
    </style:style>
    <style:style style:name="P103" style:family="paragraph" style:parent-style-name="Standard">
      <style:paragraph-properties fo:line-height="150%"/>
      <style:text-properties officeooo:paragraph-rsid="005d312b"/>
    </style:style>
    <style:style style:name="P104" style:family="paragraph" style:parent-style-name="Standard">
      <style:paragraph-properties fo:line-height="150%"/>
      <style:text-properties officeooo:paragraph-rsid="00b05510"/>
    </style:style>
    <style:style style:name="P105" style:family="paragraph" style:parent-style-name="Standard">
      <style:paragraph-properties fo:line-height="150%"/>
      <style:text-properties officeooo:paragraph-rsid="00b1dd1c"/>
    </style:style>
    <style:style style:name="P106" style:family="paragraph" style:parent-style-name="Standard">
      <style:paragraph-properties fo:line-height="150%"/>
      <style:text-properties officeooo:paragraph-rsid="00bb1967"/>
    </style:style>
    <style:style style:name="P107" style:family="paragraph" style:parent-style-name="Standard">
      <style:paragraph-properties fo:line-height="150%"/>
      <style:text-properties officeooo:rsid="006a1df7" officeooo:paragraph-rsid="006a1df7"/>
    </style:style>
    <style:style style:name="P108" style:family="paragraph" style:parent-style-name="Standard">
      <style:paragraph-properties fo:line-height="150%"/>
      <style:text-properties officeooo:rsid="007acda5" officeooo:paragraph-rsid="007acda5"/>
    </style:style>
    <style:style style:name="P109" style:family="paragraph" style:parent-style-name="Standard">
      <style:paragraph-properties fo:line-height="150%"/>
      <style:text-properties officeooo:rsid="007cbaab" officeooo:paragraph-rsid="007cbaab"/>
    </style:style>
    <style:style style:name="P110" style:family="paragraph" style:parent-style-name="Standard">
      <style:paragraph-properties fo:line-height="150%"/>
      <style:text-properties officeooo:rsid="0081f164" officeooo:paragraph-rsid="0081f164"/>
    </style:style>
    <style:style style:name="P111" style:family="paragraph" style:parent-style-name="Standard">
      <style:paragraph-properties fo:line-height="150%"/>
      <style:text-properties officeooo:rsid="0086ac05" officeooo:paragraph-rsid="0086ac05"/>
    </style:style>
    <style:style style:name="P112" style:family="paragraph" style:parent-style-name="Standard">
      <style:paragraph-properties fo:line-height="150%"/>
      <style:text-properties officeooo:rsid="009003e0" officeooo:paragraph-rsid="00aebbda"/>
    </style:style>
    <style:style style:name="P113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003e0" officeooo:paragraph-rsid="00aebbd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line-height="150%"/>
      <style:text-properties style:font-name="Liberation Serif1" officeooo:rsid="0091602b" officeooo:paragraph-rsid="00aebbda" style:font-name-asian="Liberation Serif1" style:font-name-complex="Liberation Serif1"/>
    </style:style>
    <style:style style:name="P115" style:family="paragraph" style:parent-style-name="Standard">
      <style:paragraph-properties fo:line-height="150%"/>
      <style:text-properties style:font-name="Liberation Serif1" officeooo:rsid="009003e0" officeooo:paragraph-rsid="00aebbda" style:font-name-asian="Liberation Serif1" style:font-name-complex="Liberation Serif1"/>
    </style:style>
    <style:style style:name="P116" style:family="paragraph" style:parent-style-name="Standard">
      <style:paragraph-properties fo:line-height="150%"/>
      <style:text-properties style:font-name="Liberation Serif1" officeooo:rsid="00af54a5" officeooo:paragraph-rsid="00af54a5" style:font-name-asian="Liberation Serif1" style:font-name-complex="Liberation Serif1"/>
    </style:style>
    <style:style style:name="P117" style:family="paragraph" style:parent-style-name="Standard">
      <style:paragraph-properties fo:line-height="150%"/>
      <style:text-properties style:font-name="Liberation Serif1" officeooo:rsid="00b33104" officeooo:paragraph-rsid="00b33104" style:font-name-asian="Liberation Serif1" style:font-name-complex="Liberation Serif1"/>
    </style:style>
    <style:style style:name="P118" style:family="paragraph" style:parent-style-name="Standard">
      <style:paragraph-properties fo:line-height="150%"/>
      <style:text-properties style:font-name="Liberation Serif1" officeooo:rsid="00b9e590" officeooo:paragraph-rsid="00b9e590" style:font-name-asian="Liberation Serif1" style:font-name-complex="Liberation Serif1"/>
    </style:style>
    <style:style style:name="P119" style:family="paragraph" style:parent-style-name="Standard">
      <style:paragraph-properties fo:line-height="150%"/>
      <style:text-properties style:font-name="Liberation Serif1" officeooo:rsid="00b20278" officeooo:paragraph-rsid="00b20278" style:font-name-asian="Liberation Serif1" style:font-name-complex="Liberation Serif1"/>
    </style:style>
    <style:style style:name="P120" style:family="paragraph" style:parent-style-name="Standard">
      <style:paragraph-properties fo:line-height="150%"/>
      <style:text-properties style:font-name="Liberation Serif1" officeooo:rsid="00bcfcb5" officeooo:paragraph-rsid="00bcfcb5" style:font-name-asian="Liberation Serif1" style:font-name-complex="Liberation Serif1"/>
    </style:style>
    <style:style style:name="P121" style:family="paragraph" style:parent-style-name="Standard">
      <style:paragraph-properties fo:line-height="150%"/>
      <style:text-properties officeooo:rsid="0085a23b" officeooo:paragraph-rsid="0085a23b"/>
    </style:style>
    <style:style style:name="P122" style:family="paragraph" style:parent-style-name="Standard">
      <style:paragraph-properties fo:line-height="150%"/>
      <style:text-properties officeooo:rsid="0070b26b" officeooo:paragraph-rsid="00a43d6a"/>
    </style:style>
    <style:style style:name="P123" style:family="paragraph" style:parent-style-name="Standard">
      <style:paragraph-properties fo:line-height="150%"/>
      <style:text-properties officeooo:rsid="00706e72" officeooo:paragraph-rsid="00a43d6a"/>
    </style:style>
    <style:style style:name="P124" style:family="paragraph" style:parent-style-name="Standard">
      <style:paragraph-properties fo:line-height="150%"/>
      <style:text-properties officeooo:rsid="00b05510" officeooo:paragraph-rsid="00b05510"/>
    </style:style>
    <style:style style:name="P125" style:family="paragraph" style:parent-style-name="Standard">
      <style:paragraph-properties fo:line-height="150%"/>
      <style:text-properties officeooo:rsid="00b1dd1c" officeooo:paragraph-rsid="00b1dd1c"/>
    </style:style>
    <style:style style:name="P126" style:family="paragraph" style:parent-style-name="Standard">
      <style:paragraph-properties fo:line-height="150%"/>
      <style:text-properties officeooo:rsid="00b20278" officeooo:paragraph-rsid="00b20278"/>
    </style:style>
    <style:style style:name="P127" style:family="paragraph" style:parent-style-name="Standard">
      <style:paragraph-properties fo:line-height="150%"/>
      <style:text-properties officeooo:rsid="00b33104" officeooo:paragraph-rsid="00b33104"/>
    </style:style>
    <style:style style:name="P128" style:family="paragraph" style:parent-style-name="Standard">
      <style:paragraph-properties fo:line-height="150%"/>
      <style:text-properties officeooo:rsid="0091602b" officeooo:paragraph-rsid="00b33104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.27cm"/>
        </style:tab-stops>
      </style:paragraph-properties>
      <style:text-properties officeooo:paragraph-rsid="005f3860"/>
    </style:style>
    <style:style style:name="P130" style:family="paragraph" style:parent-style-name="Standard">
      <style:paragraph-properties fo:margin-top="0cm" fo:margin-bottom="0cm" loext:contextual-spacing="false" fo:line-height="150%"/>
      <style:text-properties officeooo:paragraph-rsid="006e277c"/>
    </style:style>
    <style:style style:name="P13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68013d" officeooo:paragraph-rsid="006eb0bf" style:font-size-asian="12pt" style:font-name-complex="Calibri" style:font-size-complex="12pt"/>
    </style:style>
    <style:style style:name="P13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f38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b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003e0" officeooo:paragraph-rsid="00aeb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line-height="150%"/>
      <style:text-properties officeooo:paragraph-rsid="00bfd2fe"/>
    </style:style>
    <style:style style:name="P136" style:family="paragraph" style:parent-style-name="Standard">
      <style:paragraph-properties fo:line-height="150%"/>
      <style:text-properties style:font-name="Liberation Serif" officeooo:rsid="00522a2c" officeooo:paragraph-rsid="00c9eb97"/>
    </style:style>
    <style:style style:name="P137" style:family="paragraph" style:parent-style-name="Standard">
      <style:paragraph-properties fo:line-height="150%"/>
      <style:text-properties style:font-name="Liberation Serif" officeooo:rsid="00a1ce2e" officeooo:paragraph-rsid="00cb70d0"/>
    </style:style>
    <style:style style:name="T1" style:family="text">
      <style:text-properties officeooo:rsid="0018053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c2691"/>
    </style:style>
    <style:style style:name="T4" style:family="text">
      <style:text-properties style:font-name="Liberation Serif" officeooo:rsid="004f17e2"/>
    </style:style>
    <style:style style:name="T5" style:family="text">
      <style:text-properties style:font-name="Liberation Serif" officeooo:rsid="0023a5f0"/>
    </style:style>
    <style:style style:name="T6" style:family="text">
      <style:text-properties style:font-name="Liberation Serif" officeooo:rsid="00522a2c"/>
    </style:style>
    <style:style style:name="T7" style:family="text">
      <style:text-properties style:font-name="Liberation Serif" officeooo:rsid="00533d1e"/>
    </style:style>
    <style:style style:name="T8" style:family="text">
      <style:text-properties style:font-name="Liberation Serif" officeooo:rsid="00567903"/>
    </style:style>
    <style:style style:name="T9" style:family="text">
      <style:text-properties style:font-name="Liberation Serif" officeooo:rsid="00575c9a"/>
    </style:style>
    <style:style style:name="T10" style:family="text">
      <style:text-properties style:font-name="Liberation Serif" officeooo:rsid="00582ae2"/>
    </style:style>
    <style:style style:name="T11" style:family="text">
      <style:text-properties style:font-name="Liberation Serif" officeooo:rsid="0058f012"/>
    </style:style>
    <style:style style:name="T12" style:family="text">
      <style:text-properties style:font-name="Liberation Serif" officeooo:rsid="005b5bce"/>
    </style:style>
    <style:style style:name="T13" style:family="text">
      <style:text-properties style:font-name="Liberation Serif" officeooo:rsid="005e4166"/>
    </style:style>
    <style:style style:name="T14" style:family="text">
      <style:text-properties style:font-name="Liberation Serif" officeooo:rsid="006d30cc" style:font-name-asian="Liberation Serif1" style:font-name-complex="Liberation Serif1"/>
    </style:style>
    <style:style style:name="T15" style:family="text">
      <style:text-properties style:font-name="Liberation Serif" officeooo:rsid="007cbaab" style:font-name-asian="Liberation Serif1" style:font-name-complex="Liberation Serif1"/>
    </style:style>
    <style:style style:name="T16" style:family="text">
      <style:text-properties style:font-name="Liberation Serif" fo:font-size="12pt" officeooo:rsid="005fc525" style:font-size-asian="12pt" style:font-name-complex="Calibri" style:font-size-complex="12pt"/>
    </style:style>
    <style:style style:name="T17" style:family="text">
      <style:text-properties style:font-name="Liberation Serif" fo:font-size="12pt" officeooo:rsid="005e4166" style:font-size-asian="12pt" style:font-name-complex="Calibri" style:font-size-complex="12pt"/>
    </style:style>
    <style:style style:name="T18" style:family="text">
      <style:text-properties style:font-name="Liberation Serif" fo:font-size="12pt" officeooo:rsid="006047a8" style:font-size-asian="12pt" style:font-name-complex="Calibri" style:font-size-complex="12pt"/>
    </style:style>
    <style:style style:name="T19" style:family="text">
      <style:text-properties style:font-name="Liberation Serif" fo:font-size="12pt" officeooo:rsid="006d30cc" style:font-size-asian="12pt" style:font-name-complex="Calibri" style:font-size-complex="12pt"/>
    </style:style>
    <style:style style:name="T20" style:family="text">
      <style:text-properties style:font-name="Liberation Serif" fo:font-size="12pt" officeooo:rsid="006e277c" style:font-size-asian="12pt" style:font-name-complex="Calibri" style:font-size-complex="12pt"/>
    </style:style>
    <style:style style:name="T21" style:family="text">
      <style:text-properties style:font-name="Liberation Serif" fo:font-size="12pt" officeooo:rsid="006eb0bf" style:font-size-asian="12pt" style:font-name-complex="Calibri" style:font-size-complex="12pt"/>
    </style:style>
    <style:style style:name="T22" style:family="text">
      <style:text-properties style:font-name="Liberation Serif" fo:font-size="12pt" officeooo:rsid="00882fd2" style:font-size-asian="12pt" style:font-name-complex="Calibri" style:font-size-complex="12pt"/>
    </style:style>
    <style:style style:name="T23" style:family="text">
      <style:text-properties style:font-name="Liberation Serif" fo:font-size="12pt" style:font-name-asian="Times New Roman" style:font-size-asian="12pt" style:font-name-complex="Calibri" style:font-size-complex="12pt"/>
    </style:style>
    <style:style style:name="T24" style:family="text">
      <style:text-properties style:font-name="Liberation Serif" fo:font-size="12pt" officeooo:rsid="006eb0bf" style:font-name-asian="Times New Roman" style:font-size-asian="12pt" style:font-name-complex="Calibri" style:font-size-complex="12pt"/>
    </style:style>
    <style:style style:name="T25" style:family="text">
      <style:text-properties style:font-name="Liberation Serif" fo:font-size="12pt" officeooo:rsid="00741d48" style:font-name-asian="Times New Roman" style:font-size-asian="12pt" style:font-name-complex="Calibri" style:font-size-complex="12pt"/>
    </style:style>
    <style:style style:name="T26" style:family="text">
      <style:text-properties style:font-name="Liberation Serif" fo:font-size="12pt" officeooo:rsid="0075a83d" style:font-name-asian="Times New Roman" style:font-size-asian="12pt" style:font-name-complex="Calibri" style:font-size-complex="12pt"/>
    </style:style>
    <style:style style:name="T27" style:family="text">
      <style:text-properties style:font-name="Liberation Serif" fo:font-size="12pt" officeooo:rsid="004f17e2" style:font-name-asian="Times New Roman" style:font-size-asian="12pt" style:font-name-complex="Calibri" style:font-size-complex="12pt"/>
    </style:style>
    <style:style style:name="T28" style:family="text">
      <style:text-properties style:font-name="Liberation Serif" fo:font-size="12pt" officeooo:rsid="001c2691" style:font-name-asian="Times New Roman" style:font-size-asian="12pt" style:font-name-complex="Calibri" style:font-size-complex="12pt"/>
    </style:style>
    <style:style style:name="T29" style:family="text">
      <style:text-properties style:font-name="Liberation Serif" fo:font-size="12pt" officeooo:rsid="0085a23b" style:font-name-asian="Times New Roman" style:font-size-asian="12pt" style:font-name-complex="Calibri" style:font-size-complex="12pt"/>
    </style:style>
    <style:style style:name="T30" style:family="text">
      <style:text-properties style:font-name="Liberation Serif" officeooo:rsid="006047a8"/>
    </style:style>
    <style:style style:name="T31" style:family="text">
      <style:text-properties style:font-name="Liberation Serif" officeooo:rsid="001251a3"/>
    </style:style>
    <style:style style:name="T32" style:family="text">
      <style:text-properties style:font-name="Liberation Serif" officeooo:rsid="006568ae"/>
    </style:style>
    <style:style style:name="T33" style:family="text">
      <style:text-properties style:font-name="Liberation Serif" officeooo:rsid="006a1df7"/>
    </style:style>
    <style:style style:name="T34" style:family="text">
      <style:text-properties style:font-name="Liberation Serif" officeooo:rsid="006c864c"/>
    </style:style>
    <style:style style:name="T35" style:family="text">
      <style:text-properties style:font-name="Liberation Serif" officeooo:rsid="00180539"/>
    </style:style>
    <style:style style:name="T36" style:family="text">
      <style:text-properties style:font-name="Liberation Serif" officeooo:rsid="006cd5d0"/>
    </style:style>
    <style:style style:name="T37" style:family="text">
      <style:text-properties style:font-name="Liberation Serif" officeooo:rsid="005fc525"/>
    </style:style>
    <style:style style:name="T38" style:family="text">
      <style:text-properties style:font-name="Liberation Serif" officeooo:rsid="00706e72"/>
    </style:style>
    <style:style style:name="T39" style:family="text">
      <style:text-properties style:font-name="Liberation Serif" officeooo:rsid="0075a83d"/>
    </style:style>
    <style:style style:name="T40" style:family="text">
      <style:text-properties style:font-name="Liberation Serif" officeooo:rsid="0077b1f7"/>
    </style:style>
    <style:style style:name="T41" style:family="text">
      <style:text-properties style:font-name="Liberation Serif" officeooo:rsid="00797699"/>
    </style:style>
    <style:style style:name="T42" style:family="text">
      <style:text-properties style:font-name="Liberation Serif" officeooo:rsid="0079bb66"/>
    </style:style>
    <style:style style:name="T43" style:family="text">
      <style:text-properties style:font-name="Liberation Serif" officeooo:rsid="006d30cc"/>
    </style:style>
    <style:style style:name="T44" style:family="text">
      <style:text-properties style:font-name="Liberation Serif" officeooo:rsid="007acda5"/>
    </style:style>
    <style:style style:name="T45" style:family="text">
      <style:text-properties style:font-name="Liberation Serif" officeooo:rsid="007b4fdd"/>
    </style:style>
    <style:style style:name="T46" style:family="text">
      <style:text-properties style:font-name="Liberation Serif" officeooo:rsid="007cbaab"/>
    </style:style>
    <style:style style:name="T47" style:family="text">
      <style:text-properties style:font-name="Liberation Serif" officeooo:rsid="007e0e5f"/>
    </style:style>
    <style:style style:name="T48" style:family="text">
      <style:text-properties style:font-name="Liberation Serif" officeooo:rsid="002000d7"/>
    </style:style>
    <style:style style:name="T49" style:family="text">
      <style:text-properties style:font-name="Liberation Serif" officeooo:rsid="002198e3"/>
    </style:style>
    <style:style style:name="T50" style:family="text">
      <style:text-properties style:font-name="Liberation Serif" officeooo:rsid="00808dc9"/>
    </style:style>
    <style:style style:name="T51" style:family="text">
      <style:text-properties style:font-name="Liberation Serif" officeooo:rsid="0081f164"/>
    </style:style>
    <style:style style:name="T52" style:family="text">
      <style:text-properties style:font-name="Liberation Serif" officeooo:rsid="00821b8c"/>
    </style:style>
    <style:style style:name="T53" style:family="text">
      <style:text-properties style:font-name="Liberation Serif" officeooo:rsid="0085a23b"/>
    </style:style>
    <style:style style:name="T54" style:family="text">
      <style:text-properties style:font-name="Liberation Serif" officeooo:rsid="00882fd2"/>
    </style:style>
    <style:style style:name="T55" style:family="text">
      <style:text-properties style:font-name="Liberation Serif" officeooo:rsid="006636d6"/>
    </style:style>
    <style:style style:name="T56" style:family="text">
      <style:text-properties style:font-name="Liberation Serif" officeooo:rsid="008b676f"/>
    </style:style>
    <style:style style:name="T57" style:family="text">
      <style:text-properties style:font-name="Liberation Serif" officeooo:rsid="0066b76a"/>
    </style:style>
    <style:style style:name="T58" style:family="text">
      <style:text-properties style:font-name="Liberation Serif" officeooo:rsid="008ef4fd"/>
    </style:style>
    <style:style style:name="T59" style:family="text">
      <style:text-properties style:font-name="Liberation Serif" officeooo:rsid="008f92a0"/>
    </style:style>
    <style:style style:name="T60" style:family="text">
      <style:text-properties style:font-name="Liberation Serif" officeooo:rsid="009003e0"/>
    </style:style>
    <style:style style:name="T61" style:family="text">
      <style:text-properties style:font-name="Liberation Serif" officeooo:rsid="00942448"/>
    </style:style>
    <style:style style:name="T62" style:family="text">
      <style:text-properties style:font-name="Liberation Serif" officeooo:rsid="006459b6"/>
    </style:style>
    <style:style style:name="T63" style:family="text">
      <style:text-properties style:font-name="Liberation Serif" officeooo:rsid="0007d5cf"/>
    </style:style>
    <style:style style:name="T64" style:family="text">
      <style:text-properties style:font-name="Liberation Serif" officeooo:rsid="009650d0"/>
    </style:style>
    <style:style style:name="T65" style:family="text">
      <style:text-properties style:font-name="Liberation Serif" officeooo:rsid="005d312b"/>
    </style:style>
    <style:style style:name="T66" style:family="text">
      <style:text-properties style:font-name="Liberation Serif" officeooo:rsid="0097a0a0"/>
    </style:style>
    <style:style style:name="T67" style:family="text">
      <style:text-properties style:font-name="Liberation Serif" officeooo:rsid="00694be2"/>
    </style:style>
    <style:style style:name="T68" style:family="text">
      <style:text-properties style:font-name="Liberation Serif" officeooo:rsid="009a4597"/>
    </style:style>
    <style:style style:name="T69" style:family="text">
      <style:text-properties style:font-name="Liberation Serif" officeooo:rsid="009c4425"/>
    </style:style>
    <style:style style:name="T70" style:family="text">
      <style:text-properties style:font-name="Liberation Serif" officeooo:rsid="00a28ba9"/>
    </style:style>
    <style:style style:name="T71" style:family="text">
      <style:text-properties style:font-name="Liberation Serif" officeooo:rsid="00a43d6a"/>
    </style:style>
    <style:style style:name="T72" style:family="text">
      <style:text-properties style:font-name="Liberation Serif" officeooo:rsid="00a49039"/>
    </style:style>
    <style:style style:name="T73" style:family="text">
      <style:text-properties style:font-name="Liberation Serif" officeooo:rsid="00a7da4a"/>
    </style:style>
    <style:style style:name="T74" style:family="text">
      <style:text-properties style:font-name="Liberation Serif" officeooo:rsid="0086ac05"/>
    </style:style>
    <style:style style:name="T75" style:family="text">
      <style:text-properties style:font-name="Liberation Serif" officeooo:rsid="00a1ce2e"/>
    </style:style>
    <style:style style:name="T76" style:family="text">
      <style:text-properties style:font-name="Liberation Serif" officeooo:rsid="00a7fab6"/>
    </style:style>
    <style:style style:name="T77" style:family="text">
      <style:text-properties style:font-name="Liberation Serif" officeooo:rsid="00aa8f2d"/>
    </style:style>
    <style:style style:name="T78" style:family="text">
      <style:text-properties style:font-name="Liberation Serif" officeooo:rsid="00aebbda"/>
    </style:style>
    <style:style style:name="T79" style:family="text">
      <style:text-properties style:font-name="Liberation Serif" officeooo:rsid="00b05510"/>
    </style:style>
    <style:style style:name="T80" style:family="text">
      <style:text-properties style:font-name="Liberation Serif" officeooo:rsid="00b15748"/>
    </style:style>
    <style:style style:name="T81" style:family="text">
      <style:text-properties style:font-name="Liberation Serif" officeooo:rsid="00b1dd1c"/>
    </style:style>
    <style:style style:name="T82" style:family="text">
      <style:text-properties style:font-name="Liberation Serif" officeooo:rsid="00b64e5f"/>
    </style:style>
    <style:style style:name="T83" style:family="text">
      <style:text-properties style:font-name="Liberation Serif" officeooo:rsid="00b98d48"/>
    </style:style>
    <style:style style:name="T84" style:family="text">
      <style:text-properties style:font-name="Liberation Serif" officeooo:rsid="00b9e590"/>
    </style:style>
    <style:style style:name="T85" style:family="text">
      <style:text-properties style:font-name="Liberation Serif" officeooo:rsid="00bae2d4"/>
    </style:style>
    <style:style style:name="T86" style:family="text">
      <style:text-properties style:font-name="Liberation Serif" officeooo:rsid="00bbfd1a"/>
    </style:style>
    <style:style style:name="T87" style:family="text">
      <style:text-properties style:font-name="Liberation Serif" officeooo:rsid="00bfd2fe"/>
    </style:style>
    <style:style style:name="T88" style:family="text">
      <style:text-properties style:font-name="Liberation Serif" officeooo:rsid="00c9eb97"/>
    </style:style>
    <style:style style:name="T89" style:family="text">
      <style:text-properties style:font-name="Liberation Serif" officeooo:rsid="00cb70d0"/>
    </style:style>
    <style:style style:name="T90" style:family="text">
      <style:text-properties officeooo:rsid="0032b165"/>
    </style:style>
    <style:style style:name="T91" style:family="text">
      <style:text-properties fo:font-size="12pt" style:font-size-asian="12pt" style:font-name-complex="Calibri" style:font-size-complex="12pt"/>
    </style:style>
    <style:style style:name="T92" style:family="text">
      <style:text-properties fo:font-size="12pt" officeooo:rsid="006eb0bf" style:font-size-asian="12pt" style:font-name-complex="Calibri" style:font-size-complex="12pt"/>
    </style:style>
    <style:style style:name="T93" style:family="text">
      <style:text-properties fo:font-size="12pt" officeooo:rsid="004ba870" style:font-size-asian="12pt" style:font-name-complex="Calibri" style:font-size-complex="12pt"/>
    </style:style>
    <style:style style:name="T94" style:family="text">
      <style:text-properties officeooo:rsid="0023a5f0" style:font-name-asian="Liberation Serif1" style:font-name-complex="Liberation Serif1"/>
    </style:style>
    <style:style style:name="T95" style:family="text">
      <style:text-properties officeooo:rsid="003c27e5" style:font-name-asian="Liberation Serif1" style:font-name-complex="Liberation Serif1"/>
    </style:style>
    <style:style style:name="T96" style:family="text">
      <style:text-properties officeooo:rsid="006cd5d0" style:font-name-asian="Liberation Serif1" style:font-name-complex="Liberation Serif1"/>
    </style:style>
    <style:style style:name="T97" style:family="text">
      <style:text-properties officeooo:rsid="006d30cc" style:font-name-asian="Liberation Serif1" style:font-name-complex="Liberation Serif1"/>
    </style:style>
    <style:style style:name="T98" style:family="text">
      <style:text-properties officeooo:rsid="007cbaab" style:font-name-asian="Liberation Serif1" style:font-name-complex="Liberation Serif1"/>
    </style:style>
    <style:style style:name="T99" style:family="text">
      <style:text-properties officeooo:rsid="0081f164" style:font-name-asian="Liberation Serif1" style:font-name-complex="Liberation Serif1"/>
    </style:style>
    <style:style style:name="T100" style:family="text">
      <style:text-properties officeooo:rsid="00694be2" style:font-name-asian="Liberation Serif1" style:font-name-complex="Liberation Serif1"/>
    </style:style>
    <style:style style:name="T101" style:family="text">
      <style:text-properties officeooo:rsid="0077b1f7" style:font-name-asian="Liberation Serif1" style:font-name-complex="Liberation Serif1"/>
    </style:style>
    <style:style style:name="T102" style:family="text">
      <style:text-properties officeooo:rsid="00509d67"/>
    </style:style>
    <style:style style:name="T103" style:family="text">
      <style:text-properties officeooo:rsid="00533d1e"/>
    </style:style>
    <style:style style:name="T104" style:family="text">
      <style:text-properties officeooo:rsid="00567903"/>
    </style:style>
    <style:style style:name="T105" style:family="text">
      <style:text-properties officeooo:rsid="00582ae2"/>
    </style:style>
    <style:style style:name="T106" style:family="text">
      <style:text-properties officeooo:rsid="005f3860"/>
    </style:style>
    <style:style style:name="T107" style:family="text">
      <style:text-properties officeooo:rsid="005fc525"/>
    </style:style>
    <style:style style:name="T108" style:family="text">
      <style:text-properties officeooo:rsid="006047a8"/>
    </style:style>
    <style:style style:name="T109" style:family="text">
      <style:text-properties officeooo:rsid="00619d91"/>
    </style:style>
    <style:style style:name="T110" style:family="text">
      <style:text-properties officeooo:rsid="0062c04e"/>
    </style:style>
    <style:style style:name="T111" style:family="text">
      <style:text-properties officeooo:rsid="0066b76a"/>
    </style:style>
    <style:style style:name="T112" style:family="text">
      <style:text-properties officeooo:rsid="006a1df7"/>
    </style:style>
    <style:style style:name="T113" style:family="text">
      <style:text-properties officeooo:rsid="006c864c"/>
    </style:style>
    <style:style style:name="T114" style:family="text">
      <style:text-properties officeooo:rsid="006cd5d0"/>
    </style:style>
    <style:style style:name="T115" style:family="text">
      <style:text-properties officeooo:rsid="006e277c"/>
    </style:style>
    <style:style style:name="T116" style:family="text">
      <style:text-properties officeooo:rsid="006eb0bf"/>
    </style:style>
    <style:style style:name="T117" style:family="text">
      <style:text-properties style:font-name-asian="Times New Roman"/>
    </style:style>
    <style:style style:name="T118" style:family="text">
      <style:text-properties officeooo:rsid="006eb0bf" style:font-name-asian="Times New Roman"/>
    </style:style>
    <style:style style:name="T119" style:family="text">
      <style:text-properties officeooo:rsid="0085a23b" style:font-name-asian="Times New Roman"/>
    </style:style>
    <style:style style:name="T120" style:family="text">
      <style:text-properties officeooo:rsid="0075a83d"/>
    </style:style>
    <style:style style:name="T121" style:family="text">
      <style:text-properties officeooo:rsid="0077b1f7"/>
    </style:style>
    <style:style style:name="T122" style:family="text">
      <style:text-properties officeooo:rsid="007e0e5f"/>
    </style:style>
    <style:style style:name="T123" style:family="text">
      <style:text-properties officeooo:rsid="002000d7"/>
    </style:style>
    <style:style style:name="T124" style:family="text">
      <style:text-properties officeooo:rsid="0081f164"/>
    </style:style>
    <style:style style:name="T125" style:family="text">
      <style:text-properties officeooo:rsid="008985f3" style:font-name-asian="NSimSun"/>
    </style:style>
    <style:style style:name="T126" style:family="text">
      <style:text-properties officeooo:rsid="0085a23b"/>
    </style:style>
    <style:style style:name="T127" style:family="text">
      <style:text-properties officeooo:rsid="00882fd2"/>
    </style:style>
    <style:style style:name="T128" style:family="text">
      <style:text-properties officeooo:rsid="008ef4fd"/>
    </style:style>
    <style:style style:name="T129" style:family="text">
      <style:text-properties style:font-name="Liberation Serif1" style:font-name-asian="Liberation Serif1" style:font-name-complex="Liberation Serif1"/>
    </style:style>
    <style:style style:name="T130" style:family="text">
      <style:text-properties style:font-name="Liberation Serif1" officeooo:rsid="009003e0" style:font-name-asian="Liberation Serif1" style:font-name-complex="Liberation Serif1"/>
    </style:style>
    <style:style style:name="T131" style:family="text">
      <style:text-properties style:font-name="Liberation Serif1" officeooo:rsid="0091602b" style:font-name-asian="Liberation Serif1" style:font-name-complex="Liberation Serif1"/>
    </style:style>
    <style:style style:name="T132" style:family="text">
      <style:text-properties style:font-name="Liberation Serif1" officeooo:rsid="009c4425" style:font-name-asian="Liberation Serif1" style:font-name-complex="Liberation Serif1"/>
    </style:style>
    <style:style style:name="T133" style:family="text">
      <style:text-properties style:font-name="Liberation Serif1" officeooo:rsid="00af54a5" style:font-name-asian="Liberation Serif1" style:font-name-complex="Liberation Serif1"/>
    </style:style>
    <style:style style:name="T134" style:family="text">
      <style:text-properties style:font-name="Liberation Serif1" officeooo:rsid="00b33104" style:font-name-asian="Liberation Serif1" style:font-name-complex="Liberation Serif1"/>
    </style:style>
    <style:style style:name="T135" style:family="text">
      <style:text-properties style:font-name="Liberation Serif1" officeooo:rsid="00b9e590" style:font-name-asian="Liberation Serif1" style:font-name-complex="Liberation Serif1"/>
    </style:style>
    <style:style style:name="T136" style:family="text">
      <style:text-properties style:font-name="Liberation Serif1" officeooo:rsid="00bae2d4" style:font-name-asian="Liberation Serif1" style:font-name-complex="Liberation Serif1"/>
    </style:style>
    <style:style style:name="T137" style:family="text">
      <style:text-properties officeooo:rsid="009a4597"/>
    </style:style>
    <style:style style:name="T138" style:family="text">
      <style:text-properties officeooo:rsid="009c4425"/>
    </style:style>
    <style:style style:name="T139" style:family="text">
      <style:text-properties officeooo:rsid="00a1ce2e"/>
    </style:style>
    <style:style style:name="T14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41" style:family="text">
      <style:text-properties officeooo:rsid="00a43d6a"/>
    </style:style>
    <style:style style:name="T142" style:family="text">
      <style:text-properties officeooo:rsid="00a7da4a"/>
    </style:style>
    <style:style style:name="T143" style:family="text">
      <style:text-properties officeooo:rsid="00aa8f2d"/>
    </style:style>
    <style:style style:name="T144" style:family="text">
      <style:text-properties officeooo:rsid="00b15748"/>
    </style:style>
    <style:style style:name="T145" style:family="text">
      <style:text-properties officeooo:rsid="00b1dd1c"/>
    </style:style>
    <style:style style:name="T146" style:family="text">
      <style:text-properties officeooo:rsid="00b20278"/>
    </style:style>
    <style:style style:name="T147" style:family="text">
      <style:text-properties officeooo:rsid="00b33104"/>
    </style:style>
    <style:style style:name="T148" style:family="text">
      <style:text-properties officeooo:rsid="00b98d48"/>
    </style:style>
    <style:style style:name="T149" style:family="text">
      <style:text-properties officeooo:rsid="00bae2d4"/>
    </style:style>
    <style:style style:name="T150" style:family="text">
      <style:text-properties officeooo:rsid="00bbd69f"/>
    </style:style>
    <style:style style:name="T151" style:family="text">
      <style:text-properties officeooo:rsid="00cb0173"/>
    </style:style>
    <style:style style:name="T152" style:family="text">
      <style:text-properties officeooo:rsid="00cb70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T63"><text:s/>A</text:span><text:span text:style-name="T65">r</text:span><text:span text:style-name="T64">rangements and Selections</text:span></text:p>
      <text:p text:style-name="P95"><text:span text:style-name="T6">R</text:span><text:span text:style-name="T62">u</text:span><text:span text:style-name="T61">le 1</text:span></text:p>
      <text:p text:style-name="P10">In how many ways can <text:span text:style-name="T143">you</text:span> <text:span text:style-name="T104">arrange</text:span> the <text:span text:style-name="T148">people</text:span> Alice, Bill<text:span text:style-name="T148"> and</text:span> C<text:span text:style-name="T148">arol</text:span>, <text:span text:style-name="T143">in a line</text:span>?</text:p>
      <text:p text:style-name="P10"><text:span text:style-name="T143">You</text:span> have 3 choices for the first <text:span text:style-name="T148">person in the line</text:span>:</text:p>
      <text:p text:style-name="P10">A<text:tab/><text:tab/><text:tab/><text:tab/><text:tab/><text:tab/>B<text:tab/><text:tab/><text:tab/><text:tab/><text:tab/><text:tab/>C</text:p>
      <text:p text:style-name="P10">For each of these choices, <text:span text:style-name="T143">you</text:span> have 2 choices for the second <text:span text:style-name="T148">person in the line</text:span>:</text:p>
      <text:p text:style-name="P10">AB<text:tab/><text:tab/><text:tab/>AC<text:tab/><text:tab/><text:tab/>BA<text:tab/><text:tab/><text:tab/>BC<text:tab/><text:tab/><text:tab/>CA<text:tab/><text:tab/><text:tab/>CB</text:p>
      <text:p text:style-name="P10">For each of these choices, <text:span text:style-name="T143">you</text:span> have 1 choice for the third <text:span text:style-name="T148">person in the line</text:span>:</text:p>
      <text:p text:style-name="P10">ABC<text:tab/><text:tab/>ACB<text:tab/><text:tab/>BAC<text:tab/><text:tab/>BCA<text:tab/><text:tab/>CAB<text:tab/><text:tab/>CBA</text:p>
      <text:p text:style-name="P104"><text:span text:style-name="T6">Answer:</text:span><text:span text:style-name="T6"><draw:frame draw:style-name="fr1" draw:name="Object42" text:anchor-type="as-char" svg:y="-0.377cm" svg:width="1.545cm" svg:height="0.467cm" draw:z-index="1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104"><text:span text:style-name="T79">We can write</text:span><text:span text:style-name="T79"><draw:frame draw:style-name="fr1" draw:name="Object72" text:anchor-type="as-char" svg:y="-0.377cm" svg:width="1.545cm" svg:height="0.467cm" draw:z-index="2"><draw:object xlink:href="./Object 40" xlink:type="simple" xlink:show="embed" xlink:actuate="onLoad"/><draw:image xlink:href="./ObjectReplacements/Object 40" xlink:type="simple" xlink:show="embed" xlink:actuate="onLoad"/></draw:frame></text:span><text:span text:style-name="T79">as</text:span><text:span text:style-name="T79"><draw:frame draw:style-name="fr1" draw:name="Object73" text:anchor-type="as-char" svg:y="-0.377cm" svg:width="0.603cm" svg:height="0.467cm" draw:z-index="3"><draw:object xlink:href="./Object 41" xlink:type="simple" xlink:show="embed" xlink:actuate="onLoad"/><draw:image xlink:href="./ObjectReplacements/Object 41" xlink:type="simple" xlink:show="embed" xlink:actuate="onLoad"/></draw:frame></text:span><text:span text:style-name="T6"><text:tab/><text:tab/><text:tab/><text:tab/><text:tab/><text:tab/><text:tab/></text:span><text:span text:style-name="T73">(See </text:span><text:span text:style-name="T76">A</text:span><text:span text:style-name="T73">ppendix </text:span><text:span text:style-name="T87">2</text:span><text:span text:style-name="T73"> - </text:span><text:span text:style-name="T76">F</text:span><text:span text:style-name="T73">actorial</text:span><text:span text:style-name="T76">s</text:span><text:span text:style-name="T73">)</text:span></text:p>
      <text:p text:style-name="P96"><text:span text:style-name="T67">I</text:span><text:span text:style-name="T66">n general:</text:span></text:p>
      <text:p text:style-name="P96"><text:span text:style-name="T6">In how many ways can </text:span><text:span text:style-name="T77">you</text:span><text:span text:style-name="T6"> </text:span><text:span text:style-name="T8">arrange</text:span><text:span text:style-name="T6"><draw:frame draw:style-name="fr1" draw:name="Object43" text:anchor-type="as-char" svg:y="-0.377cm" svg:width="0.422cm" svg:height="0.467cm" draw:z-index="4"><draw:object xlink:href="./Object 70" xlink:type="simple" xlink:show="embed" xlink:actuate="onLoad"/><draw:image xlink:href="./ObjectReplacements/Object 70" xlink:type="simple" xlink:show="embed" xlink:actuate="onLoad"/></draw:frame></text:span><text:span text:style-name="T83">different </text:span><text:span text:style-name="T6">items </text:span><text:span text:style-name="T79">in a line</text:span><text:span text:style-name="T6">?</text:span></text:p>
      <text:p text:style-name="P10">Answer<text:span text:style-name="T128">:</text:span><draw:frame draw:style-name="fr1" draw:name="Object44" text:anchor-type="as-char" svg:y="-0.377cm" svg:width="0.607cm" svg:height="0.467cm" draw:z-index="5"><draw:object xlink:href="./Object 71" xlink:type="simple" xlink:show="embed" xlink:actuate="onLoad"/><draw:image xlink:href="./ObjectReplacements/Object 71" xlink:type="simple" xlink:show="embed" xlink:actuate="onLoad"/></draw:frame></text:p>
      <text:p text:style-name="P71">example</text:p>
      <text:p text:style-name="P71">In how many ways can you arrange 10 people in a line?</text:p>
      <text:p text:style-name="P71">Answer:<draw:frame draw:style-name="fr1" draw:name="Object71" text:anchor-type="as-char" svg:y="-0.377cm" svg:width="0.813cm" svg:height="0.467cm" draw:z-index="6"><draw:object xlink:href="./Object 38" xlink:type="simple" xlink:show="embed" xlink:actuate="onLoad"/><draw:image xlink:href="./ObjectReplacements/Object 38" xlink:type="simple" xlink:show="embed" xlink:actuate="onLoad"/></draw:frame></text:p>
      <text:p text:style-name="P13"/>
      <text:p text:style-name="P95"><text:span text:style-name="T6">R</text:span><text:span text:style-name="T62">u</text:span><text:span text:style-name="T61">le 2</text:span></text:p>
      <text:p text:style-name="P10">In how many ways can <text:span text:style-name="T143">you</text:span> <text:span text:style-name="T104">arrange</text:span> 3 <text:span text:style-name="T148">people</text:span> <text:span text:style-name="T144">chosen from </text:span>Alice, Bill, C<text:span text:style-name="T148">arol</text:span>, D<text:span text:style-name="T148">avid</text:span>, E<text:span text:style-name="T148">ric</text:span>, <text:span text:style-name="T143">in a line</text:span>?</text:p>
      <text:p text:style-name="P14"><text:span text:style-name="T143">You</text:span> have 5 choices for the first <text:span text:style-name="T148">person in the line</text:span>.</text:p>
      <text:p text:style-name="P11">For each of these choices, <text:span text:style-name="T143">you</text:span> have <text:span text:style-name="T103">4</text:span> choices for the second <text:span text:style-name="T148">person in the line</text:span>.</text:p>
      <text:p text:style-name="P11">For each of these choices, <text:span text:style-name="T143">you</text:span> have <text:span text:style-name="T103">3</text:span> choice for the third <text:span text:style-name="T148">person in the line</text:span>.</text:p>
      <text:p text:style-name="P96"><text:span text:style-name="T7">Answer</text:span><text:span text:style-name="T58">:</text:span><text:span text:style-name="T7"><draw:frame draw:style-name="fr1" draw:name="Object45" text:anchor-type="as-char" svg:y="-0.377cm" svg:width="1.579cm" svg:height="0.467cm" draw:z-index="7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124"><text:span text:style-name="T7">W</text:span><text:span text:style-name="T2">e can write</text:span><text:span text:style-name="T2"><draw:frame draw:style-name="fr1" draw:name="Object74" text:anchor-type="as-char" svg:y="-0.377cm" svg:width="1.579cm" svg:height="0.467cm" draw:z-index="8"><draw:object xlink:href="./Object 43" xlink:type="simple" xlink:show="embed" xlink:actuate="onLoad"/><draw:image xlink:href="./ObjectReplacements/Object 43" xlink:type="simple" xlink:show="embed" xlink:actuate="onLoad"/></draw:frame></text:span><text:span text:style-name="T2">as</text:span><text:span text:style-name="T2"><draw:frame draw:style-name="fr1" draw:name="Object75" text:anchor-type="as-char" svg:y="-0.619cm" svg:width="3.628cm" svg:height="0.998cm" draw:z-index="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96"><text:span text:style-name="T7">We write this as</text:span><text:span text:style-name="T7"><draw:frame draw:style-name="fr1" draw:name="Object49" text:anchor-type="as-char" svg:y="-0.386cm" svg:width="1.332cm" svg:height="0.506cm" draw:z-index="1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7">T</text:span><text:span text:style-name="T9">he</text:span><text:span text:style-name="T9"><draw:frame draw:style-name="fr1" draw:name="Object92" text:anchor-type="as-char" svg:y="-0.377cm" svg:width="0.492cm" svg:height="0.467cm" draw:z-index="11"><draw:object xlink:href="./Object 92" xlink:type="simple" xlink:show="embed" xlink:actuate="onLoad"/><draw:image xlink:href="./ObjectReplacements/Object 92" xlink:type="simple" xlink:show="embed" xlink:actuate="onLoad"/></draw:frame></text:span><text:span text:style-name="T9">stands for permutation.</text:span></text:p>
      <text:p text:style-name="P96"><text:span text:style-name="T7">I</text:span><text:span text:style-name="T66">n general</text:span><text:span text:style-name="T7">:</text:span></text:p>
      <text:p text:style-name="P96"><text:span text:style-name="T7">In how many ways can </text:span><text:span text:style-name="T77">you</text:span><text:span text:style-name="T7"> </text:span><text:span text:style-name="T8">arrange</text:span><text:span text:style-name="T7"><draw:frame draw:style-name="fr1" draw:name="Object46" text:anchor-type="as-char" svg:y="-0.377cm" svg:width="0.392cm" svg:height="0.467cm" draw:z-index="12"><draw:object xlink:href="./Object 74" xlink:type="simple" xlink:show="embed" xlink:actuate="onLoad"/><draw:image xlink:href="./ObjectReplacements/Object 74" xlink:type="simple" xlink:show="embed" xlink:actuate="onLoad"/></draw:frame></text:span><text:span text:style-name="T7">items </text:span><text:span text:style-name="T83">chosen</text:span><text:span text:style-name="T7"> f</text:span><text:span text:style-name="T11">rom</text:span><text:span text:style-name="T7"><draw:frame draw:style-name="fr1" draw:name="Object47" text:anchor-type="as-char" svg:y="-0.377cm" svg:width="0.422cm" svg:height="0.467cm" draw:z-index="13"><draw:object xlink:href="./Object 75" xlink:type="simple" xlink:show="embed" xlink:actuate="onLoad"/><draw:image xlink:href="./ObjectReplacements/Object 75" xlink:type="simple" xlink:show="embed" xlink:actuate="onLoad"/></draw:frame></text:span><text:span text:style-name="T83">different </text:span><text:span text:style-name="T7">i</text:span><text:span text:style-name="T8">tems</text:span><text:span text:style-name="T82">, </text:span><text:span text:style-name="T83">in a line</text:span><text:span text:style-name="T7">?</text:span></text:p>
      <text:p text:style-name="P14">Answer<text:span text:style-name="T128">:</text:span><draw:frame draw:style-name="fr1" draw:name="Object48" text:anchor-type="as-char" svg:y="-0.619cm" svg:width="2.847cm" svg:height="1.037cm" draw:z-index="14"><draw:object xlink:href="./Object 76" xlink:type="simple" xlink:show="embed" xlink:actuate="onLoad"/><draw:image xlink:href="./ObjectReplacements/Object 76" xlink:type="simple" xlink:show="embed" xlink:actuate="onLoad"/></draw:frame></text:p>
      <text:p text:style-name="P71">example</text:p>
      <text:p text:style-name="P71">In how many ways can you arrange <text:span text:style-name="T145">3</text:span> people in a line if there are 17 people to choose from?</text:p>
      <text:p text:style-name="P71">Answer:<draw:frame draw:style-name="fr1" draw:name="Object76" text:anchor-type="as-char" svg:y="-0.386cm" svg:width="2.748cm" svg:height="0.506cm" draw:z-index="15"><draw:object xlink:href="./Object 65" xlink:type="simple" xlink:show="embed" xlink:actuate="onLoad"/><draw:image xlink:href="./ObjectReplacements/Object 65" xlink:type="simple" xlink:show="embed" xlink:actuate="onLoad"/></draw:frame></text:p>
      <text:p text:style-name="P16"/>
      <text:p text:style-name="P95"><text:soft-page-break/><text:span text:style-name="T7">R</text:span><text:span text:style-name="T62">u</text:span><text:span text:style-name="T61">le 3</text:span></text:p>
      <text:p text:style-name="P80"><text:span text:style-name="T6">In how many ways can </text:span><text:span text:style-name="T77">you</text:span><text:span text:style-name="T6"> </text:span><text:span text:style-name="T10">select</text:span><text:span text:style-name="T6"> 3 </text:span><text:span text:style-name="T83">people</text:span><text:span text:style-name="T6"> </text:span><text:span text:style-name="T83">chosen </text:span><text:span text:style-name="T80">from </text:span><text:span text:style-name="T6">Alice</text:span><text:span text:style-name="T6">, Bill</text:span><text:span text:style-name="T6">, C</text:span><text:span text:style-name="T83">arol,</text:span><text:span text:style-name="T6"> D</text:span><text:span text:style-name="T83">avid and</text:span><text:span text:style-name="T6"> E</text:span><text:span text:style-name="T83">ric</text:span><text:span text:style-name="T6">?</text:span></text:p>
      <text:p text:style-name="P15"><text:span text:style-name="T143">You</text:span> have 5 choices for the first <text:span text:style-name="T148">person</text:span>.</text:p>
      <text:p text:style-name="P12">For each of these choices, <text:span text:style-name="T143">you</text:span> have <text:span text:style-name="T103">4</text:span> choices for the second <text:span text:style-name="T148">person</text:span>.</text:p>
      <text:p text:style-name="P12">For each of these choices, <text:span text:style-name="T143">you</text:span> have <text:span text:style-name="T103">3</text:span> choice for the third <text:span text:style-name="T148">person</text:span>.</text:p>
      <text:p text:style-name="P105"><text:span text:style-name="T9">Answer</text:span><text:span text:style-name="T58">:</text:span><text:span text:style-name="T9"><draw:frame draw:style-name="fr1" draw:name="Object86" text:anchor-type="as-char" svg:y="-0.377cm" svg:width="1.579cm" svg:height="0.467cm" draw:z-index="18"><draw:object xlink:href="./Object 88" xlink:type="simple" xlink:show="embed" xlink:actuate="onLoad"/><draw:image xlink:href="./ObjectReplacements/Object 88" xlink:type="simple" xlink:show="embed" xlink:actuate="onLoad"/></draw:frame></text:span><text:span text:style-name="T9">No! </text:span><text:span text:style-name="T9"><draw:frame draw:style-name="fr1" draw:name="Object16" text:anchor-type="as-char" svg:y="-0.377cm" svg:width="1.579cm" svg:height="0.467cm" draw:z-index="1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88">is the answer to the question:</text:span></text:p>
      <text:p text:style-name="P136"><text:span text:style-name="T81">In how many ways can </text:span><text:span text:style-name="T143">you</text:span><text:span text:style-name="T81"> </text:span><text:span text:style-name="T104">arrange</text:span><text:span text:style-name="T81"> 3 </text:span><text:span text:style-name="T148">people</text:span><text:span text:style-name="T81"> </text:span><text:span text:style-name="T144">chosen from </text:span><text:span text:style-name="T81">Alice, Bill, C</text:span><text:span text:style-name="T148">arol</text:span><text:span text:style-name="T81">, D</text:span><text:span text:style-name="T148">avid</text:span><text:span text:style-name="T81">, E</text:span><text:span text:style-name="T148">ric</text:span><text:span text:style-name="T81">, </text:span><text:span text:style-name="T143">in a line</text:span><text:span text:style-name="T81">?</text:span></text:p>
      <text:p text:style-name="P17">For each <text:span text:style-name="T105">selection</text:span> of 3 <text:span text:style-name="T148">people</text:span> there are<draw:frame draw:style-name="fr1" draw:name="Object94" text:anchor-type="as-char" svg:y="-0.377cm" svg:width="0.603cm" svg:height="0.467cm" draw:z-index="19"><draw:object xlink:href="./Object 94" xlink:type="simple" xlink:show="embed" xlink:actuate="onLoad"/><draw:image xlink:href="./ObjectReplacements/Object 94" xlink:type="simple" xlink:show="embed" xlink:actuate="onLoad"/></draw:frame>arrangements.</text:p>
      <text:p text:style-name="P17">BCE is one <text:span text:style-name="T105">selection.</text:span></text:p>
      <text:p text:style-name="P17">BCE, BEC, CBE, CEB, EBC, ECB <text:span text:style-name="T145">are the</text:span><draw:frame draw:style-name="fr1" draw:name="Object93" text:anchor-type="as-char" svg:y="-0.377cm" svg:width="0.603cm" svg:height="0.467cm" draw:z-index="20"><draw:object xlink:href="./Object 93" xlink:type="simple" xlink:show="embed" xlink:actuate="onLoad"/><draw:image xlink:href="./ObjectReplacements/Object 93" xlink:type="simple" xlink:show="embed" xlink:actuate="onLoad"/></draw:frame><text:span text:style-name="T145">possible </text:span>arrangements.</text:p>
      <text:p text:style-name="P81"><text:span text:style-name="T10">The answer</text:span><text:span text:style-name="T10"><draw:frame draw:style-name="fr1" draw:name="Object89" text:anchor-type="as-char" svg:y="-0.377cm" svg:width="1.579cm" svg:height="0.467cm" draw:z-index="2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0">has counted each selection</text:span><text:span text:style-name="T10"><draw:frame draw:style-name="fr1" draw:name="Object95" text:anchor-type="as-char" svg:y="-0.377cm" svg:width="0.603cm" svg:height="0.467cm" draw:z-index="22"><draw:object xlink:href="./Object 95" xlink:type="simple" xlink:show="embed" xlink:actuate="onLoad"/><draw:image xlink:href="./ObjectReplacements/Object 95" xlink:type="simple" xlink:show="embed" xlink:actuate="onLoad"/></draw:frame></text:span><text:span text:style-name="T10"> times.</text:span></text:p>
      <text:p text:style-name="P96"><text:span text:style-name="T13">A</text:span><text:span text:style-name="T8">nswer</text:span><text:span text:style-name="T58">:</text:span><text:span text:style-name="T10"><draw:frame draw:style-name="fr1" draw:name="Object90" text:anchor-type="as-char" svg:y="-0.619cm" svg:width="1.662cm" svg:height="0.998cm" draw:z-index="23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125"><text:span text:style-name="T10">W</text:span><text:span text:style-name="T2">e can write</text:span><text:span text:style-name="T2"><draw:frame draw:style-name="fr1" draw:name="Object77" text:anchor-type="as-char" svg:y="-0.619cm" svg:width="1.662cm" svg:height="0.998cm" draw:z-index="2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">as</text:span><text:span text:style-name="T2"><draw:frame draw:style-name="fr1" draw:name="Object78" text:anchor-type="as-char" svg:y="-0.619cm" svg:width="4.071cm" svg:height="0.998cm" draw:z-index="2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p>
      <text:p text:style-name="P96"><text:span text:style-name="T6">W</text:span><text:span text:style-name="T8">e write this as</text:span><text:span text:style-name="T8"><draw:frame draw:style-name="fr1" draw:name="Object50" text:anchor-type="as-char" svg:y="-0.386cm" svg:width="1.346cm" svg:height="0.506cm" draw:z-index="26"><draw:object xlink:href="./Object 86" xlink:type="simple" xlink:show="embed" xlink:actuate="onLoad"/><draw:image xlink:href="./ObjectReplacements/Object 86" xlink:type="simple" xlink:show="embed" xlink:actuate="onLoad"/></draw:frame></text:span><text:span text:style-name="T8">T</text:span><text:span text:style-name="T11">he</text:span><text:span text:style-name="T11"><draw:frame draw:style-name="fr1" draw:name="Object59" text:anchor-type="as-char" svg:y="-0.377cm" svg:width="0.506cm" svg:height="0.467cm" draw:z-index="28"><draw:object xlink:href="./Object 59" xlink:type="simple" xlink:show="embed" xlink:actuate="onLoad"/><draw:image xlink:href="./ObjectReplacements/Object 59" xlink:type="simple" xlink:show="embed" xlink:actuate="onLoad"/></draw:frame></text:span><text:span text:style-name="T11">stands for combination.</text:span></text:p>
      <text:p text:style-name="P96"><text:span text:style-name="T8">I</text:span><text:span text:style-name="T66">n general</text:span><text:span text:style-name="T12">:</text:span></text:p>
      <text:p text:style-name="P96"><text:span text:style-name="T10">In how many ways can </text:span><text:span text:style-name="T77">you</text:span><text:span text:style-name="T10"> select</text:span><text:span text:style-name="T10"><draw:frame draw:style-name="fr1" draw:name="Object96" text:anchor-type="as-char" svg:y="-0.377cm" svg:width="0.392cm" svg:height="0.467cm" draw:z-index="29"><draw:object xlink:href="./Object 96" xlink:type="simple" xlink:show="embed" xlink:actuate="onLoad"/><draw:image xlink:href="./ObjectReplacements/Object 96" xlink:type="simple" xlink:show="embed" xlink:actuate="onLoad"/></draw:frame></text:span><text:span text:style-name="T10">items</text:span><text:span text:style-name="T81"> </text:span><text:span text:style-name="T86">chosen from</text:span><text:span text:style-name="T10"><draw:frame draw:style-name="fr1" draw:name="Object97" text:anchor-type="as-char" svg:y="-0.377cm" svg:width="0.422cm" svg:height="0.467cm" draw:z-index="31"><draw:object xlink:href="./Object 97" xlink:type="simple" xlink:show="embed" xlink:actuate="onLoad"/><draw:image xlink:href="./ObjectReplacements/Object 97" xlink:type="simple" xlink:show="embed" xlink:actuate="onLoad"/></draw:frame></text:span><text:span text:style-name="T83">different </text:span><text:span text:style-name="T10">items?</text:span></text:p>
      <text:p text:style-name="P18">Answer<text:span text:style-name="T128">:</text:span><draw:frame draw:style-name="fr1" draw:name="Object98" text:anchor-type="as-char" svg:y="-0.619cm" svg:width="3.29cm" svg:height="1.037cm" draw:z-index="32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72">example</text:p>
      <text:p text:style-name="P72">In how many ways can you select 3 people from a group of 17 people?</text:p>
      <text:p text:style-name="P72">Answer:<draw:frame draw:style-name="fr1" draw:name="Object79" text:anchor-type="as-char" svg:y="-0.386cm" svg:width="2.542cm" svg:height="0.506cm" draw:z-index="33"><draw:object xlink:href="./Object 79" xlink:type="simple" xlink:show="embed" xlink:actuate="onLoad"/><draw:image xlink:href="./ObjectReplacements/Object 79" xlink:type="simple" xlink:show="embed" xlink:actuate="onLoad"/></draw:frame></text:p>
      <text:p text:style-name="P34"/>
      <text:p text:style-name="P95"><text:span text:style-name="T37">R</text:span><text:span text:style-name="T62">u</text:span><text:span text:style-name="T61">le 4</text:span></text:p>
      <text:p text:style-name="P126"><text:span text:style-name="T2">You</text:span><text:span text:style-name="T58"> </text:span><text:span text:style-name="T2">start each day with a cup of tea or a cup of coffee. In how many ways can you select your drinks for a week?</text:span></text:p>
      <text:p text:style-name="P76">Note: if you choose tea on the first day then you are allowed to choose tea on the second day – so repetitions are allowed.</text:p>
      <text:p text:style-name="P74">You have 2 choices <text:span text:style-name="T149">of drink </text:span>on the first day.</text:p>
      <text:p text:style-name="P74">You have 2 choices <text:span text:style-name="T149">of drink </text:span>on the second day</text:p>
      <text:p text:style-name="P74">…</text:p>
      <text:p text:style-name="P74">You have 2 choices <text:span text:style-name="T149">of drink </text:span>on the seventh day.</text:p>
      <text:p text:style-name="P126"><text:span text:style-name="T2">Answer:</text:span><text:span text:style-name="T2"><draw:frame draw:style-name="fr1" draw:name="Object62" text:anchor-type="as-char" svg:y="-0.437cm" svg:width="1.536cm" svg:height="0.527cm" draw:z-index="34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75">In general:</text:p>
      <text:p text:style-name="P127"><text:soft-page-break/><text:span text:style-name="T2">In how many ways can you arrange</text:span><text:span text:style-name="T2"><draw:frame draw:style-name="fr1" draw:name="Object80" text:anchor-type="as-char" svg:y="-0.377cm" svg:width="0.392cm" svg:height="0.467cm" draw:z-index="35"><draw:object xlink:href="./Object 80" xlink:type="simple" xlink:show="embed" xlink:actuate="onLoad"/><draw:image xlink:href="./ObjectReplacements/Object 80" xlink:type="simple" xlink:show="embed" xlink:actuate="onLoad"/></draw:frame></text:span><text:span text:style-name="T2">items </text:span><text:span text:style-name="T84">chosen </text:span><text:span text:style-name="T2">from</text:span><text:span text:style-name="T2"><draw:frame draw:style-name="fr1" draw:name="Object81" text:anchor-type="as-char" svg:y="-0.377cm" svg:width="0.422cm" svg:height="0.467cm" draw:z-index="36"><draw:object xlink:href="./Object 81" xlink:type="simple" xlink:show="embed" xlink:actuate="onLoad"/><draw:image xlink:href="./ObjectReplacements/Object 81" xlink:type="simple" xlink:show="embed" xlink:actuate="onLoad"/></draw:frame></text:span><text:span text:style-name="T85">different </text:span><text:span text:style-name="T2">items if repetitions are allowed?</text:span></text:p>
      <text:p text:style-name="P127"><text:span text:style-name="T2">Answer:</text:span><text:span text:style-name="T2"><draw:frame draw:style-name="fr1" draw:name="Object67" text:anchor-type="as-char" svg:y="-0.437cm" svg:width="0.534cm" svg:height="0.527cm" draw:z-index="37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74">example</text:p>
      <text:p text:style-name="P68"><text:span text:style-name="T146">In h</text:span>ow many <text:span text:style-name="T146">ways can you make a </text:span>4 letter word?</text:p>
      <text:p text:style-name="P74">Answer:<draw:frame draw:style-name="fr1" draw:name="Object63" text:anchor-type="as-char" svg:y="-0.437cm" svg:width="0.778cm" svg:height="0.527cm" draw:z-index="38"><draw:object xlink:href="./Object 63" xlink:type="simple" xlink:show="embed" xlink:actuate="onLoad"/><draw:image xlink:href="./ObjectReplacements/Object 63" xlink:type="simple" xlink:show="embed" xlink:actuate="onLoad"/></draw:frame></text:p>
      <text:p text:style-name="P68">of course, most of these won’t be real words</text:p>
      <text:p text:style-name="P68"/>
      <text:p text:style-name="P69">Rule 5</text:p>
      <text:p text:style-name="P101"><text:span text:style-name="T73">A</text:span><text:span text:style-name="T60"> sweet shop sells 5 varieties of sweets. The varieties are called A, B, C, D, E.</text:span></text:p>
      <text:p text:style-name="P58">For £1 you can buy any 12 sweets. In how many ways can you make your selection?</text:p>
      <text:p text:style-name="P101"><text:span text:style-name="T60">You can record </text:span><text:span text:style-name="T68">a</text:span><text:span text:style-name="T60"> selection like this:</text:span></text:p>
      <text:p text:style-name="P115"/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134">sweet</text:p>
          </table:table-cell>
          <table:table-cell table:style-name="Table2.A1" office:value-type="string">
            <text:p text:style-name="P134">A</text:p>
          </table:table-cell>
          <table:table-cell table:style-name="Table2.A1" office:value-type="string">
            <text:p text:style-name="P134">B</text:p>
          </table:table-cell>
          <table:table-cell table:style-name="Table2.A1" office:value-type="string">
            <text:p text:style-name="P134">C</text:p>
          </table:table-cell>
          <table:table-cell table:style-name="Table2.A1" office:value-type="string">
            <text:p text:style-name="P134">D</text:p>
          </table:table-cell>
          <table:table-cell table:style-name="Table2.F1" office:value-type="string">
            <text:p text:style-name="P134">E</text:p>
          </table:table-cell>
        </table:table-row>
        <table:table-row table:style-name="Table2.1">
          <table:table-cell table:style-name="Table2.A2" office:value-type="string">
            <text:p text:style-name="P134">number</text:p>
          </table:table-cell>
          <table:table-cell table:style-name="Table2.A2" office:value-type="string">
            <text:p text:style-name="P113">√ √</text:p>
          </table:table-cell>
          <table:table-cell table:style-name="Table2.A2" office:value-type="string">
            <text:p text:style-name="P113">√ √ √</text:p>
          </table:table-cell>
          <table:table-cell table:style-name="Table2.A2" office:value-type="string">
            <text:p text:style-name="P113">√ √</text:p>
          </table:table-cell>
          <table:table-cell table:style-name="Table2.A2" office:value-type="string">
            <text:p text:style-name="P133"/>
          </table:table-cell>
          <table:table-cell table:style-name="Table2.F2" office:value-type="string">
            <text:p text:style-name="P113">√ √ √ √ √</text:p>
          </table:table-cell>
        </table:table-row>
      </table:table>
      <text:p text:style-name="P58"/>
      <text:p text:style-name="P101"><text:span text:style-name="T60">T</text:span><text:span text:style-name="T68">his selection is,</text:span><text:span text:style-name="T60"> two As, three Bs, two Cs, no Ds and five Es</text:span></text:p>
      <text:p text:style-name="P58">You could record <text:span text:style-name="T137">this</text:span> selection <text:span text:style-name="T137">as</text:span>:</text:p>
      <text:p text:style-name="P112"><text:span text:style-name="T129">√ √ </text:span><text:span text:style-name="T131">| </text:span><text:span text:style-name="T129">√ √ √ </text:span><text:span text:style-name="T131">| </text:span><text:span text:style-name="T129">√ √ </text:span><text:span text:style-name="T131">| | </text:span><text:span text:style-name="T129">√ √ √ √ √</text:span></text:p>
      <text:p text:style-name="P114">So the question becomes:</text:p>
      <text:p text:style-name="P128"><text:span text:style-name="T132">I</text:span><text:span text:style-name="T129">n how many ways can you arrange </text:span><text:span text:style-name="T134">12 </text:span><text:span text:style-name="T130">√ <text:s/></text:span><text:span text:style-name="T134">symbols and 4 </text:span><text:span text:style-name="T129">| </text:span><text:span text:style-name="T134">symbols in a line</text:span><text:span text:style-name="T129">?</text:span></text:p>
      <text:p text:style-name="P114">There are 16 places <text:span text:style-name="T147">in the line</text:span> and we need to choose 12 of these places for the √ s<text:span text:style-name="T151">ymbols.</text:span></text:p>
      <text:p text:style-name="P70"><text:span text:style-name="T129">Answer:</text:span><text:span text:style-name="T129"><draw:frame draw:style-name="fr1" draw:name="Object135" text:anchor-type="as-char" svg:y="-0.386cm" svg:width="1.766cm" svg:height="0.506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116">In general:</text:p>
      <text:p text:style-name="P102"><text:span text:style-name="T133">In how many ways can you select</text:span><text:span text:style-name="T133"><draw:frame draw:style-name="fr1" draw:name="Object68" text:anchor-type="as-char" svg:y="-0.377cm" svg:width="0.392cm" svg:height="0.467cm" draw:z-index="40"><draw:object xlink:href="./Object 35" xlink:type="simple" xlink:show="embed" xlink:actuate="onLoad"/><draw:image xlink:href="./ObjectReplacements/Object 35" xlink:type="simple" xlink:show="embed" xlink:actuate="onLoad"/></draw:frame></text:span><text:span text:style-name="T133">items </text:span><text:span text:style-name="T135">chosen </text:span><text:span text:style-name="T133">from</text:span><text:span text:style-name="T133"><draw:frame draw:style-name="fr1" draw:name="Object69" text:anchor-type="as-char" svg:y="-0.377cm" svg:width="0.422cm" svg:height="0.467cm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136">different </text:span><text:span text:style-name="T133">i</text:span><text:span text:style-name="T134">tems if repetitions are allowed</text:span><text:span text:style-name="T133">?</text:span></text:p>
      <text:p text:style-name="P73"><text:span text:style-name="T129">Answer:</text:span><text:span text:style-name="T129"><draw:frame draw:style-name="fr1" draw:name="Object70" text:anchor-type="as-char" svg:y="-0.386cm" svg:width="2.588cm" svg:height="0.506cm" draw:z-index="42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17">example</text:p>
      <text:p text:style-name="P120">A shop sells 6 varieties of bread rolls. In how many ways can I select 20 rolls?</text:p>
      <text:p text:style-name="P120">Answer:<draw:frame draw:style-name="fr1" draw:name="Object141" text:anchor-type="as-char" svg:y="-0.386cm" svg:width="1.771cm" svg:height="0.506cm" draw:z-index="43"><draw:object xlink:href="./Object 141" xlink:type="simple" xlink:show="embed" xlink:actuate="onLoad"/><draw:image xlink:href="./ObjectReplacements/Object 141" xlink:type="simple" xlink:show="embed" xlink:actuate="onLoad"/></draw:frame></text:p>
      <text:p text:style-name="P117"/>
      <text:p text:style-name="P118"><text:span text:style-name="T151">N</text:span>ote: <text:span text:style-name="T150">independent choices and </text:span>multiplication</text:p>
      <text:p text:style-name="P119"><text:span text:style-name="T3">There are </text:span><text:span text:style-name="T31">5 men </text:span><text:span text:style-name="T3">and </text:span><text:span text:style-name="T31">4 women </text:span><text:span text:style-name="T3">in a room. In how many ways can you s</text:span><text:span text:style-name="T32">elect</text:span><text:span text:style-name="T31"> 2 men and 3 women?</text:span></text:p>
      <text:p text:style-name="P118"><text:span text:style-name="T31">T</text:span><text:span text:style-name="T2">here are</text:span><text:span text:style-name="T2"><draw:frame draw:style-name="fr1" draw:name="Object82" text:anchor-type="as-char" svg:y="-0.386cm" svg:width="2.108cm" svg:height="0.506cm" draw:z-index="45"><draw:object xlink:href="./Object 82" xlink:type="simple" xlink:show="embed" xlink:actuate="onLoad"/><draw:image xlink:href="./ObjectReplacements/Object 82" xlink:type="simple" xlink:show="embed" xlink:actuate="onLoad"/></draw:frame></text:span><text:span text:style-name="T2">ways to select the men. There are</text:span><text:span text:style-name="T2"><draw:frame draw:style-name="fr1" draw:name="Object83" text:anchor-type="as-char" svg:y="-0.386cm" svg:width="1.946cm" svg:height="0.506cm" draw:z-index="46"><draw:object xlink:href="./Object 83" xlink:type="simple" xlink:show="embed" xlink:actuate="onLoad"/><draw:image xlink:href="./ObjectReplacements/Object 83" xlink:type="simple" xlink:show="embed" xlink:actuate="onLoad"/></draw:frame></text:span><text:span text:style-name="T2">ways to select the women.</text:span></text:p>
      <text:p text:style-name="P51"><text:soft-page-break/>For each of the 10 ways you can select the men there are 4 ways you can select the women. The choice of men is independent of the choice of women. Under these circumstances:</text:p>
      <text:p text:style-name="P67"><text:span text:style-name="T146">Answer:</text:span><draw:frame draw:style-name="fr1" draw:name="Object64" text:anchor-type="as-char" svg:y="-0.386cm" svg:width="2.833cm" svg:height="0.506cm" draw:z-index="4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67"/>
      <text:p text:style-name="P67">Example 1</text:p>
      <text:p text:style-name="P36">In how many ways can you arrange 7 boys and 3 girls in a line if:</text:p>
      <text:p text:style-name="P35">a) the girls are at the front?</text:p>
      <text:p text:style-name="P35">b) the girls stand next to each other?</text:p>
      <text:p text:style-name="P35">c) no two girls stand next to each other?</text:p>
      <text:p text:style-name="P59">S<text:span text:style-name="T139">olutions</text:span></text:p>
      <text:p text:style-name="P38">a) There are<draw:frame draw:style-name="fr1" draw:name="Object5" text:anchor-type="as-char" svg:y="-0.377cm" svg:width="0.603cm" svg:height="0.467cm" draw:z-index="51"><draw:object xlink:href="./Object 10" xlink:type="simple" xlink:show="embed" xlink:actuate="onLoad"/><draw:image xlink:href="./ObjectReplacements/Object 10" xlink:type="simple" xlink:show="embed" xlink:actuate="onLoad"/></draw:frame>ways to arrange the girls and there are<draw:frame draw:style-name="fr1" draw:name="Object6" text:anchor-type="as-char" svg:y="-0.377cm" svg:width="0.607cm" svg:height="0.467cm" draw:z-index="52"><draw:object xlink:href="./Object 11" xlink:type="simple" xlink:show="embed" xlink:actuate="onLoad"/><draw:image xlink:href="./ObjectReplacements/Object 11" xlink:type="simple" xlink:show="embed" xlink:actuate="onLoad"/></draw:frame>ways to arrange the boys.</text:p>
      <text:p text:style-name="P38"><text:span text:style-name="T121">A</text:span>nswer:<draw:frame draw:style-name="fr1" draw:name="Object7" text:anchor-type="as-char" svg:y="-0.377cm" svg:width="1.363cm" svg:height="0.467cm" draw:z-index="53"><draw:object xlink:href="./Object 12" xlink:type="simple" xlink:show="embed" xlink:actuate="onLoad"/><draw:image xlink:href="./ObjectReplacements/Object 12" xlink:type="simple" xlink:show="embed" xlink:actuate="onLoad"/></draw:frame></text:p>
      <text:p text:style-name="P38">b) We have 8 items to arrange in a line. <text:span text:style-name="T137">A</text:span> block of girls and 7 boys. We can do this in<draw:frame draw:style-name="fr1" draw:name="Object8" text:anchor-type="as-char" svg:y="-0.377cm" svg:width="0.609cm" svg:height="0.467cm" draw:z-index="54"><draw:object xlink:href="./Object 13" xlink:type="simple" xlink:show="embed" xlink:actuate="onLoad"/><draw:image xlink:href="./ObjectReplacements/Object 13" xlink:type="simple" xlink:show="embed" xlink:actuate="onLoad"/></draw:frame>ways. But for each of these arrangements, we can shuffle the girls in<draw:frame draw:style-name="fr1" draw:name="Object9" text:anchor-type="as-char" svg:y="-0.377cm" svg:width="0.603cm" svg:height="0.467cm" draw:z-index="56"><draw:object xlink:href="./Object 21" xlink:type="simple" xlink:show="embed" xlink:actuate="onLoad"/><draw:image xlink:href="./ObjectReplacements/Object 21" xlink:type="simple" xlink:show="embed" xlink:actuate="onLoad"/></draw:frame>ways.</text:p>
      <text:p text:style-name="P38">Answer:<draw:frame draw:style-name="fr1" draw:name="Object10" text:anchor-type="as-char" svg:y="-0.377cm" svg:width="1.363cm" svg:height="0.467cm" draw:z-index="55"><draw:object xlink:href="./Object 22" xlink:type="simple" xlink:show="embed" xlink:actuate="onLoad"/><draw:image xlink:href="./ObjectReplacements/Object 22" xlink:type="simple" xlink:show="embed" xlink:actuate="onLoad"/></draw:frame></text:p>
      <text:p text:style-name="P84"><text:span text:style-name="T33">c) We can arrange the boys in</text:span><text:span text:style-name="T33"><draw:frame draw:style-name="fr1" draw:name="Object12" text:anchor-type="as-char" svg:y="-0.377cm" svg:width="0.607cm" svg:height="0.467cm" draw:z-index="16"><draw:object xlink:href="./Object 23" xlink:type="simple" xlink:show="embed" xlink:actuate="onLoad"/><draw:image xlink:href="./ObjectReplacements/Object 23" xlink:type="simple" xlink:show="embed" xlink:actuate="onLoad"/></draw:frame></text:span><text:span text:style-name="T33">ways. Then we add the girls. There are 8 places where we can put </text:span><text:span text:style-name="T47">the first</text:span><text:span text:style-name="T33"> girl. </text:span><text:span text:style-name="T68">A</text:span><text:span text:style-name="T33">t the front, at the back or between two boys. </text:span><text:span text:style-name="T47">There are 7 places we can put the next girl and there are 6 places we can put the third girl.</text:span></text:p>
      <text:p text:style-name="P107"><text:span text:style-name="T33">A</text:span><text:span text:style-name="T2">nswer:</text:span><text:span text:style-name="T2"><draw:frame draw:style-name="fr1" draw:name="Object13" text:anchor-type="as-char" svg:y="-0.377cm" svg:width="2.328cm" svg:height="0.467cm" draw:z-index="0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1"/>
      <text:p text:style-name="P100"><text:span text:style-name="T34">E</text:span><text:span text:style-name="T73">xample 2</text:span></text:p>
      <text:p text:style-name="P100"><text:span text:style-name="T34">I</text:span><text:span text:style-name="T55">n how many ways can you arrange 10 </text:span><text:span text:style-name="T57">P</text:span><text:span text:style-name="T56">hysics</text:span><text:span text:style-name="T55">, 4 </text:span><text:span text:style-name="T57">F</text:span><text:span text:style-name="T56">rench</text:span><text:span text:style-name="T55"> and 7 B</text:span><text:span text:style-name="T56">iology</text:span><text:span text:style-name="T55"> books </text:span><text:span text:style-name="T57">in a line if books of the same subject must be kept together?</text:span></text:p>
      <text:p text:style-name="P59">S<text:span text:style-name="T139">olution</text:span></text:p>
      <text:p text:style-name="P94"><text:span text:style-name="T33">We </text:span><text:span text:style-name="T47">can </text:span><text:span text:style-name="T33">arrange the 3 subjects in</text:span><text:span text:style-name="T33"><draw:frame draw:style-name="fr1" draw:name="Object21" text:anchor-type="as-char" svg:y="-0.377cm" svg:width="0.603cm" svg:height="0.467cm" draw:z-index="57"><draw:object xlink:href="./Object 28" xlink:type="simple" xlink:show="embed" xlink:actuate="onLoad"/><draw:image xlink:href="./ObjectReplacements/Object 28" xlink:type="simple" xlink:show="embed" xlink:actuate="onLoad"/></draw:frame></text:span><text:span text:style-name="T33">ways. We can then shuffle the </text:span><text:span text:style-name="T57">P</text:span><text:span text:style-name="T56">hysics</text:span><text:span text:style-name="T33"> books in</text:span><text:span text:style-name="T33"><draw:frame draw:style-name="fr1" draw:name="Object22" text:anchor-type="as-char" svg:y="-0.377cm" svg:width="0.813cm" svg:height="0.467cm" draw:z-index="58"><draw:object xlink:href="./Object 29" xlink:type="simple" xlink:show="embed" xlink:actuate="onLoad"/><draw:image xlink:href="./ObjectReplacements/Object 29" xlink:type="simple" xlink:show="embed" xlink:actuate="onLoad"/></draw:frame></text:span><text:span text:style-name="T33">ways, the </text:span><text:span text:style-name="T57">F</text:span><text:span text:style-name="T56">rench</text:span><text:span text:style-name="T33"> books in</text:span><text:span text:style-name="T33"><draw:frame draw:style-name="fr1" draw:name="Object23" text:anchor-type="as-char" svg:y="-0.377cm" svg:width="0.624cm" svg:height="0.467cm" draw:z-index="59"><draw:object xlink:href="./Object 30" xlink:type="simple" xlink:show="embed" xlink:actuate="onLoad"/><draw:image xlink:href="./ObjectReplacements/Object 30" xlink:type="simple" xlink:show="embed" xlink:actuate="onLoad"/></draw:frame></text:span><text:span text:style-name="T33">ways and the </text:span><text:span text:style-name="T55">B</text:span><text:span text:style-name="T56">iology</text:span><text:span text:style-name="T33"> books in</text:span><text:span text:style-name="T33"><draw:frame draw:style-name="fr1" draw:name="Object41" text:anchor-type="as-char" svg:y="-0.377cm" svg:width="0.607cm" svg:height="0.467cm" draw:z-index="60"><draw:object xlink:href="./Object 60" xlink:type="simple" xlink:show="embed" xlink:actuate="onLoad"/><draw:image xlink:href="./ObjectReplacements/Object 60" xlink:type="simple" xlink:show="embed" xlink:actuate="onLoad"/></draw:frame></text:span><text:span text:style-name="T33">ways.</text:span></text:p>
      <text:p text:style-name="P39">Answer:<draw:frame draw:style-name="fr1" draw:name="Object58" text:anchor-type="as-char" svg:y="-0.377cm" svg:width="3.106cm" svg:height="0.467cm" draw:z-index="61"><draw:object xlink:href="./Object 61" xlink:type="simple" xlink:show="embed" xlink:actuate="onLoad"/><draw:image xlink:href="./ObjectReplacements/Object 61" xlink:type="simple" xlink:show="embed" xlink:actuate="onLoad"/></draw:frame></text:p>
      <text:p text:style-name="P41"/>
      <text:p text:style-name="P100"><text:span text:style-name="T34">E</text:span><text:span text:style-name="T73">xample 3</text:span></text:p>
      <text:p text:style-name="P100"><text:span text:style-name="T57">There are 8 boys and 5 girls in a class. In how many ways can you a</text:span><text:span text:style-name="T59">rrange</text:span><text:span text:style-name="T57"> 4 boys and 3 girls </text:span><text:span text:style-name="T59">in a line</text:span><text:span text:style-name="T57">?</text:span></text:p>
      <text:p text:style-name="P59">S<text:span text:style-name="T139">olution</text:span></text:p>
      <text:p text:style-name="P90"><text:span text:style-name="T33">We </text:span><text:span text:style-name="T47">can </text:span><text:span text:style-name="T33">s</text:span><text:span text:style-name="T54">elect</text:span><text:span text:style-name="T33"> the pupils in</text:span><text:span text:style-name="T33"><draw:frame draw:style-name="fr1" draw:name="Object60" text:anchor-type="as-char" svg:y="-0.386cm" svg:width="2.842cm" svg:height="0.506cm" draw:z-index="62"><draw:object xlink:href="./Object 68" xlink:type="simple" xlink:show="embed" xlink:actuate="onLoad"/><draw:image xlink:href="./ObjectReplacements/Object 68" xlink:type="simple" xlink:show="embed" xlink:actuate="onLoad"/></draw:frame></text:span><text:span text:style-name="T33">ways. </text:span></text:p>
      <text:p text:style-name="P90"><text:span text:style-name="T58">Having selected the pupils, w</text:span><text:span text:style-name="T47">e</text:span><text:span text:style-name="T33"> </text:span><text:span text:style-name="T47">can</text:span><text:span text:style-name="T33"> arrange the</text:span><text:span text:style-name="T54">m</text:span><text:span text:style-name="T33"> in</text:span><text:span text:style-name="T33"><draw:frame draw:style-name="fr1" draw:name="Object61" text:anchor-type="as-char" svg:y="-0.377cm" svg:width="0.607cm" svg:height="0.467cm" draw:z-index="63"><draw:object xlink:href="./Object 72" xlink:type="simple" xlink:show="embed" xlink:actuate="onLoad"/><draw:image xlink:href="./ObjectReplacements/Object 72" xlink:type="simple" xlink:show="embed" xlink:actuate="onLoad"/></draw:frame></text:span><text:span text:style-name="T33">ways.</text:span></text:p>
      <text:p text:style-name="P39"><text:span text:style-name="T122">A</text:span>nswer:<draw:frame draw:style-name="fr1" draw:name="Object100" text:anchor-type="as-char" svg:y="-0.386cm" svg:width="3.588cm" svg:height="0.506cm" draw:z-index="64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41"><text:soft-page-break/></text:p>
      <text:p text:style-name="P100"><text:span text:style-name="T34">E</text:span><text:span text:style-name="T73">xample 4</text:span></text:p>
      <text:p text:style-name="P67">There are 10 boys and 12 girls in a class. In how many ways can you select 5 pupils if you must include at least one boy and at least one girl?</text:p>
      <text:p text:style-name="P59">S<text:span text:style-name="T139">olution</text:span></text:p>
      <text:p text:style-name="P37"><text:s/><text:span text:style-name="T112">There are</text:span><text:span text:style-name="T112"><draw:frame draw:style-name="fr1" draw:name="Object101" text:anchor-type="as-char" svg:y="-0.386cm" svg:width="1.552cm" svg:height="0.506cm" draw:z-index="65"><draw:object xlink:href="./Object 101" xlink:type="simple" xlink:show="embed" xlink:actuate="onLoad"/><draw:image xlink:href="./ObjectReplacements/Object 101" xlink:type="simple" xlink:show="embed" xlink:actuate="onLoad"/></draw:frame></text:span><text:span text:style-name="T112">ways to select 5 pupils. But some selections are no good.</text:span></text:p>
      <text:p text:style-name="P40">There are<draw:frame draw:style-name="fr1" draw:name="Object102" text:anchor-type="as-char" svg:y="-0.386cm" svg:width="1.556cm" svg:height="0.506cm" draw:z-index="67"><draw:object xlink:href="./Object 102" xlink:type="simple" xlink:show="embed" xlink:actuate="onLoad"/><draw:image xlink:href="./ObjectReplacements/Object 102" xlink:type="simple" xlink:show="embed" xlink:actuate="onLoad"/></draw:frame>selections which are all boys and<draw:frame draw:style-name="fr1" draw:name="Object110" text:anchor-type="as-char" svg:y="-0.386cm" svg:width="1.55cm" svg:height="0.506cm" draw:z-index="68"><draw:object xlink:href="./Object 110" xlink:type="simple" xlink:show="embed" xlink:actuate="onLoad"/><draw:image xlink:href="./ObjectReplacements/Object 110" xlink:type="simple" xlink:show="embed" xlink:actuate="onLoad"/></draw:frame>selections that are all girls.</text:p>
      <text:p text:style-name="P40">Answer:<draw:frame draw:style-name="fr1" draw:name="Object111" text:anchor-type="as-char" svg:y="-0.386cm" svg:width="4.905cm" svg:height="0.506cm" draw:z-index="69"><draw:object xlink:href="./Object 111" xlink:type="simple" xlink:show="embed" xlink:actuate="onLoad"/><draw:image xlink:href="./ObjectReplacements/Object 111" xlink:type="simple" xlink:show="embed" xlink:actuate="onLoad"/></draw:frame></text:p>
      <text:p text:style-name="P55"/>
      <text:p text:style-name="P100"><text:span text:style-name="T74">E</text:span><text:span text:style-name="T73">xample 5</text:span></text:p>
      <text:p text:style-name="P57">In how many ways can you arrange the letters A, A, A, B, B, B, B, B, <text:span text:style-name="T143">in a line</text:span>?</text:p>
      <text:p text:style-name="P59">S<text:span text:style-name="T139">olution</text:span></text:p>
      <text:p text:style-name="P54">There are 8 places and we need to choose 3 of these places for the A’s</text:p>
      <text:p text:style-name="P111"><text:span text:style-name="T2">Answer:</text:span><text:span text:style-name="T2"><draw:frame draw:style-name="fr1" draw:name="Object99" text:anchor-type="as-char" svg:y="-0.386cm" svg:width="1.351cm" svg:height="0.506cm" draw:z-index="47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60">Or</text:p>
      <text:p text:style-name="P56">There are 8 places and we need to choose <text:span text:style-name="T137">5</text:span> of these places for the <text:span text:style-name="T137">B</text:span>’s</text:p>
      <text:p text:style-name="P60">Answer:<draw:frame draw:style-name="fr1" draw:name="Object1" text:anchor-type="as-char" svg:y="-0.386cm" svg:width="1.349cm" svg:height="0.506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106"><text:span text:style-name="T60">E</text:span><text:span text:style-name="T73">xample </text:span><text:span text:style-name="T78">6</text:span></text:p>
      <text:p text:style-name="P78">A pack of cards has 52 cards. Each card has a suit (spade, heart, diamond or club) and a rank (ace, two, three, … king). In a game of poker, a hand consists of 5 cards. How many hands are:</text:p>
      <text:p text:style-name="P85"><text:span text:style-name="T34">a) </text:span><text:span text:style-name="T35">S</text:span><text:span text:style-name="T34">traight-flush<text:tab/><text:tab/><text:tab/>5 consecutive cards </text:span><text:span text:style-name="T69">all</text:span><text:span text:style-name="T34"> in </text:span><text:span text:style-name="T69">the same</text:span><text:span text:style-name="T34"> suit</text:span></text:p>
      <text:p text:style-name="P85"><text:span text:style-name="T34">b) 4 of </text:span><text:span text:style-name="T5">a </text:span><text:span text:style-name="T34">kind<text:tab/><text:tab/><text:tab/><text:tab/>4 cards of </text:span><text:span text:style-name="T5">o</text:span><text:span text:style-name="T46">ne</text:span><text:span text:style-name="T34"> </text:span><text:span text:style-name="T35">rank and 1 other card</text:span></text:p>
      <text:p text:style-name="P40">c) <text:span text:style-name="T1">F</text:span>ull-house<text:tab/><text:tab/><text:tab/><text:tab/>3 <text:span text:style-name="T114">cards </text:span>of one <text:span text:style-name="T1">rank</text:span> and 2 <text:span text:style-name="T114">cards </text:span>of another <text:span text:style-name="T1">rank</text:span></text:p>
      <text:p text:style-name="P85"><text:span text:style-name="T34">d) </text:span><text:span text:style-name="T35">F</text:span><text:span text:style-name="T34">lush<text:tab/><text:tab/><text:tab/><text:tab/><text:tab/>5 non-consecutive cards </text:span><text:span text:style-name="T69">all in the same</text:span><text:span text:style-name="T34"> suit</text:span></text:p>
      <text:p text:style-name="P85"><text:span text:style-name="T34">e) </text:span><text:span text:style-name="T35">S</text:span><text:span text:style-name="T34">traight<text:tab/><text:tab/><text:tab/><text:tab/><text:tab/>5 consecutive cards not a</text:span><text:span text:style-name="T69">ll in the same</text:span><text:span text:style-name="T34"> suit</text:span></text:p>
      <text:p text:style-name="P85"><text:span text:style-name="T34">f) 3 of </text:span><text:span text:style-name="T5">a </text:span><text:span text:style-name="T34">kind<text:tab/><text:tab/><text:tab/><text:tab/>3 cards of o</text:span><text:span text:style-name="T46">ne</text:span><text:span text:style-name="T34"> rank </text:span><text:span text:style-name="T40">and 2 other cards of different ranks</text:span></text:p>
      <text:p text:style-name="P59">S<text:span text:style-name="T139">olutions</text:span></text:p>
      <text:p text:style-name="P1"><text:span text:style-name="T113">a) S</text:span>traight-flush:</text:p>
      <text:p text:style-name="P88"><text:span text:style-name="T41">T</text:span><text:span text:style-name="T42">here are 10 ways you can get 5 consecutive cards:</text:span></text:p>
      <text:p text:style-name="P62">ace, 2, 3, 4, 5</text:p>
      <text:p text:style-name="P62">2, 3, 4, 5, 6</text:p>
      <text:p text:style-name="P62">3, 4, 5, 6, 7</text:p>
      <text:p text:style-name="P62">…</text:p>
      <text:p text:style-name="P62">10, jack, queen, king, ace</text:p>
      <text:p text:style-name="P49"><text:soft-page-break/>There are 4 choices for the suit.</text:p>
      <text:p text:style-name="P5"><text:span text:style-name="T121">Answer:</text:span><text:span text:style-name="T121"><draw:frame draw:style-name="fr1" draw:name="Object112" text:anchor-type="as-char" svg:y="-0.377cm" svg:width="2.013cm" svg:height="0.467cm" draw:z-index="70"><draw:object xlink:href="./Object 112" xlink:type="simple" xlink:show="embed" xlink:actuate="onLoad"/><draw:image xlink:href="./ObjectReplacements/Object 112" xlink:type="simple" xlink:show="embed" xlink:actuate="onLoad"/></draw:frame></text:span></text:p>
      <text:p text:style-name="P85"><text:span text:style-name="T36">b) </text:span><text:span text:style-name="T2">4 of </text:span><text:span text:style-name="T5">a </text:span><text:span text:style-name="T34">kind</text:span><text:span text:style-name="T2">: </text:span></text:p>
      <text:p text:style-name="P87"><text:span text:style-name="T36">There are 13 choices for the rank of the 4 cards and 4</text:span><text:span text:style-name="T45">8 choices for the 1 other card</text:span><text:span text:style-name="T36">.</text:span></text:p>
      <text:p text:style-name="P5"><text:span text:style-name="T121">Answer:</text:span><draw:frame draw:style-name="fr1" draw:name="Object51" text:anchor-type="as-char" svg:y="-0.377cm" svg:width="2.424cm" svg:height="0.467cm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><text:span text:style-name="T114">c) F</text:span>ull-house:</text:p>
      <text:p text:style-name="P89"><text:span text:style-name="T36">There are 13 choices for </text:span><text:span text:style-name="T40">the</text:span><text:span text:style-name="T36"> rank </text:span><text:span text:style-name="T40">of the 3 cards </text:span><text:span text:style-name="T36">and</text:span><text:span text:style-name="T36"><draw:frame draw:style-name="fr1" draw:name="Object26" text:anchor-type="as-char" svg:y="-0.386cm" svg:width="1.369cm" svg:height="0.506cm" draw:z-index="71"><draw:object xlink:href="./Object 51" xlink:type="simple" xlink:show="embed" xlink:actuate="onLoad"/><draw:image xlink:href="./ObjectReplacements/Object 51" xlink:type="simple" xlink:show="embed" xlink:actuate="onLoad"/></draw:frame></text:span><text:span text:style-name="T43">choices for the 3 cards of that rank.</text:span><text:span text:style-name="T36"> There are 12 choices for t</text:span><text:span text:style-name="T40">he</text:span><text:span text:style-name="T36"> rank </text:span><text:span text:style-name="T40">of the 2 cards </text:span><text:span text:style-name="T36">and</text:span><text:span text:style-name="T36"><draw:frame draw:style-name="fr1" draw:name="Object31" text:anchor-type="as-char" svg:y="-0.386cm" svg:width="1.363cm" svg:height="0.506cm" draw:z-index="72"><draw:object xlink:href="./Object 42" xlink:type="simple" xlink:show="embed" xlink:actuate="onLoad"/><draw:image xlink:href="./ObjectReplacements/Object 42" xlink:type="simple" xlink:show="embed" xlink:actuate="onLoad"/></draw:frame></text:span><text:span text:style-name="T36">choices </text:span><text:span text:style-name="T44">for</text:span><text:span text:style-name="T36"> </text:span><text:span text:style-name="T44">the </text:span><text:span text:style-name="T36">2 </text:span><text:span text:style-name="T45">cards </text:span><text:span text:style-name="T36">of that rank.</text:span></text:p>
      <text:p text:style-name="P5"><text:span text:style-name="T121">Answer:</text:span><draw:frame draw:style-name="fr1" draw:name="Object52" text:anchor-type="as-char" svg:y="-0.386cm" svg:width="4.394cm" svg:height="0.506cm" draw:z-index="74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"><text:span text:style-name="T138">d) F</text:span>lush:</text:p>
      <text:p text:style-name="P89"><text:span text:style-name="T36">There are 4 choices </text:span><text:span text:style-name="T44">for the</text:span><text:span text:style-name="T36"> suit </text:span><text:span text:style-name="T44">of the 5 cards </text:span><text:span text:style-name="T36">and</text:span><text:span text:style-name="T36"><draw:frame draw:style-name="fr1" draw:name="Object32" text:anchor-type="as-char" svg:y="-0.386cm" svg:width="1.556cm" svg:height="0.506cm" draw:z-index="75"><draw:object xlink:href="./Object 44" xlink:type="simple" xlink:show="embed" xlink:actuate="onLoad"/><draw:image xlink:href="./ObjectReplacements/Object 44" xlink:type="simple" xlink:show="embed" xlink:actuate="onLoad"/></draw:frame></text:span><text:span text:style-name="T36">choices </text:span><text:span text:style-name="T44">for the</text:span><text:span text:style-name="T36"> 5 cards o</text:span><text:span text:style-name="T44">f</text:span><text:span text:style-name="T36"> that suit.</text:span></text:p>
      <text:p text:style-name="P108"><text:span text:style-name="T36">B</text:span><text:span text:style-name="T2">ut we have included the 40 straight-flushes.</text:span></text:p>
      <text:p text:style-name="P97"><text:span text:style-name="T40">A</text:span><text:span text:style-name="T67">nswer:</text:span><text:span text:style-name="T2"><draw:frame draw:style-name="fr1" draw:name="Object53" text:anchor-type="as-char" svg:y="-0.386cm" svg:width="2.912cm" svg:height="0.506cm" draw:z-index="76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<text:p text:style-name="P1"><text:span text:style-name="T138">e) S</text:span>traight:</text:p>
      <text:p text:style-name="P88"><text:span text:style-name="T41">T</text:span><text:span text:style-name="T42">here are 10 ways you can get 5 consecutive cards:</text:span></text:p>
      <text:p text:style-name="P89"><text:span text:style-name="T14">For each card in the straight there are 4 choices for its </text:span><text:span text:style-name="T15">suit</text:span><text:span text:style-name="T14">. </text:span></text:p>
      <text:p text:style-name="P50">But we have included the 40 straight-flushes.</text:p>
      <text:p text:style-name="P5"><text:span text:style-name="T101">A</text:span><text:span text:style-name="T100">nswer:</text:span><text:span text:style-name="T94"><draw:frame draw:style-name="fr1" draw:name="Object54" text:anchor-type="as-char" svg:y="-0.377cm" svg:width="4.376cm" svg:height="0.467cm" draw:z-index="8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86"><text:span text:style-name="T69">f) </text:span><text:span text:style-name="T2">3 of </text:span><text:span text:style-name="T5">a </text:span><text:span text:style-name="T34">kind</text:span><text:span text:style-name="T2">:</text:span></text:p>
      <text:p text:style-name="P86"><text:span text:style-name="T35">T</text:span><text:span text:style-name="T43">here are 13 choices for the rank of the 3 cards and</text:span><text:span text:style-name="T43"><draw:frame draw:style-name="fr1" draw:name="Object113" text:anchor-type="as-char" svg:y="-0.386cm" svg:width="1.369cm" svg:height="0.506cm" draw:z-index="84"><draw:object xlink:href="./Object 113" xlink:type="simple" xlink:show="embed" xlink:actuate="onLoad"/><draw:image xlink:href="./ObjectReplacements/Object 113" xlink:type="simple" xlink:show="embed" xlink:actuate="onLoad"/></draw:frame></text:span><text:span text:style-name="T43">choices for the 3 cards of that rank. </text:span><text:span text:style-name="T41">T</text:span><text:span text:style-name="T44">here are</text:span><text:span text:style-name="T44"><draw:frame draw:style-name="fr1" draw:name="Object33" text:anchor-type="as-char" svg:y="-0.386cm" svg:width="1.545cm" svg:height="0.506cm" draw:z-index="85"><draw:object xlink:href="./Object 45" xlink:type="simple" xlink:show="embed" xlink:actuate="onLoad"/><draw:image xlink:href="./ObjectReplacements/Object 45" xlink:type="simple" xlink:show="embed" xlink:actuate="onLoad"/></draw:frame></text:span><text:span text:style-name="T44">ways to choose the ranks of the </text:span><text:span text:style-name="T46">other</text:span><text:span text:style-name="T44"> 2 cards.</text:span></text:p>
      <text:p text:style-name="P109"><text:span text:style-name="T44">F</text:span><text:span text:style-name="T2">or each of the other 2 cards there are 4 choices for their suits</text:span></text:p>
      <text:p text:style-name="P5"><text:span text:style-name="T101">A</text:span><text:span text:style-name="T100">nswer:</text:span><text:span text:style-name="T95"><draw:frame draw:style-name="fr1" draw:name="Object55" text:anchor-type="as-char" svg:y="-0.386cm" svg:width="4.972cm" svg:height="0.506cm" draw:z-index="86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61"/>
      <text:p text:style-name="P100"><text:span text:style-name="T75">E</text:span><text:span text:style-name="T73">xample </text:span><text:span text:style-name="T78">7</text:span></text:p>
      <text:p text:style-name="P64">There are 20 people at a party. Everyone shakes hands once with every-one else. Have many hand-shakes take place?</text:p>
      <text:p text:style-name="P63">It can be fun to think of different ways to answer the same question.</text:p>
      <text:p text:style-name="P59">S<text:span text:style-name="T139">olution 1</text:span></text:p>
      <text:p text:style-name="P63">There are 20 people and everyone has 19 hand-shakes.</text:p>
      <text:p text:style-name="P63">Answer:<draw:frame draw:style-name="fr1" draw:name="Object2" text:anchor-type="as-char" svg:y="-0.377cm" svg:width="1.409cm" svg:height="0.467cm" draw:z-index="87"><draw:object xlink:href="./Object 2" xlink:type="simple" xlink:show="embed" xlink:actuate="onLoad"/><draw:image xlink:href="./ObjectReplacements/Object 2" xlink:type="simple" xlink:show="embed" xlink:actuate="onLoad"/></draw:frame>No! We have counted every handshake twice. Can you see why?</text:p>
      <text:p text:style-name="P63">Answer:<draw:frame draw:style-name="fr1" draw:name="Object3" text:anchor-type="as-char" svg:y="-0.619cm" svg:width="1.492cm" svg:height="0.998cm" draw:z-index="88"><draw:object xlink:href="./Object 3" xlink:type="simple" xlink:show="embed" xlink:actuate="onLoad"/><draw:image xlink:href="./ObjectReplacements/Object 3" xlink:type="simple" xlink:show="embed" xlink:actuate="onLoad"/></draw:frame></text:p>
      <text:p text:style-name="P64">S<text:span text:style-name="T142">olution 2</text:span></text:p>
      <text:p text:style-name="P63"><text:span text:style-name="T152">Alice</text:span> does 19 hand-shakes and then goes home.</text:p>
      <text:p text:style-name="P63"><text:soft-page-break/><text:span text:style-name="T152">Bill</text:span> then does 18 hand-shakes and goes home.</text:p>
      <text:p text:style-name="P137">J<text:span text:style-name="T152">ane</text:span> then does 17 hand-shakes and goes home.</text:p>
      <text:p text:style-name="P137">etc</text:p>
      <text:p text:style-name="P63">Answer:<draw:frame draw:style-name="fr1" draw:name="Object4" text:anchor-type="as-char" svg:y="-0.377cm" svg:width="3.24cm" svg:height="0.467cm" draw:z-index="89"><draw:object xlink:href="./Object 4" xlink:type="simple" xlink:show="embed" xlink:actuate="onLoad"/><draw:image xlink:href="./ObjectReplacements/Object 4" xlink:type="simple" xlink:show="embed" xlink:actuate="onLoad"/></draw:frame></text:p>
      <text:p text:style-name="P64">S<text:span text:style-name="T142">olution 3</text:span></text:p>
      <text:p text:style-name="P63">There are<draw:frame draw:style-name="fr1" draw:name="Object14" text:anchor-type="as-char" svg:y="-0.386cm" svg:width="1.554cm" svg:height="0.506cm" draw:z-index="49"><draw:object xlink:href="./Object 6" xlink:type="simple" xlink:show="embed" xlink:actuate="onLoad"/><draw:image xlink:href="./ObjectReplacements/Object 6" xlink:type="simple" xlink:show="embed" xlink:actuate="onLoad"/></draw:frame>ways to select a pair of people. For every pair of people there is a hand-shake.</text:p>
      <text:p text:style-name="P63">Answer:<draw:frame draw:style-name="fr1" draw:name="Object11" text:anchor-type="as-char" svg:y="-0.386cm" svg:width="1.554cm" svg:height="0.506cm" draw:z-index="30"><draw:object xlink:href="./Object 5" xlink:type="simple" xlink:show="embed" xlink:actuate="onLoad"/><draw:image xlink:href="./ObjectReplacements/Object 5" xlink:type="simple" xlink:show="embed" xlink:actuate="onLoad"/></draw:frame></text:p>
      <text:p text:style-name="P59"/>
      <text:p text:style-name="P135"><text:span text:style-name="T87">see EX</text:span><text:span text:style-name="T89">ERCISE</text:span></text:p>
      <text:p text:style-name="P77"/>
      <text:p text:style-name="P79"><text:span text:style-name="T91">E</text:span><text:span text:style-name="T93">XERCISE</text:span></text:p>
      <text:p text:style-name="P28">1) I have 12 pens, 8 pencils and 4 crayons. In how many ways can you select one of each?</text:p>
      <text:p text:style-name="P25"><text:span text:style-name="T116">2) </text:span>On a restaurant menu there are <text:span text:style-name="T115">3</text:span> choices for the first course, <text:span text:style-name="T115">10</text:span> choices for the second course and <text:span text:style-name="T115">5</text:span> choices for the third course. In how many ways can <text:span text:style-name="T110">you</text:span> select <text:span text:style-name="T110">a</text:span> meal?</text:p>
      <text:p text:style-name="P93"><text:span text:style-name="T21">3) Each day I buy a coffee, a tea or a beer at my local cafe. In how many ways can I s</text:span><text:span text:style-name="T22">elect</text:span><text:span text:style-name="T21"> my drinks for a week?</text:span></text:p>
      <text:p text:style-name="P19"><text:span text:style-name="T116">4) </text:span>In how many ways can you arrange the letters A, B, C, D, E?</text:p>
      <text:p text:style-name="P29">5) In how many ways can you arrange 20 people in a line?</text:p>
      <text:p text:style-name="P20"><text:span text:style-name="T116">6) </text:span>In how many ways can you arrange <text:span text:style-name="T107">3 of the letters A, B, C, D, E, F, G, H?</text:span></text:p>
      <text:p text:style-name="P24"><text:span text:style-name="T116">7) </text:span>In how many ways can I arrange <text:span text:style-name="T116">7</text:span> ornaments in a line if I have1<text:span text:style-name="T116">8</text:span> ornaments to choose from?</text:p>
      <text:p text:style-name="P27"><text:span text:style-name="T116">8) </text:span>In how many ways can you arrange the digits 1, 2, 3, 4, 5, <text:span text:style-name="T115">6, 7 </text:span>to form an odd number?</text:p>
      <text:p text:style-name="P29">9) There are 10 runners in a race. In how many ways can the gold, silver and bronze medals be awarded if there are no dead-heats?</text:p>
      <text:p text:style-name="P83"><text:span text:style-name="T20">1</text:span><text:span text:style-name="T21">0</text:span><text:span text:style-name="T19">) </text:span><text:span text:style-name="T17">In how many ways can you s</text:span><text:span text:style-name="T18">elect</text:span><text:span text:style-name="T17"> </text:span><text:span text:style-name="T16">3 of the letters A, B, C, D, E, F, G, H?</text:span></text:p>
      <text:p text:style-name="P22"><text:span text:style-name="T116">11) </text:span>In how many ways can you <text:span text:style-name="T127">select</text:span> 13 cards from a pack <text:span text:style-name="T102">of 52 cards</text:span>?</text:p>
      <text:p text:style-name="P30">12) In a lottery, you have to select 6 numbers from 1, 2, 3, …, 49</text:p>
      <text:p text:style-name="P23">In how many ways can you <text:span text:style-name="T116">select</text:span> your lottery numbers?</text:p>
      <text:p text:style-name="P22"><text:span text:style-name="T116">13) </text:span>In a class of <text:span text:style-name="T116">25</text:span> pupils, everyone shakes hands exactly once with everyone-else. How many hand-shakes take place?</text:p>
      <text:p text:style-name="P26"><text:span text:style-name="T116">14) 1</text:span>0 points are marked around a circle. A line is drawn between every pair of points. How many lines will be drawn?</text:p>
      <text:p text:style-name="P22"><text:span text:style-name="T116">15) </text:span>In how many ways can you split a class of 2<text:span text:style-name="T116">8</text:span> pupils into a group of <text:span text:style-name="T116">20</text:span> and a group of 8?</text:p>
      <text:p text:style-name="P22"><text:span text:style-name="T116">16) </text:span>In how many ways can you split a class of 2<text:span text:style-name="T116">8</text:span> pupils into a group of 1<text:span text:style-name="T116">8,</text:span> a group of <text:span text:style-name="T111">6 and a group of 4</text:span>?</text:p>
      <text:p text:style-name="P31"><text:soft-page-break/>17) In how many ways can you split a class of<draw:frame draw:style-name="fr1" draw:name="Object39" text:anchor-type="as-char" svg:y="-0.386cm" svg:width="1.804cm" svg:height="0.506cm" draw:z-index="90"><draw:object xlink:href="./Object 50" xlink:type="simple" xlink:show="embed" xlink:actuate="onLoad"/><draw:image xlink:href="./ObjectReplacements/Object 50" xlink:type="simple" xlink:show="embed" xlink:actuate="onLoad"/><svg:desc>formula</svg:desc></draw:frame>pupils into a group of<draw:frame draw:style-name="fr1" draw:name="Object38" text:anchor-type="as-char" svg:y="-0.377cm" svg:width="0.432cm" svg:height="0.467cm" draw:z-index="91"><draw:object xlink:href="./Object 56" xlink:type="simple" xlink:show="embed" xlink:actuate="onLoad"/><draw:image xlink:href="./ObjectReplacements/Object 56" xlink:type="simple" xlink:show="embed" xlink:actuate="onLoad"/><svg:desc>formula</svg:desc></draw:frame>pupils, a group of<draw:frame draw:style-name="fr1" draw:name="Object56" text:anchor-type="as-char" svg:y="-0.377cm" svg:width="0.466cm" svg:height="0.467cm" draw:z-index="92"><draw:object xlink:href="./Object 57" xlink:type="simple" xlink:show="embed" xlink:actuate="onLoad"/><draw:image xlink:href="./ObjectReplacements/Object 57" xlink:type="simple" xlink:show="embed" xlink:actuate="onLoad"/><svg:desc>formula</svg:desc></draw:frame>pupils and a group of<draw:frame draw:style-name="fr1" draw:name="Object57" text:anchor-type="as-char" svg:y="-0.377cm" svg:width="0.406cm" svg:height="0.467cm" draw:z-index="93"><draw:object xlink:href="./Object 58" xlink:type="simple" xlink:show="embed" xlink:actuate="onLoad"/><draw:image xlink:href="./ObjectReplacements/Object 58" xlink:type="simple" xlink:show="embed" xlink:actuate="onLoad"/><svg:desc>formula</svg:desc></draw:frame>pupils if<draw:frame draw:style-name="fr1" draw:name="Object134" text:anchor-type="as-char" svg:y="-0.377cm" svg:width="0.432cm" svg:height="0.467cm" draw:z-index="94"><draw:object xlink:href="./Object 134" xlink:type="simple" xlink:show="embed" xlink:actuate="onLoad"/><draw:image xlink:href="./ObjectReplacements/Object 134" xlink:type="simple" xlink:show="embed" xlink:actuate="onLoad"/></draw:frame><text:span text:style-name="T125">and</text:span><text:span text:style-name="T125"><draw:frame draw:style-name="fr1" draw:name="Object103" text:anchor-type="as-char" svg:y="-0.377cm" svg:width="0.466cm" svg:height="0.467cm" draw:z-index="73"><draw:object xlink:href="./Object 103" xlink:type="simple" xlink:show="embed" xlink:actuate="onLoad"/><draw:image xlink:href="./ObjectReplacements/Object 103" xlink:type="simple" xlink:show="embed" xlink:actuate="onLoad"/></draw:frame></text:span><text:span text:style-name="T125">and</text:span><text:span text:style-name="T125"><draw:frame draw:style-name="fr1" draw:name="Object37" text:anchor-type="as-char" svg:y="-0.377cm" svg:width="0.406cm" svg:height="0.467cm" draw:z-index="44"><draw:object xlink:href="./Object 67" xlink:type="simple" xlink:show="embed" xlink:actuate="onLoad"/><draw:image xlink:href="./ObjectReplacements/Object 67" xlink:type="simple" xlink:show="embed" xlink:actuate="onLoad"/></draw:frame></text:span><text:span text:style-name="T125">are different numbers?</text:span></text:p>
      <text:p text:style-name="P28">1<text:span text:style-name="T126">8</text:span>) There are 16 boys and 18 girls in a class. In how many ways can you select 6 boys and 9 girls?</text:p>
      <text:p text:style-name="P21"><text:span text:style-name="T116">19) </text:span>I have <text:span text:style-name="T116">3</text:span>0 letters and <text:span text:style-name="T116">3</text:span>0 envelopes. In how many ways can I place one letter in each envelope?</text:p>
      <text:p text:style-name="P131"><text:span text:style-name="T119">20</text:span><text:span text:style-name="T118">) </text:span><text:span text:style-name="T117">In how many ways can you select some (or none) people from a group of </text:span><text:span text:style-name="T118">7</text:span><text:span text:style-name="T117"> people?</text:span></text:p>
      <text:p text:style-name="P130"><text:span text:style-name="T24">2</text:span><text:span text:style-name="T29">1</text:span><text:span text:style-name="T24">)</text:span><text:span text:style-name="T23"> </text:span><text:span text:style-name="T24">How many hands </text:span><text:span text:style-name="T25">of 13 cards</text:span><text:span text:style-name="T24"> have </text:span><text:span text:style-name="T23">4 spades, 4 hearts, 4 diamonds and 1 club?</text:span></text:p>
      <text:p text:style-name="P33">2<text:span text:style-name="T126">2</text:span>) Here is the street plan of a city. <text:span text:style-name="T152">The lines represent the streets.</text:span>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32"/>
          </table:table-cell>
          <table:table-cell table:style-name="Table1.A1" office:value-type="string">
            <text:p text:style-name="P132"/>
          </table:table-cell>
          <table:table-cell table:style-name="Table1.A1" office:value-type="string">
            <text:p text:style-name="P132"/>
          </table:table-cell>
          <table:table-cell table:style-name="Table1.A1" office:value-type="string">
            <text:p text:style-name="P132"/>
          </table:table-cell>
          <table:table-cell table:style-name="Table1.A1" office:value-type="string">
            <text:p text:style-name="P132"/>
          </table:table-cell>
          <table:table-cell table:style-name="Table1.F1" office:value-type="string">
            <text:p text:style-name="P132"/>
          </table:table-cell>
        </table:table-row>
        <table:table-row table:style-name="Table1.1"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/>
          </table:table-cell>
        </table:table-row>
        <table:table-row table:style-name="Table1.1"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/>
          </table:table-cell>
        </table:table-row>
        <table:table-row table:style-name="Table1.1"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/>
          </table:table-cell>
        </table:table-row>
        <table:table-row table:style-name="Table1.1"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/>
          </table:table-cell>
        </table:table-row>
        <table:table-row table:style-name="Table1.1"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/>
          </table:table-cell>
        </table:table-row>
      </table:table>
      <text:p text:style-name="P7"/>
      <text:p text:style-name="P8">All roads run north-south or east-west. I want to walk from the bottom left-hand corner to the top right-hand corner. I only want to walk north or east. In how many ways <text:span text:style-name="T90">can I </text:span><text:span text:style-name="T92">select</text:span><text:span text:style-name="T90"> my route?</text:span></text:p>
      <text:p text:style-name="P91"><text:span text:style-name="T37">2</text:span><text:span text:style-name="T53">3</text:span><text:span text:style-name="T37">) </text:span><text:span text:style-name="T2">Brag</text:span></text:p>
      <text:p text:style-name="P46">In <text:span text:style-name="T123">a</text:span> game <text:span text:style-name="T123">of </text:span>Brag, a hand consists of <text:span text:style-name="T109">3</text:span> cards. <text:span text:style-name="T106">How many hands are:</text:span></text:p>
      <text:p text:style-name="P91"><text:span text:style-name="T30">a) 3 of a kind<text:tab/><text:tab/><text:tab/><text:tab/>3 cards of o</text:span><text:span text:style-name="T48">ne</text:span><text:span text:style-name="T30"> rank</text:span></text:p>
      <text:p text:style-name="P2"><text:span text:style-name="T108">b) </text:span>Straight-flush<text:tab/><text:tab/><text:tab/><text:span text:style-name="T123">3 consecutive cards all in the same suit</text:span></text:p>
      <text:p text:style-name="P91"><text:span text:style-name="T30">c) </text:span><text:span text:style-name="T2">Straight<text:tab/><text:tab/><text:tab/><text:tab/><text:tab/></text:span><text:span text:style-name="T48">3 consecutive cards </text:span><text:span text:style-name="T49">not a</text:span><text:span text:style-name="T72">ll in the same suit</text:span><text:span text:style-name="T49"> suit</text:span></text:p>
      <text:p text:style-name="P91"><text:span text:style-name="T30">d) </text:span><text:span text:style-name="T2">Flush<text:tab/><text:tab/><text:tab/><text:tab/><text:tab/></text:span><text:span text:style-name="T49">3 non-consecutive cards a</text:span><text:span text:style-name="T72">ll in the same</text:span><text:span text:style-name="T49"> suit</text:span></text:p>
      <text:p text:style-name="P91"><text:span text:style-name="T30">e) </text:span><text:span text:style-name="T2">2 of </text:span><text:span text:style-name="T5">a </text:span><text:span text:style-name="T50">kind<text:tab/><text:tab/><text:tab/><text:tab/></text:span><text:span text:style-name="T52">2 cards of one rank and 1 other card</text:span></text:p>
      <text:p text:style-name="P32"/>
      <text:p text:style-name="P9">SOLUTIONS</text:p>
      <text:p text:style-name="P65">1) <text:span text:style-name="T141">Answer:</text:span><draw:frame draw:style-name="fr1" draw:name="Object114" text:anchor-type="as-char" svg:y="-0.377cm" svg:width="1.787cm" svg:height="0.467cm" draw:z-index="95"><draw:object xlink:href="./Object 114" xlink:type="simple" xlink:show="embed" xlink:actuate="onLoad"/><draw:image xlink:href="./ObjectReplacements/Object 114" xlink:type="simple" xlink:show="embed" xlink:actuate="onLoad"/></draw:frame></text:p>
      <text:p text:style-name="P65">2) <text:span text:style-name="T141">Answer:</text:span><draw:frame draw:style-name="fr1" draw:name="Object115" text:anchor-type="as-char" svg:y="-0.377cm" svg:width="1.767cm" svg:height="0.467cm" draw:z-index="96"><draw:object xlink:href="./Object 115" xlink:type="simple" xlink:show="embed" xlink:actuate="onLoad"/><draw:image xlink:href="./ObjectReplacements/Object 115" xlink:type="simple" xlink:show="embed" xlink:actuate="onLoad"/></draw:frame></text:p>
      <text:p text:style-name="P65">3) <text:span text:style-name="T141">Answer:</text:span><draw:frame draw:style-name="fr1" draw:name="Object116" text:anchor-type="as-char" svg:y="-0.377cm" svg:width="3.838cm" svg:height="0.467cm" draw:z-index="97"><draw:object xlink:href="./Object 116" xlink:type="simple" xlink:show="embed" xlink:actuate="onLoad"/><draw:image xlink:href="./ObjectReplacements/Object 116" xlink:type="simple" xlink:show="embed" xlink:actuate="onLoad"/></draw:frame></text:p>
      <text:p text:style-name="P65">4) <text:span text:style-name="T141">Answer:</text:span><draw:frame draw:style-name="fr1" draw:name="Object117" text:anchor-type="as-char" svg:y="-0.377cm" svg:width="0.603cm" svg:height="0.467cm" draw:z-index="99"><draw:object xlink:href="./Object 117" xlink:type="simple" xlink:show="embed" xlink:actuate="onLoad"/><draw:image xlink:href="./ObjectReplacements/Object 117" xlink:type="simple" xlink:show="embed" xlink:actuate="onLoad"/></draw:frame></text:p>
      <text:p text:style-name="P65">5) <text:span text:style-name="T141">Answer:</text:span><draw:frame draw:style-name="fr1" draw:name="Object118" text:anchor-type="as-char" svg:y="-0.377cm" svg:width="0.817cm" svg:height="0.467cm" draw:z-index="100"><draw:object xlink:href="./Object 118" xlink:type="simple" xlink:show="embed" xlink:actuate="onLoad"/><draw:image xlink:href="./ObjectReplacements/Object 118" xlink:type="simple" xlink:show="embed" xlink:actuate="onLoad"/></draw:frame></text:p>
      <text:p text:style-name="P65">6) <text:span text:style-name="T141">Answer:</text:span><draw:frame draw:style-name="fr1" draw:name="Object119" text:anchor-type="as-char" svg:y="-0.386cm" svg:width="1.335cm" svg:height="0.506cm" draw:z-index="101"><draw:object xlink:href="./Object 119" xlink:type="simple" xlink:show="embed" xlink:actuate="onLoad"/><draw:image xlink:href="./ObjectReplacements/Object 119" xlink:type="simple" xlink:show="embed" xlink:actuate="onLoad"/></draw:frame></text:p>
      <text:p text:style-name="P65">7) <text:span text:style-name="T141">Answer:</text:span><draw:frame draw:style-name="fr1" draw:name="Object120" text:anchor-type="as-char" svg:y="-0.386cm" svg:width="1.545cm" svg:height="0.506cm" draw:z-index="102"><draw:object xlink:href="./Object 120" xlink:type="simple" xlink:show="embed" xlink:actuate="onLoad"/><draw:image xlink:href="./ObjectReplacements/Object 120" xlink:type="simple" xlink:show="embed" xlink:actuate="onLoad"/></draw:frame></text:p>
      <text:p text:style-name="P99"><text:span text:style-name="T38">8) There are 4 choices for the last digit because the last digit must be odd. The other 6 digits can be arranged in</text:span><text:span text:style-name="T38"><draw:frame draw:style-name="fr1" draw:name="Object121" text:anchor-type="as-char" svg:y="-0.377cm" svg:width="0.609cm" svg:height="0.467cm" draw:z-index="103"><draw:object xlink:href="./Object 121" xlink:type="simple" xlink:show="embed" xlink:actuate="onLoad"/><draw:image xlink:href="./ObjectReplacements/Object 121" xlink:type="simple" xlink:show="embed" xlink:actuate="onLoad"/></draw:frame></text:span><text:span text:style-name="T38">ways.</text:span></text:p>
      <text:p text:style-name="P99"><text:span text:style-name="T38">Answer:</text:span><text:span text:style-name="T38"><draw:frame draw:style-name="fr1" draw:name="Object122" text:anchor-type="as-char" svg:y="-0.377cm" svg:width="1.199cm" svg:height="0.467cm" draw:z-index="104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99"><text:soft-page-break/><text:span text:style-name="T38">9) We want to arrange 3 </text:span><text:span text:style-name="T47">of the 10 </text:span><text:span text:style-name="T38">runners on the podium.</text:span></text:p>
      <text:p text:style-name="P99"><text:span text:style-name="T38">Answer:</text:span><text:span text:style-name="T38"><draw:frame draw:style-name="fr1" draw:name="Object123" text:anchor-type="as-char" svg:y="-0.386cm" svg:width="1.542cm" svg:height="0.506cm" draw:z-index="105"><draw:object xlink:href="./Object 123" xlink:type="simple" xlink:show="embed" xlink:actuate="onLoad"/><draw:image xlink:href="./ObjectReplacements/Object 123" xlink:type="simple" xlink:show="embed" xlink:actuate="onLoad"/></draw:frame></text:span></text:p>
      <text:p text:style-name="P123"><text:span text:style-name="T2">10) </text:span><text:span text:style-name="T71">Answer:</text:span><text:span text:style-name="T2"><draw:frame draw:style-name="fr1" draw:name="Object124" text:anchor-type="as-char" svg:y="-0.386cm" svg:width="1.351cm" svg:height="0.506cm" draw:z-index="98"><draw:object xlink:href="./Object 124" xlink:type="simple" xlink:show="embed" xlink:actuate="onLoad"/><draw:image xlink:href="./ObjectReplacements/Object 124" xlink:type="simple" xlink:show="embed" xlink:actuate="onLoad"/></draw:frame></text:span></text:p>
      <text:p text:style-name="P123"><text:span text:style-name="T2">11) </text:span><text:span text:style-name="T71">Answer:</text:span><text:span text:style-name="T2"><draw:frame draw:style-name="fr1" draw:name="Object125" text:anchor-type="as-char" svg:y="-0.386cm" svg:width="1.76cm" svg:height="0.506cm" draw:z-index="66"><draw:object xlink:href="./Object 125" xlink:type="simple" xlink:show="embed" xlink:actuate="onLoad"/><draw:image xlink:href="./ObjectReplacements/Object 125" xlink:type="simple" xlink:show="embed" xlink:actuate="onLoad"/></draw:frame></text:span></text:p>
      <text:p text:style-name="P123"><text:span text:style-name="T2">12) </text:span><text:span text:style-name="T71">Answer:</text:span><text:span text:style-name="T2"><draw:frame draw:style-name="fr1" draw:name="Object126" text:anchor-type="as-char" svg:y="-0.386cm" svg:width="1.573cm" svg:height="0.506cm" draw:z-index="50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65">13) For each way we can choose two pupils there is a hand-shake.</text:p>
      <text:p text:style-name="P99"><text:span text:style-name="T38">Answer:</text:span><text:span text:style-name="T38"><draw:frame draw:style-name="fr1" draw:name="Object127" text:anchor-type="as-char" svg:y="-0.386cm" svg:width="1.554cm" svg:height="0.506cm" draw:z-index="106"><draw:object xlink:href="./Object 127" xlink:type="simple" xlink:show="embed" xlink:actuate="onLoad"/><draw:image xlink:href="./ObjectReplacements/Object 127" xlink:type="simple" xlink:show="embed" xlink:actuate="onLoad"/></draw:frame></text:span></text:p>
      <text:p text:style-name="P122"><text:span text:style-name="T38">1</text:span><text:span text:style-name="T2">4) </text:span><text:span text:style-name="T38">For each way we can choose two p</text:span><text:span text:style-name="T2">oint</text:span><text:span text:style-name="T38">s there is a </text:span><text:span text:style-name="T2">line.</text:span></text:p>
      <text:p text:style-name="P122"><text:span text:style-name="T2">Answer:</text:span><text:span text:style-name="T2"><draw:frame draw:style-name="fr1" draw:name="Object128" text:anchor-type="as-char" svg:y="-0.386cm" svg:width="1.552cm" svg:height="0.506cm" draw:z-index="107"><draw:object xlink:href="./Object 128" xlink:type="simple" xlink:show="embed" xlink:actuate="onLoad"/><draw:image xlink:href="./ObjectReplacements/Object 128" xlink:type="simple" xlink:show="embed" xlink:actuate="onLoad"/></draw:frame></text:span></text:p>
      <text:p text:style-name="P122"><text:span text:style-name="T2">15) Once you have chosen 20 pupils </text:span><text:span text:style-name="T47">from 28 pupils </text:span><text:span text:style-name="T2">there is nothing-else to do.</text:span></text:p>
      <text:p text:style-name="P122"><text:span text:style-name="T2">Answer:</text:span><text:span text:style-name="T2"><draw:frame draw:style-name="fr1" draw:name="Object129" text:anchor-type="as-char" svg:y="-0.386cm" svg:width="1.771cm" svg:height="0.506cm" draw:z-index="108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122"><text:span text:style-name="T2">16) Once you have chosen 18 pupils </text:span><text:span text:style-name="T47">from 28 pupils </text:span><text:span text:style-name="T2">and then </text:span><text:span text:style-name="T47">chosen</text:span><text:span text:style-name="T2"> 6 pupils </text:span><text:span text:style-name="T47">from the remaining 10 pupils </text:span><text:span text:style-name="T2">there is nothing-else to do.</text:span></text:p>
      <text:p text:style-name="P122"><text:span text:style-name="T2">Answer: </text:span><text:span text:style-name="T2"><draw:frame draw:style-name="fr1" draw:name="Object130" text:anchor-type="as-char" svg:y="-0.386cm" svg:width="3.455cm" svg:height="0.506cm" draw:z-index="109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53">17) Once you have chosen x pupils from (x+y+z)pupils and then chosen y pupils from the remaining(y+z)pupils there is nothing-else to do.</text:p>
      <text:p text:style-name="P121"><text:span text:style-name="T2">Answer: </text:span><text:span text:style-name="T2"><draw:frame draw:style-name="fr1" draw:name="Object91" text:anchor-type="as-char" svg:y="-0.386cm" svg:width="4.856cm" svg:height="0.506cm" draw:z-index="110"><draw:object xlink:href="./Object 91" xlink:type="simple" xlink:show="embed" xlink:actuate="onLoad"/><draw:image xlink:href="./ObjectReplacements/Object 91" xlink:type="simple" xlink:show="embed" xlink:actuate="onLoad"/></draw:frame></text:span></text:p>
      <text:p text:style-name="P98"><text:span text:style-name="T70">This answer simplifies to:</text:span><text:span text:style-name="T140"><draw:frame draw:style-name="fr1" draw:name="Object15" text:anchor-type="as-char" svg:y="-0.66cm" svg:width="2.046cm" svg:height="1.037cm" draw:z-index="11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22"><text:span text:style-name="T2">1</text:span><text:span text:style-name="T53">8</text:span><text:span text:style-name="T2">) </text:span><text:span text:style-name="T71">Answer:</text:span><text:span text:style-name="T2"><draw:frame draw:style-name="fr1" draw:name="Object131" text:anchor-type="as-char" svg:y="-0.386cm" svg:width="3.253cm" svg:height="0.506cm" draw:z-index="112"><draw:object xlink:href="./Object 131" xlink:type="simple" xlink:show="embed" xlink:actuate="onLoad"/><draw:image xlink:href="./ObjectReplacements/Object 131" xlink:type="simple" xlink:show="embed" xlink:actuate="onLoad"/></draw:frame></text:span></text:p>
      <text:p text:style-name="P122"><text:span text:style-name="T2">1</text:span><text:span text:style-name="T53">9</text:span><text:span text:style-name="T2">) </text:span><text:span text:style-name="T71">Answer:</text:span><text:span text:style-name="T2"><draw:frame draw:style-name="fr1" draw:name="Object132" text:anchor-type="as-char" svg:y="-0.377cm" svg:width="0.815cm" svg:height="0.467cm" draw:z-index="113"><draw:object xlink:href="./Object 132" xlink:type="simple" xlink:show="embed" xlink:actuate="onLoad"/><draw:image xlink:href="./ObjectReplacements/Object 132" xlink:type="simple" xlink:show="embed" xlink:actuate="onLoad"/></draw:frame></text:span></text:p>
      <text:p text:style-name="P42"><text:span text:style-name="T126">20</text:span>) For each person you have a choice of 2 options – select that person or don’t select that person.</text:p>
      <text:p text:style-name="P42">Answer:<draw:frame draw:style-name="fr1" draw:name="Object133" text:anchor-type="as-char" svg:y="-0.377cm" svg:width="3.803cm" svg:height="0.467cm" draw:z-index="114"><draw:object xlink:href="./Object 133" xlink:type="simple" xlink:show="embed" xlink:actuate="onLoad"/><draw:image xlink:href="./ObjectReplacements/Object 133" xlink:type="simple" xlink:show="embed" xlink:actuate="onLoad"/></draw:frame></text:p>
      <text:p text:style-name="P43">2<text:span text:style-name="T126">1</text:span>) <text:span text:style-name="T120">You have to choose 4 of the 13 spades and …</text:span></text:p>
      <text:p text:style-name="P43"><text:span text:style-name="T120">Answer:</text:span><draw:frame draw:style-name="fr1" draw:name="Object40" text:anchor-type="as-char" svg:y="-0.386cm" svg:width="6.655cm" svg:height="0.506cm" draw:z-index="11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90"><text:span text:style-name="T39">2</text:span><text:span text:style-name="T53">2</text:span><text:span text:style-name="T39">) </text:span><text:span text:style-name="T4">I need to walk 6 blocks north and 6 blocks east.</text:span></text:p>
      <text:p text:style-name="P52">A possible route is: N, N, E, E, E, N, E, E, N, N, N, E</text:p>
      <text:p text:style-name="P82"><text:span text:style-name="T3">There are 1</text:span><text:span text:style-name="T4">2</text:span><text:span text:style-name="T3"> l</text:span><text:span text:style-name="T4">etters</text:span><text:span text:style-name="T3"> in the line and we need to choose </text:span><text:span text:style-name="T4">6</text:span><text:span text:style-name="T3"> positions for the </text:span><text:span text:style-name="T4">N letters</text:span><text:span text:style-name="T3">.</text:span></text:p>
      <text:p text:style-name="P129"><text:span text:style-name="T28">A</text:span><text:span text:style-name="T26">nswer:</text:span><text:span text:style-name="T27"><draw:frame draw:style-name="fr1" draw:name="Object109" text:anchor-type="as-char" svg:y="-0.377cm" svg:width="1.236cm" svg:height="0.467cm" draw:z-index="116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44">2<text:span text:style-name="T126">3</text:span>) </text:p>
      <text:p text:style-name="P92"><text:span text:style-name="T39">a) </text:span><text:span text:style-name="T2">3 of </text:span><text:span text:style-name="T50">a kind</text:span><text:span text:style-name="T2">:</text:span></text:p>
      <text:p text:style-name="P110"><text:span text:style-name="T2">There are 13 choices for the rank of the 3 cards and</text:span><text:span text:style-name="T2"><draw:frame draw:style-name="fr1" draw:name="Object34" text:anchor-type="as-char" svg:y="-0.386cm" svg:width="1.369cm" svg:height="0.506cm" draw:z-index="117"><draw:object xlink:href="./Object 46" xlink:type="simple" xlink:show="embed" xlink:actuate="onLoad"/><draw:image xlink:href="./ObjectReplacements/Object 46" xlink:type="simple" xlink:show="embed" xlink:actuate="onLoad"/></draw:frame></text:span><text:span text:style-name="T2">choices for the 3 cards of that rank.</text:span></text:p>
      <text:p text:style-name="P92"><text:span text:style-name="T51">Answer:</text:span><text:span text:style-name="T2"><draw:frame draw:style-name="fr1" draw:name="Object104" text:anchor-type="as-char" svg:y="-0.386cm" svg:width="2.133cm" svg:height="0.506cm" draw:z-index="118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<text:p text:style-name="P3"><text:span text:style-name="T120">b) </text:span>Straight-flush:</text:p>
      <text:p text:style-name="P47">There are 12 ways you can get 3 consecutive cards:</text:p>
      <text:p text:style-name="P48"><text:soft-page-break/>ace, 2, 3</text:p>
      <text:p text:style-name="P48">2, 3, 4</text:p>
      <text:p text:style-name="P48">3, 4, 5</text:p>
      <text:p text:style-name="P48">…</text:p>
      <text:p text:style-name="P48">queen, king, ace</text:p>
      <text:p text:style-name="P47">There are 4 choices for the suit.</text:p>
      <text:p text:style-name="P4"><text:span text:style-name="T124">Answer:</text:span><draw:frame draw:style-name="fr1" draw:name="Object105" text:anchor-type="as-char" svg:y="-0.377cm" svg:width="2.006cm" svg:height="0.467cm" draw:z-index="77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><text:span text:style-name="T39">c) </text:span><text:span text:style-name="T2">Straight:</text:span></text:p>
      <text:p text:style-name="P47">There are 12 ways you can get 3 consecutive cards:</text:p>
      <text:p text:style-name="P47"><text:span text:style-name="T97">For each card in the straight there are 4 choices for its </text:span><text:span text:style-name="T98">suit</text:span><text:span text:style-name="T97">. </text:span></text:p>
      <text:p text:style-name="P45"><text:span text:style-name="T96">But we have included the 4</text:span><text:span text:style-name="T99">8</text:span><text:span text:style-name="T96"> straight-flushes.</text:span></text:p>
      <text:p text:style-name="P3"><text:span text:style-name="T124">Answer:</text:span><text:span text:style-name="T94"><draw:frame draw:style-name="fr1" draw:name="Object106" text:anchor-type="as-char" svg:y="-0.377cm" svg:width="3.187cm" svg:height="0.467cm" draw:z-index="78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p>
      <text:p text:style-name="P3"><text:span text:style-name="T120">d) </text:span>Flush:</text:p>
      <text:p text:style-name="P4"><text:span text:style-name="T114">There are 4 choices for the suit of the 3 cards and</text:span><text:span text:style-name="T114"><draw:frame draw:style-name="fr1" draw:name="Object35" text:anchor-type="as-char" svg:y="-0.386cm" svg:width="1.558cm" svg:height="0.506cm" draw:z-index="7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14">choices for the 3 cards of that suit.</text:span></text:p>
      <text:p text:style-name="P45"><text:span text:style-name="T114">B</text:span>ut we have included the 4<text:span text:style-name="T124">8</text:span> straight-flushes.</text:p>
      <text:p text:style-name="P4"><text:span text:style-name="T124">Answer:</text:span><draw:frame draw:style-name="fr1" draw:name="Object107" text:anchor-type="as-char" svg:y="-0.386cm" svg:width="2.912cm" svg:height="0.506cm" draw:z-index="80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92"><text:span text:style-name="T39">e) </text:span><text:span text:style-name="T2">2 of </text:span><text:span text:style-name="T5">a </text:span><text:span text:style-name="T50">kind</text:span><text:span text:style-name="T2">:<text:tab/></text:span></text:p>
      <text:p text:style-name="P110"><text:span text:style-name="T2">There are 13 choices for the rank of the 2 cards and</text:span><text:span text:style-name="T2"><draw:frame draw:style-name="fr1" draw:name="Object36" text:anchor-type="as-char" svg:y="-0.386cm" svg:width="1.363cm" svg:height="0.506cm" draw:z-index="8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">choices for the 2 cards of that rank.</text:span></text:p>
      <text:p text:style-name="P47">There are 48 choices for the 1 other card.</text:p>
      <text:p text:style-name="P92"><text:span text:style-name="T52">Answer:</text:span><text:span text:style-name="T2"><draw:frame draw:style-name="fr1" draw:name="Object108" text:anchor-type="as-char" svg:y="-0.386cm" svg:width="2.909cm" svg:height="0.506cm" draw:z-index="82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p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1T12:16:45.565000000</meta:creation-date>
    <dc:date>2022-02-26T11:56:44.947000000</dc:date>
    <meta:editing-duration>PT12H25M18S</meta:editing-duration>
    <meta:editing-cycles>134</meta:editing-cycles>
    <meta:generator>LibreOffice/6.3.5.2$Windows_X86_64 LibreOffice_project/dd0751754f11728f69b42ee2af66670068624673</meta:generator>
    <meta:document-statistic meta:table-count="2" meta:image-count="0" meta:object-count="120" meta:page-count="10" meta:paragraph-count="284" meta:word-count="2534" meta:character-count="12352" meta:non-whitespace-character-count="10023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n>8</mn>
          <mi>C</mi>
          <mn>5</mn>
        </mrow>
      </mrow>
      <mo fence="true" stretchy="false">)</mo>
    </mrow>
    <annotation encoding="StarMath 5.0">(8C5)</annotation>
  </semantics>
</math>
</file>

<file path=Object 10/content.xml><?xml version="1.0" encoding="utf-8"?>
<math xmlns="http://www.w3.org/1998/Math/MathML" display="block">
  <semantics>
    <mrow>
      <mn>3</mn>
      <mi>!</mi>
    </mrow>
    <annotation encoding="StarMath 5.0"> 3! </annotation>
  </semantics>
</math>
</file>

<file path=Object 100/content.xml><?xml version="1.0" encoding="utf-8"?>
<math xmlns="http://www.w3.org/1998/Math/MathML" display="block">
  <semantics>
    <mrow>
      <mrow>
        <mrow>
          <mo fence="true" stretchy="false">(</mo>
          <mrow>
            <mrow>
              <mn>8</mn>
              <mi>C</mi>
              <mn>4</mn>
            </mrow>
          </mrow>
          <mo fence="true" stretchy="false">)</mo>
        </mrow>
        <mo stretchy="false">×</mo>
        <mrow>
          <mo fence="true" stretchy="false">(</mo>
          <mrow>
            <mrow>
              <mn>5</mn>
              <mi>C</mi>
              <mn>3</mn>
            </mrow>
          </mrow>
          <mo fence="true" stretchy="false">)</mo>
        </mrow>
        <mo stretchy="false">×</mo>
        <mn>7</mn>
      </mrow>
      <mi>!</mi>
    </mrow>
    <annotation encoding="StarMath 5.0">(8C4) times (5C3) times 7!</annotation>
  </semantics>
</math>
</file>

<file path=Object 101/content.xml><?xml version="1.0" encoding="utf-8"?>
<math xmlns="http://www.w3.org/1998/Math/MathML" display="block">
  <semantics>
    <mrow>
      <mo fence="true" stretchy="false">(</mo>
      <mrow>
        <mrow>
          <mn>22</mn>
          <mi>C</mi>
          <mn>5</mn>
        </mrow>
      </mrow>
      <mo fence="true" stretchy="false">)</mo>
    </mrow>
    <annotation encoding="StarMath 5.0"> (22C5)</annotation>
  </semantics>
</math>
</file>

<file path=Object 102/content.xml><?xml version="1.0" encoding="utf-8"?>
<math xmlns="http://www.w3.org/1998/Math/MathML" display="block">
  <semantics>
    <mrow>
      <mo fence="true" stretchy="false">(</mo>
      <mrow>
        <mrow>
          <mn>10</mn>
          <mi>C</mi>
          <mn>5</mn>
        </mrow>
      </mrow>
      <mo fence="true" stretchy="false">)</mo>
    </mrow>
    <annotation encoding="StarMath 5.0"> (10C5)</annotation>
  </semantics>
</math>
</file>

<file path=Object 103/content.xml><?xml version="1.0" encoding="utf-8"?>
<math xmlns="http://www.w3.org/1998/Math/MathML" display="block">
  <semantics>
    <mi>y</mi>
    <annotation encoding="StarMath 5.0"> y </annotation>
  </semantics>
</math>
</file>

<file path=Object 104/content.xml><?xml version="1.0" encoding="utf-8"?>
<math xmlns="http://www.w3.org/1998/Math/MathML" display="block">
  <semantics>
    <mrow>
      <mn>13</mn>
      <mo stretchy="false">×</mo>
      <mrow>
        <mo fence="true" stretchy="false">(</mo>
        <mrow>
          <mrow>
            <mn>4</mn>
            <mi>C</mi>
            <mn>3</mn>
          </mrow>
        </mrow>
        <mo fence="true" stretchy="false">)</mo>
      </mrow>
    </mrow>
    <annotation encoding="StarMath 5.0">13 times (4C3)</annotation>
  </semantics>
</math>
</file>

<file path=Object 105/content.xml><?xml version="1.0" encoding="utf-8"?>
<math xmlns="http://www.w3.org/1998/Math/MathML" display="block">
  <semantics>
    <mrow>
      <mrow>
        <mn>12</mn>
        <mo stretchy="false">×</mo>
        <mn>4</mn>
      </mrow>
      <mo stretchy="false">=</mo>
      <mn>48</mn>
    </mrow>
    <annotation encoding="StarMath 5.0">12 times 4=48</annotation>
  </semantics>
</math>
</file>

<file path=Object 106/content.xml><?xml version="1.0" encoding="utf-8"?>
<math xmlns="http://www.w3.org/1998/Math/MathML" display="block">
  <semantics>
    <mrow>
      <mrow>
        <mn>12</mn>
        <mo stretchy="false">×</mo>
        <mn>4</mn>
        <mo stretchy="false">×</mo>
        <mn>4</mn>
        <mo stretchy="false">×</mo>
        <mn>4</mn>
      </mrow>
      <mo stretchy="false">−</mo>
      <mn>48</mn>
    </mrow>
    <annotation encoding="StarMath 5.0">12 times 4times4times4 - 48</annotation>
  </semantics>
</math>
</file>

<file path=Object 107/content.xml><?xml version="1.0" encoding="utf-8"?>
<math xmlns="http://www.w3.org/1998/Math/MathML" display="block">
  <semantics>
    <mrow>
      <mrow>
        <mn>4</mn>
        <mo stretchy="false">×</mo>
        <mrow>
          <mo fence="true" stretchy="false">(</mo>
          <mrow>
            <mrow>
              <mn>13</mn>
              <mi>C</mi>
              <mn>3</mn>
            </mrow>
          </mrow>
          <mo fence="true" stretchy="false">)</mo>
        </mrow>
      </mrow>
      <mo stretchy="false">−</mo>
      <mn>48</mn>
    </mrow>
    <annotation encoding="StarMath 5.0">4 times (13C3) - 48</annotation>
  </semantics>
</math>
</file>

<file path=Object 108/content.xml><?xml version="1.0" encoding="utf-8"?>
<math xmlns="http://www.w3.org/1998/Math/MathML" display="block">
  <semantics>
    <mrow>
      <mn>13</mn>
      <mo stretchy="false">×</mo>
      <mrow>
        <mo fence="true" stretchy="false">(</mo>
        <mrow>
          <mrow>
            <mn>4</mn>
            <mi>C</mi>
            <mn>2</mn>
          </mrow>
        </mrow>
        <mo fence="true" stretchy="false">)</mo>
      </mrow>
      <mo stretchy="false">×</mo>
      <mn>48</mn>
    </mrow>
    <annotation encoding="StarMath 5.0">13 times (4C2) times 48</annotation>
  </semantics>
</math>
</file>

<file path=Object 109/content.xml><?xml version="1.0" encoding="utf-8"?>
<math xmlns="http://www.w3.org/1998/Math/MathML" display="block">
  <semantics>
    <mrow>
      <mn>12</mn>
      <mi>C</mi>
      <mn>6</mn>
    </mrow>
    <annotation encoding="StarMath 5.0"> 12C6</annotation>
  </semantics>
</math>
</file>

<file path=Object 11/content.xml><?xml version="1.0" encoding="utf-8"?>
<math xmlns="http://www.w3.org/1998/Math/MathML" display="block">
  <semantics>
    <mrow>
      <mn>7</mn>
      <mi>!</mi>
    </mrow>
    <annotation encoding="StarMath 5.0"> 7! </annotation>
  </semantics>
</math>
</file>

<file path=Object 110/content.xml><?xml version="1.0" encoding="utf-8"?>
<math xmlns="http://www.w3.org/1998/Math/MathML" display="block">
  <semantics>
    <mrow>
      <mo fence="true" stretchy="false">(</mo>
      <mrow>
        <mrow>
          <mn>12</mn>
          <mi>C</mi>
          <mn>5</mn>
        </mrow>
      </mrow>
      <mo fence="true" stretchy="false">)</mo>
    </mrow>
    <annotation encoding="StarMath 5.0"> (12C5)</annotation>
  </semantics>
</math>
</file>

<file path=Object 111/content.xml><?xml version="1.0" encoding="utf-8"?>
<math xmlns="http://www.w3.org/1998/Math/MathML" display="block">
  <semantics>
    <mrow>
      <mrow>
        <mo fence="true" stretchy="false">(</mo>
        <mrow>
          <mrow>
            <mn>22</mn>
            <mi>C</mi>
            <mn>5</mn>
          </mrow>
        </mrow>
        <mo fence="true" stretchy="false">)</mo>
      </mrow>
      <mo stretchy="false">−</mo>
      <mrow>
        <mo fence="true" stretchy="false">(</mo>
        <mrow>
          <mrow>
            <mn>10</mn>
            <mi>C</mi>
            <mn>5</mn>
          </mrow>
        </mrow>
        <mo fence="true" stretchy="false">)</mo>
      </mrow>
      <mo stretchy="false">−</mo>
      <mrow>
        <mo fence="true" stretchy="false">(</mo>
        <mrow>
          <mrow>
            <mn>12</mn>
            <mi>C</mi>
            <mn>5</mn>
          </mrow>
        </mrow>
        <mo fence="true" stretchy="false">)</mo>
      </mrow>
    </mrow>
    <annotation encoding="StarMath 5.0"> (22C5)-(10C5)-(12C5)</annotation>
  </semantics>
</math>
</file>

<file path=Object 112/content.xml><?xml version="1.0" encoding="utf-8"?>
<math xmlns="http://www.w3.org/1998/Math/MathML" display="block">
  <semantics>
    <mrow>
      <mrow>
        <mn>10</mn>
        <mo stretchy="false">×</mo>
        <mn>4</mn>
      </mrow>
      <mo stretchy="false">=</mo>
      <mn>40</mn>
    </mrow>
    <annotation encoding="StarMath 5.0">10times4=40</annotation>
  </semantics>
</math>
</file>

<file path=Object 113/content.xml><?xml version="1.0" encoding="utf-8"?>
<math xmlns="http://www.w3.org/1998/Math/MathML" display="block">
  <semantics>
    <mrow>
      <mo fence="true" stretchy="false">(</mo>
      <mrow>
        <mrow>
          <mn>4</mn>
          <mi>C</mi>
          <mn>3</mn>
        </mrow>
      </mrow>
      <mo fence="true" stretchy="false">)</mo>
    </mrow>
    <annotation encoding="StarMath 5.0"> (4C3)</annotation>
  </semantics>
</math>
</file>

<file path=Object 114/content.xml><?xml version="1.0" encoding="utf-8"?>
<math xmlns="http://www.w3.org/1998/Math/MathML" display="block">
  <semantics>
    <mrow>
      <mn>12</mn>
      <mo stretchy="false">×</mo>
      <mn>8</mn>
      <mo stretchy="false">×</mo>
      <mn>4</mn>
    </mrow>
    <annotation encoding="StarMath 5.0">12times8times4</annotation>
  </semantics>
</math>
</file>

<file path=Object 115/content.xml><?xml version="1.0" encoding="utf-8"?>
<math xmlns="http://www.w3.org/1998/Math/MathML" display="block">
  <semantics>
    <mrow>
      <mn>3</mn>
      <mo stretchy="false">×</mo>
      <mn>10</mn>
      <mo stretchy="false">×</mo>
      <mn>5</mn>
    </mrow>
    <annotation encoding="StarMath 5.0"> 3times10times5</annotation>
  </semantics>
</math>
</file>

<file path=Object 116/content.xml><?xml version="1.0" encoding="utf-8"?>
<math xmlns="http://www.w3.org/1998/Math/MathML" display="block">
  <semantics>
    <mrow>
      <mn>3</mn>
      <mo stretchy="false">×</mo>
      <mn>3</mn>
      <mo stretchy="false">×</mo>
      <mn>3</mn>
      <mo stretchy="false">×</mo>
      <mn>3</mn>
      <mo stretchy="false">×</mo>
      <mn>3</mn>
      <mo stretchy="false">×</mo>
      <mn>3</mn>
      <mo stretchy="false">×</mo>
      <mn>3</mn>
    </mrow>
    <annotation encoding="StarMath 5.0">3times3times3times3times3times3times3</annotation>
  </semantics>
</math>
</file>

<file path=Object 117/content.xml><?xml version="1.0" encoding="utf-8"?>
<math xmlns="http://www.w3.org/1998/Math/MathML" display="block">
  <semantics>
    <mrow>
      <mn>5</mn>
      <mi>!</mi>
    </mrow>
    <annotation encoding="StarMath 5.0">5!</annotation>
  </semantics>
</math>
</file>

<file path=Object 118/content.xml><?xml version="1.0" encoding="utf-8"?>
<math xmlns="http://www.w3.org/1998/Math/MathML" display="block">
  <semantics>
    <mrow>
      <mn>20</mn>
      <mi>!</mi>
    </mrow>
    <annotation encoding="StarMath 5.0">20!</annotation>
  </semantics>
</math>
</file>

<file path=Object 119/content.xml><?xml version="1.0" encoding="utf-8"?>
<math xmlns="http://www.w3.org/1998/Math/MathML" display="block">
  <semantics>
    <mrow>
      <mo fence="true" stretchy="false">(</mo>
      <mrow>
        <mrow>
          <mn>8</mn>
          <mi>P</mi>
          <mn>3</mn>
        </mrow>
      </mrow>
      <mo fence="true" stretchy="false">)</mo>
    </mrow>
    <annotation encoding="StarMath 5.0">(8P3)</annotation>
  </semantics>
</math>
</file>

<file path=Object 12/content.xml><?xml version="1.0" encoding="utf-8"?>
<math xmlns="http://www.w3.org/1998/Math/MathML" display="block">
  <semantics>
    <mrow>
      <mn>3</mn>
      <mrow>
        <mi>!</mi>
        <mo stretchy="false">×</mo>
        <mn>7</mn>
      </mrow>
      <mi>!</mi>
    </mrow>
    <annotation encoding="StarMath 5.0">3! times 7!</annotation>
  </semantics>
</math>
</file>

<file path=Object 120/content.xml><?xml version="1.0" encoding="utf-8"?>
<math xmlns="http://www.w3.org/1998/Math/MathML" display="block">
  <semantics>
    <mrow>
      <mo fence="true" stretchy="false">(</mo>
      <mrow>
        <mrow>
          <mn>18</mn>
          <mi>P</mi>
          <mn>7</mn>
        </mrow>
      </mrow>
      <mo fence="true" stretchy="false">)</mo>
    </mrow>
    <annotation encoding="StarMath 5.0">(18P7)</annotation>
  </semantics>
</math>
</file>

<file path=Object 121/content.xml><?xml version="1.0" encoding="utf-8"?>
<math xmlns="http://www.w3.org/1998/Math/MathML" display="block">
  <semantics>
    <mrow>
      <mn>6</mn>
      <mi>!</mi>
    </mrow>
    <annotation encoding="StarMath 5.0"> 6! </annotation>
  </semantics>
</math>
</file>

<file path=Object 122/content.xml><?xml version="1.0" encoding="utf-8"?>
<math xmlns="http://www.w3.org/1998/Math/MathML" display="block">
  <semantics>
    <mrow>
      <mrow>
        <mn>4</mn>
        <mo stretchy="false">×</mo>
        <mn>6</mn>
      </mrow>
      <mi>!</mi>
    </mrow>
    <annotation encoding="StarMath 5.0">4times6!</annotation>
  </semantics>
</math>
</file>

<file path=Object 123/content.xml><?xml version="1.0" encoding="utf-8"?>
<math xmlns="http://www.w3.org/1998/Math/MathML" display="block">
  <semantics>
    <mrow>
      <mo fence="true" stretchy="false">(</mo>
      <mrow>
        <mrow>
          <mn>10</mn>
          <mi>P</mi>
          <mn>3</mn>
        </mrow>
      </mrow>
      <mo fence="true" stretchy="false">)</mo>
    </mrow>
    <annotation encoding="StarMath 5.0"> (10P3)</annotation>
  </semantics>
</math>
</file>

<file path=Object 124/content.xml><?xml version="1.0" encoding="utf-8"?>
<math xmlns="http://www.w3.org/1998/Math/MathML" display="block">
  <semantics>
    <mrow>
      <mo fence="true" stretchy="false">(</mo>
      <mrow>
        <mrow>
          <mn>8</mn>
          <mi>C</mi>
          <mn>3</mn>
        </mrow>
      </mrow>
      <mo fence="true" stretchy="false">)</mo>
    </mrow>
    <annotation encoding="StarMath 5.0"> (8C3)</annotation>
  </semantics>
</math>
</file>

<file path=Object 125/content.xml><?xml version="1.0" encoding="utf-8"?>
<math xmlns="http://www.w3.org/1998/Math/MathML" display="block">
  <semantics>
    <mrow>
      <mo fence="true" stretchy="false">(</mo>
      <mrow>
        <mrow>
          <mn>52</mn>
          <mi>C</mi>
          <mn>13</mn>
        </mrow>
      </mrow>
      <mo fence="true" stretchy="false">)</mo>
    </mrow>
    <annotation encoding="StarMath 5.0"> (52C13)</annotation>
  </semantics>
</math>
</file>

<file path=Object 126/content.xml><?xml version="1.0" encoding="utf-8"?>
<math xmlns="http://www.w3.org/1998/Math/MathML" display="block">
  <semantics>
    <mrow>
      <mo fence="true" stretchy="false">(</mo>
      <mrow>
        <mrow>
          <mn>49</mn>
          <mi>C</mi>
          <mn>6</mn>
        </mrow>
      </mrow>
      <mo fence="true" stretchy="false">)</mo>
    </mrow>
    <annotation encoding="StarMath 5.0">(49C6)</annotation>
  </semantics>
</math>
</file>

<file path=Object 127/content.xml><?xml version="1.0" encoding="utf-8"?>
<math xmlns="http://www.w3.org/1998/Math/MathML" display="block">
  <semantics>
    <mrow>
      <mo fence="true" stretchy="false">(</mo>
      <mrow>
        <mrow>
          <mn>25</mn>
          <mi>C</mi>
          <mn>2</mn>
        </mrow>
      </mrow>
      <mo fence="true" stretchy="false">)</mo>
    </mrow>
    <annotation encoding="StarMath 5.0">(25C2)</annotation>
  </semantics>
</math>
</file>

<file path=Object 128/content.xml><?xml version="1.0" encoding="utf-8"?>
<math xmlns="http://www.w3.org/1998/Math/MathML" display="block">
  <semantics>
    <mrow>
      <mo fence="true" stretchy="false">(</mo>
      <mrow>
        <mrow>
          <mn>10</mn>
          <mi>C</mi>
          <mn>2</mn>
        </mrow>
      </mrow>
      <mo fence="true" stretchy="false">)</mo>
    </mrow>
    <annotation encoding="StarMath 5.0">(10C2)</annotation>
  </semantics>
</math>
</file>

<file path=Object 129/content.xml><?xml version="1.0" encoding="utf-8"?>
<math xmlns="http://www.w3.org/1998/Math/MathML" display="block">
  <semantics>
    <mrow>
      <mo fence="true" stretchy="false">(</mo>
      <mrow>
        <mrow>
          <mn>28</mn>
          <mi>C</mi>
          <mn>20</mn>
        </mrow>
      </mrow>
      <mo fence="true" stretchy="false">)</mo>
    </mrow>
    <annotation encoding="StarMath 5.0">(28C20)</annotation>
  </semantics>
</math>
</file>

<file path=Object 13/content.xml><?xml version="1.0" encoding="utf-8"?>
<math xmlns="http://www.w3.org/1998/Math/MathML" display="block">
  <semantics>
    <mrow>
      <mn>8</mn>
      <mi>!</mi>
    </mrow>
    <annotation encoding="StarMath 5.0"> 8! </annotation>
  </semantics>
</math>
</file>

<file path=Object 130/content.xml><?xml version="1.0" encoding="utf-8"?>
<math xmlns="http://www.w3.org/1998/Math/MathML" display="block">
  <semantics>
    <mrow>
      <mrow>
        <mo fence="true" stretchy="false">(</mo>
        <mrow>
          <mrow>
            <mn>28</mn>
            <mi>C</mi>
            <mn>18</mn>
          </mrow>
        </mrow>
        <mo fence="true" stretchy="false">)</mo>
      </mrow>
      <mo stretchy="false">×</mo>
      <mrow>
        <mo fence="true" stretchy="false">(</mo>
        <mrow>
          <mrow>
            <mn>10</mn>
            <mi>C</mi>
            <mn>6</mn>
          </mrow>
        </mrow>
        <mo fence="true" stretchy="false">)</mo>
      </mrow>
    </mrow>
    <annotation encoding="StarMath 5.0"> (28C18) times (10C6)</annotation>
  </semantics>
</math>
</file>

<file path=Object 131/content.xml><?xml version="1.0" encoding="utf-8"?>
<math xmlns="http://www.w3.org/1998/Math/MathML" display="block">
  <semantics>
    <mrow>
      <mrow>
        <mo fence="true" stretchy="false">(</mo>
        <mrow>
          <mrow>
            <mn>16</mn>
            <mi>C</mi>
            <mn>6</mn>
          </mrow>
        </mrow>
        <mo fence="true" stretchy="false">)</mo>
      </mrow>
      <mo stretchy="false">×</mo>
      <mrow>
        <mo fence="true" stretchy="false">(</mo>
        <mrow>
          <mrow>
            <mn>18</mn>
            <mi>C</mi>
            <mn>9</mn>
          </mrow>
        </mrow>
        <mo fence="true" stretchy="false">)</mo>
      </mrow>
    </mrow>
    <annotation encoding="StarMath 5.0"> (16C6) times (18C9)</annotation>
  </semantics>
</math>
</file>

<file path=Object 132/content.xml><?xml version="1.0" encoding="utf-8"?>
<math xmlns="http://www.w3.org/1998/Math/MathML" display="block">
  <semantics>
    <mrow>
      <mn>30</mn>
      <mi>!</mi>
    </mrow>
    <annotation encoding="StarMath 5.0"> 30!</annotation>
  </semantics>
</math>
</file>

<file path=Object 133/content.xml><?xml version="1.0" encoding="utf-8"?>
<math xmlns="http://www.w3.org/1998/Math/MathML" display="block">
  <semantics>
    <mrow>
      <mn>2</mn>
      <mo stretchy="false">×</mo>
      <mn>2</mn>
      <mo stretchy="false">×</mo>
      <mn>2</mn>
      <mo stretchy="false">×</mo>
      <mn>2</mn>
      <mo stretchy="false">×</mo>
      <mn>2</mn>
      <mo stretchy="false">×</mo>
      <mn>2</mn>
      <mo stretchy="false">×</mo>
      <mn>2</mn>
    </mrow>
    <annotation encoding="StarMath 5.0">2times2times2times2times2times2times2</annotation>
  </semantics>
</math>
</file>

<file path=Object 134/content.xml><?xml version="1.0" encoding="utf-8"?>
<math xmlns="http://www.w3.org/1998/Math/MathML" display="block">
  <semantics>
    <mi>x</mi>
    <annotation encoding="StarMath 5.0">x </annotation>
  </semantics>
</math>
</file>

<file path=Object 141/content.xml><?xml version="1.0" encoding="utf-8"?>
<math xmlns="http://www.w3.org/1998/Math/MathML" display="block">
  <semantics>
    <mrow>
      <mo fence="true" stretchy="false">(</mo>
      <mrow>
        <mrow>
          <mn>25</mn>
          <mi>C</mi>
          <mn>20</mn>
        </mrow>
      </mrow>
      <mo fence="true" stretchy="false">)</mo>
    </mrow>
    <annotation encoding="StarMath 5.0">(25C20)</annotation>
  </semantics>
</math>
</file>

<file path=Object 2/content.xml><?xml version="1.0" encoding="utf-8"?>
<math xmlns="http://www.w3.org/1998/Math/MathML" display="block">
  <semantics>
    <mrow>
      <mn>20</mn>
      <mo stretchy="false">×</mo>
      <mn>19</mn>
    </mrow>
    <annotation encoding="StarMath 5.0">20times19</annotation>
  </semantics>
</math>
</file>

<file path=Object 21/content.xml><?xml version="1.0" encoding="utf-8"?>
<math xmlns="http://www.w3.org/1998/Math/MathML" display="block">
  <semantics>
    <mrow>
      <mn>3</mn>
      <mi>!</mi>
    </mrow>
    <annotation encoding="StarMath 5.0"> 3! </annotation>
  </semantics>
</math>
</file>

<file path=Object 22/content.xml><?xml version="1.0" encoding="utf-8"?>
<math xmlns="http://www.w3.org/1998/Math/MathML" display="block">
  <semantics>
    <mrow>
      <mn>8</mn>
      <mrow>
        <mi>!</mi>
        <mo stretchy="false">×</mo>
        <mn>3</mn>
      </mrow>
      <mi>!</mi>
    </mrow>
    <annotation encoding="StarMath 5.0">8! times 3!</annotation>
  </semantics>
</math>
</file>

<file path=Object 23/content.xml><?xml version="1.0" encoding="utf-8"?>
<math xmlns="http://www.w3.org/1998/Math/MathML" display="block">
  <semantics>
    <mrow>
      <mn>7</mn>
      <mi>!</mi>
    </mrow>
    <annotation encoding="StarMath 5.0"> 7! </annotation>
  </semantics>
</math>
</file>

<file path=Object 26/content.xml><?xml version="1.0" encoding="utf-8"?>
<math xmlns="http://www.w3.org/1998/Math/MathML" display="block">
  <semantics>
    <mrow>
      <mn>7</mn>
      <mrow>
        <mi>!</mi>
        <mo stretchy="false">×</mo>
        <mn>8</mn>
        <mo stretchy="false">×</mo>
        <mn>7</mn>
        <mo stretchy="false">×</mo>
        <mn>6</mn>
      </mrow>
    </mrow>
    <annotation encoding="StarMath 5.0">7! Times 8times7times6</annotation>
  </semantics>
</math>
</file>

<file path=Object 28/content.xml><?xml version="1.0" encoding="utf-8"?>
<math xmlns="http://www.w3.org/1998/Math/MathML" display="block">
  <semantics>
    <mrow>
      <mn>3</mn>
      <mi>!</mi>
    </mrow>
    <annotation encoding="StarMath 5.0"> 3! </annotation>
  </semantics>
</math>
</file>

<file path=Object 29/content.xml><?xml version="1.0" encoding="utf-8"?>
<math xmlns="http://www.w3.org/1998/Math/MathML" display="block">
  <semantics>
    <mrow>
      <mn>10</mn>
      <mi>!</mi>
    </mrow>
    <annotation encoding="StarMath 5.0"> 10!</annotation>
  </semantics>
</math>
</file>

<file path=Object 3/content.xml><?xml version="1.0" encoding="utf-8"?>
<math xmlns="http://www.w3.org/1998/Math/MathML" display="block">
  <semantics>
    <mfrac>
      <mrow>
        <mn>20</mn>
        <mo stretchy="false">×</mo>
        <mn>19</mn>
      </mrow>
      <mn>2</mn>
    </mfrac>
    <annotation encoding="StarMath 5.0">{20times19}over2</annotation>
  </semantics>
</math>
</file>

<file path=Object 30/content.xml><?xml version="1.0" encoding="utf-8"?>
<math xmlns="http://www.w3.org/1998/Math/MathML" display="block">
  <semantics>
    <mrow>
      <mn>4</mn>
      <mi>!</mi>
    </mrow>
    <annotation encoding="StarMath 5.0"> 4!</annotation>
  </semantics>
</math>
</file>

<file path=Object 32/content.xml><?xml version="1.0" encoding="utf-8"?>
<math xmlns="http://www.w3.org/1998/Math/MathML" display="block">
  <semantics>
    <mrow>
      <mrow>
        <mn>13</mn>
        <mo stretchy="false">×</mo>
        <mn>48</mn>
      </mrow>
      <mo stretchy="false">=</mo>
      <mn>624</mn>
    </mrow>
    <annotation encoding="StarMath 5.0">13 times 48=624</annotation>
  </semantics>
</math>
</file>

<file path=Object 33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n>16</mn>
          <mi>C</mi>
          <mn>12</mn>
        </mrow>
      </mrow>
      <mo fence="true" stretchy="false">)</mo>
    </mrow>
    <annotation encoding="StarMath 5.0">(16C12)</annotation>
  </semantics>
</math>
</file>

<file path=Object 35/content.xml><?xml version="1.0" encoding="utf-8"?>
<math xmlns="http://www.w3.org/1998/Math/MathML" display="block">
  <semantics>
    <mi>r</mi>
    <annotation encoding="StarMath 5.0"> r </annotation>
  </semantics>
</math>
</file>

<file path=Object 36/content.xml><?xml version="1.0" encoding="utf-8"?>
<math xmlns="http://www.w3.org/1998/Math/MathML" display="block">
  <semantics>
    <mi>n</mi>
    <annotation encoding="StarMath 5.0"> n </annotation>
  </semantics>
</math>
</file>

<file path=Object 37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(</mo>
            <mrow>
              <mrow>
                <mi>n</mi>
                <mo stretchy="false">+</mo>
                <mi>r</mi>
                <mo stretchy="false">−</mo>
                <mn>1</mn>
              </mrow>
            </mrow>
            <mo fence="true" stretchy="false">)</mo>
          </mrow>
          <mi mathvariant="italic">Cr</mi>
        </mrow>
      </mrow>
      <mo fence="true" stretchy="false">)</mo>
    </mrow>
    <annotation encoding="StarMath 5.0"> ((n+r-1)Cr)</annotation>
  </semantics>
</math>
</file>

<file path=Object 38/content.xml><?xml version="1.0" encoding="utf-8"?>
<math xmlns="http://www.w3.org/1998/Math/MathML" display="block">
  <semantics>
    <mrow>
      <mn>10</mn>
      <mi>!</mi>
    </mrow>
    <annotation encoding="StarMath 5.0">10!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row>
            <mn>13</mn>
            <mi>C</mi>
            <mn>4</mn>
          </mrow>
        </mrow>
        <mo fence="true" stretchy="false">)</mo>
      </mrow>
      <mo stretchy="false">×</mo>
      <mrow>
        <mo fence="true" stretchy="false">(</mo>
        <mrow>
          <mrow>
            <mn>13</mn>
            <mi>C</mi>
            <mn>4</mn>
          </mrow>
        </mrow>
        <mo fence="true" stretchy="false">)</mo>
      </mrow>
      <mo stretchy="false">×</mo>
      <mrow>
        <mo fence="true" stretchy="false">(</mo>
        <mrow>
          <mrow>
            <mn>13</mn>
            <mi>C</mi>
            <mn>4</mn>
          </mrow>
        </mrow>
        <mo fence="true" stretchy="false">)</mo>
      </mrow>
      <mo stretchy="false">×</mo>
      <mrow>
        <mo fence="true" stretchy="false">(</mo>
        <mrow>
          <mrow>
            <mn>13</mn>
            <mi>C</mi>
            <mn>1</mn>
          </mrow>
        </mrow>
        <mo fence="true" stretchy="false">)</mo>
      </mrow>
    </mrow>
    <annotation encoding="StarMath 5.0"> (13C4) times  (13C4) times (13C4) times(13C1)</annotation>
  </semantics>
</math>
</file>

<file path=Object 4/content.xml><?xml version="1.0" encoding="utf-8"?>
<math xmlns="http://www.w3.org/1998/Math/MathML" display="block">
  <semantics>
    <mrow>
      <mn>19</mn>
      <mo stretchy="false">+</mo>
      <mn>18</mn>
      <mo stretchy="false">+</mo>
      <mn>17</mn>
      <mo stretchy="false">+</mo>
      <mi>…</mi>
      <mo stretchy="false">+</mo>
      <mn>1</mn>
    </mrow>
    <annotation encoding="StarMath 5.0">19+18+17+ … +1</annotation>
  </semantics>
</math>
</file>

<file path=Object 40/content.xml><?xml version="1.0" encoding="utf-8"?>
<math xmlns="http://www.w3.org/1998/Math/MathML" display="block">
  <semantics>
    <mrow>
      <mn>3</mn>
      <mo stretchy="false">×</mo>
      <mn>2</mn>
      <mo stretchy="false">×</mo>
      <mn>1</mn>
    </mrow>
    <annotation encoding="StarMath 5.0"> 3 times 2 times 1</annotation>
  </semantics>
</math>
</file>

<file path=Object 41/content.xml><?xml version="1.0" encoding="utf-8"?>
<math xmlns="http://www.w3.org/1998/Math/MathML" display="block">
  <semantics>
    <mrow>
      <mn>3</mn>
      <mi>!</mi>
    </mrow>
    <annotation encoding="StarMath 5.0"> 3!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n>4</mn>
          <mi>C</mi>
          <mn>2</mn>
        </mrow>
      </mrow>
      <mo fence="true" stretchy="false">)</mo>
    </mrow>
    <annotation encoding="StarMath 5.0"> (4C2) </annotation>
  </semantics>
</math>
</file>

<file path=Object 43/content.xml><?xml version="1.0" encoding="utf-8"?>
<math xmlns="http://www.w3.org/1998/Math/MathML" display="block">
  <semantics>
    <mrow>
      <mn>5</mn>
      <mo stretchy="false">×</mo>
      <mn>4</mn>
      <mo stretchy="false">×</mo>
      <mn>3</mn>
    </mrow>
    <annotation encoding="StarMath 5.0">5 times 4 times 3</annotation>
  </semantics>
</math>
</file>

<file path=Object 44/content.xml><?xml version="1.0" encoding="utf-8"?>
<math xmlns="http://www.w3.org/1998/Math/MathML" display="block">
  <semantics>
    <mrow>
      <mo fence="true" stretchy="false">(</mo>
      <mrow>
        <mrow>
          <mn>13</mn>
          <mi>C</mi>
          <mn>5</mn>
        </mrow>
      </mrow>
      <mo fence="true" stretchy="false">)</mo>
    </mrow>
    <annotation encoding="StarMath 5.0"> (13C5) 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n>12</mn>
          <mi>C</mi>
          <mn>2</mn>
        </mrow>
      </mrow>
      <mo fence="true" stretchy="false">)</mo>
    </mrow>
    <annotation encoding="StarMath 5.0"> (12C2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n>4</mn>
          <mi>C</mi>
          <mn>3</mn>
        </mrow>
      </mrow>
      <mo fence="true" stretchy="false">)</mo>
    </mrow>
    <annotation encoding="StarMath 5.0"> (4C3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row>
          <mn>13</mn>
          <mi>C</mi>
          <mn>3</mn>
        </mrow>
      </mrow>
      <mo fence="true" stretchy="false">)</mo>
    </mrow>
    <annotation encoding="StarMath 5.0"> (13C3) </annotation>
  </semantics>
</math>
</file>

<file path=Object 48/content.xml><?xml version="1.0" encoding="utf-8"?>
<math xmlns="http://www.w3.org/1998/Math/MathML" display="block">
  <semantics>
    <mrow>
      <mo fence="true" stretchy="false">(</mo>
      <mrow>
        <mrow>
          <mn>4</mn>
          <mi>C</mi>
          <mn>2</mn>
        </mrow>
      </mrow>
      <mo fence="true" stretchy="false">)</mo>
    </mrow>
    <annotation encoding="StarMath 5.0"> (4C2)</annotation>
  </semantics>
</math>
</file>

<file path=Object 49/content.xml><?xml version="1.0" encoding="utf-8"?>
<math xmlns="http://www.w3.org/1998/Math/MathML" display="block">
  <semantics>
    <mrow>
      <mfrac>
        <mrow>
          <mn>5</mn>
          <mo stretchy="false">×</mo>
          <mn>4</mn>
          <mo stretchy="false">×</mo>
          <mn>3</mn>
          <mo stretchy="false">×</mo>
          <mn>2</mn>
          <mo stretchy="false">×</mo>
          <mn>1</mn>
        </mrow>
        <mrow>
          <mn>2</mn>
          <mo stretchy="false">×</mo>
          <mn>1</mn>
        </mrow>
      </mfrac>
      <mo stretchy="false">=</mo>
      <mfrac>
        <mrow>
          <mn>5</mn>
          <mi>!</mi>
        </mrow>
        <mrow>
          <mn>2</mn>
          <mi>!</mi>
        </mrow>
      </mfrac>
    </mrow>
    <annotation encoding="StarMath 5.0">{ 5times4times3times2times1} over{2times1 }={ 5!} over {2! 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n>20</mn>
          <mi>C</mi>
          <mn>2</mn>
        </mrow>
      </mrow>
      <mo fence="true" stretchy="false">)</mo>
    </mrow>
    <annotation encoding="StarMath 5.0">(20C2)</annotation>
  </semantics>
</math>
</file>

<file path=Object 50/content.xml><?xml version="1.0" encoding="utf-8"?>
<math xmlns="http://www.w3.org/1998/Math/MathML" display="block">
  <semantics>
    <mrow>
      <mo fence="true" stretchy="false">(</mo>
      <mrow>
        <mrow>
          <mi>x</mi>
          <mo stretchy="false">+</mo>
          <mi>y</mi>
          <mo stretchy="false">+</mo>
          <mi>z</mi>
        </mrow>
      </mrow>
      <mo fence="true" stretchy="false">)</mo>
    </mrow>
    <annotation encoding="StarMath 5.0"> (x+y+z) </annotation>
  </semantics>
</math>
</file>

<file path=Object 51/content.xml><?xml version="1.0" encoding="utf-8"?>
<math xmlns="http://www.w3.org/1998/Math/MathML" display="block">
  <semantics>
    <mrow>
      <mo fence="true" stretchy="false">(</mo>
      <mrow>
        <mrow>
          <mn>4</mn>
          <mi>C</mi>
          <mn>3</mn>
        </mrow>
      </mrow>
      <mo fence="true" stretchy="false">)</mo>
    </mrow>
    <annotation encoding="StarMath 5.0"> (4C3)</annotation>
  </semantics>
</math>
</file>

<file path=Object 52/content.xml><?xml version="1.0" encoding="utf-8"?>
<math xmlns="http://www.w3.org/1998/Math/MathML" display="block">
  <semantics>
    <mrow>
      <mn>13</mn>
      <mo stretchy="false">×</mo>
      <mrow>
        <mo fence="true" stretchy="false">(</mo>
        <mrow>
          <mrow>
            <mn>4</mn>
            <mi>C</mi>
            <mn>3</mn>
          </mrow>
        </mrow>
        <mo fence="true" stretchy="false">)</mo>
      </mrow>
      <mo stretchy="false">×</mo>
      <mn>12</mn>
      <mo stretchy="false">×</mo>
      <mrow>
        <mo fence="true" stretchy="false">(</mo>
        <mrow>
          <mrow>
            <mn>4</mn>
            <mi>C</mi>
            <mn>2</mn>
          </mrow>
        </mrow>
        <mo fence="true" stretchy="false">)</mo>
      </mrow>
    </mrow>
    <annotation encoding="StarMath 5.0">13 times (4C3) times 12 times (4C2)	</annotation>
  </semantics>
</math>
</file>

<file path=Object 53/content.xml><?xml version="1.0" encoding="utf-8"?>
<math xmlns="http://www.w3.org/1998/Math/MathML" display="block">
  <semantics>
    <mrow>
      <mrow>
        <mn>4</mn>
        <mo stretchy="false">×</mo>
        <mrow>
          <mo fence="true" stretchy="false">(</mo>
          <mrow>
            <mrow>
              <mn>13</mn>
              <mi>C</mi>
              <mn>5</mn>
            </mrow>
          </mrow>
          <mo fence="true" stretchy="false">)</mo>
        </mrow>
      </mrow>
      <mo stretchy="false">−</mo>
      <mn>40</mn>
    </mrow>
    <annotation encoding="StarMath 5.0">4 times (13C5) - 40</annotation>
  </semantics>
</math>
</file>

<file path=Object 54/content.xml><?xml version="1.0" encoding="utf-8"?>
<math xmlns="http://www.w3.org/1998/Math/MathML" display="block">
  <semantics>
    <mrow>
      <mrow>
        <mn>10</mn>
        <mo stretchy="false">×</mo>
        <mn>4</mn>
        <mo stretchy="false">×</mo>
        <mn>4</mn>
        <mo stretchy="false">×</mo>
        <mn>4</mn>
        <mo stretchy="false">×</mo>
        <mn>4</mn>
        <mo stretchy="false">×</mo>
        <mn>4</mn>
      </mrow>
      <mo stretchy="false">−</mo>
      <mn>40</mn>
    </mrow>
    <annotation encoding="StarMath 5.0">10 times 4times 4times 4times 4times 4 - 40</annotation>
  </semantics>
</math>
</file>

<file path=Object 55/content.xml><?xml version="1.0" encoding="utf-8"?>
<math xmlns="http://www.w3.org/1998/Math/MathML" display="block">
  <semantics>
    <mrow>
      <mn>13</mn>
      <mo stretchy="false">×</mo>
      <mrow>
        <mo fence="true" stretchy="false">(</mo>
        <mrow>
          <mrow>
            <mn>4</mn>
            <mi>C</mi>
            <mn>3</mn>
          </mrow>
        </mrow>
        <mo fence="true" stretchy="false">)</mo>
      </mrow>
      <mo stretchy="false">×</mo>
      <mrow>
        <mo fence="true" stretchy="false">(</mo>
        <mrow>
          <mrow>
            <mn>12</mn>
            <mi>C</mi>
            <mn>2</mn>
          </mrow>
        </mrow>
        <mo fence="true" stretchy="false">)</mo>
      </mrow>
      <mo stretchy="false">×</mo>
      <mn>4</mn>
      <mo stretchy="false">×</mo>
      <mn>4</mn>
    </mrow>
    <annotation encoding="StarMath 5.0">13 times (4C3) times (12C2) times 4times4</annotation>
  </semantics>
</math>
</file>

<file path=Object 56/content.xml><?xml version="1.0" encoding="utf-8"?>
<math xmlns="http://www.w3.org/1998/Math/MathML" display="block">
  <semantics>
    <mi>x</mi>
    <annotation encoding="StarMath 5.0"> x </annotation>
  </semantics>
</math>
</file>

<file path=Object 57/content.xml><?xml version="1.0" encoding="utf-8"?>
<math xmlns="http://www.w3.org/1998/Math/MathML" display="block">
  <semantics>
    <mi>y</mi>
    <annotation encoding="StarMath 5.0"> y </annotation>
  </semantics>
</math>
</file>

<file path=Object 58/content.xml><?xml version="1.0" encoding="utf-8"?>
<math xmlns="http://www.w3.org/1998/Math/MathML" display="block">
  <semantics>
    <mi>z</mi>
    <annotation encoding="StarMath 5.0"> z </annotation>
  </semantics>
</math>
</file>

<file path=Object 59/content.xml><?xml version="1.0" encoding="utf-8"?>
<math xmlns="http://www.w3.org/1998/Math/MathML" display="block">
  <semantics>
    <mi>C</mi>
    <annotation encoding="StarMath 5.0"> C 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n>20</mn>
          <mi>C</mi>
          <mn>2</mn>
        </mrow>
      </mrow>
      <mo fence="true" stretchy="false">)</mo>
    </mrow>
    <annotation encoding="StarMath 5.0">(20C2) </annotation>
  </semantics>
</math>
</file>

<file path=Object 60/content.xml><?xml version="1.0" encoding="utf-8"?>
<math xmlns="http://www.w3.org/1998/Math/MathML" display="block">
  <semantics>
    <mrow>
      <mn>7</mn>
      <mi>!</mi>
    </mrow>
    <annotation encoding="StarMath 5.0"> 7!</annotation>
  </semantics>
</math>
</file>

<file path=Object 61/content.xml><?xml version="1.0" encoding="utf-8"?>
<math xmlns="http://www.w3.org/1998/Math/MathML" display="block">
  <semantics>
    <mrow>
      <mn>3</mn>
      <mrow>
        <mi>!</mi>
        <mo stretchy="false">×</mo>
        <mn>10</mn>
      </mrow>
      <mrow>
        <mi>!</mi>
        <mo stretchy="false">×</mo>
        <mn>4</mn>
      </mrow>
      <mrow>
        <mi>!</mi>
        <mo stretchy="false">×</mo>
        <mn>7</mn>
      </mrow>
      <mi>!</mi>
    </mrow>
    <annotation encoding="StarMath 5.0">3! times 10! times 4! times 7!</annotation>
  </semantics>
</math>
</file>

<file path=Object 62/content.xml><?xml version="1.0" encoding="utf-8"?>
<math xmlns="http://www.w3.org/1998/Math/MathML" display="block">
  <semantics>
    <mrow>
      <msup>
        <mn>2</mn>
        <mn>7</mn>
      </msup>
      <mo stretchy="false">=</mo>
      <mn>128</mn>
    </mrow>
    <annotation encoding="StarMath 5.0">2^7=128</annotation>
  </semantics>
</math>
</file>

<file path=Object 63/content.xml><?xml version="1.0" encoding="utf-8"?>
<math xmlns="http://www.w3.org/1998/Math/MathML" display="block">
  <semantics>
    <msup>
      <mn>26</mn>
      <mn>4</mn>
    </msup>
    <annotation encoding="StarMath 5.0">26^4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row>
            <mn>5</mn>
            <mi>C</mi>
            <mn>2</mn>
          </mrow>
        </mrow>
        <mo fence="true" stretchy="false">)</mo>
      </mrow>
      <mo stretchy="false">×</mo>
      <mrow>
        <mo fence="true" stretchy="false">(</mo>
        <mrow>
          <mrow>
            <mn>4</mn>
            <mi>C</mi>
            <mn>3</mn>
          </mrow>
        </mrow>
        <mo fence="true" stretchy="false">)</mo>
      </mrow>
    </mrow>
    <annotation encoding="StarMath 5.0">(5C2) times (4C3)</annotation>
  </semantics>
</math>
</file>

<file path=Object 65/content.xml><?xml version="1.0" encoding="utf-8"?>
<math xmlns="http://www.w3.org/1998/Math/MathML" display="block">
  <semantics>
    <mrow>
      <mrow>
        <mo fence="true" stretchy="false">(</mo>
        <mrow>
          <mrow>
            <mn>17</mn>
            <mi>P</mi>
            <mn>3</mn>
          </mrow>
        </mrow>
        <mo fence="true" stretchy="false">)</mo>
      </mrow>
      <mo stretchy="false">=</mo>
      <mn>4080</mn>
    </mrow>
    <annotation encoding="StarMath 5.0">(17P3)=4080</annotation>
  </semantics>
</math>
</file>

<file path=Object 66/content.xml><?xml version="1.0" encoding="utf-8"?>
<math xmlns="http://www.w3.org/1998/Math/MathML" display="block">
  <semantics>
    <mfrac>
      <mrow>
        <mn>5</mn>
        <mo stretchy="false">×</mo>
        <mn>4</mn>
        <mo stretchy="false">×</mo>
        <mn>3</mn>
      </mrow>
      <mrow>
        <mn>3</mn>
        <mi>!</mi>
      </mrow>
    </mfrac>
    <annotation encoding="StarMath 5.0">5times4times3 over{3!}</annotation>
  </semantics>
</math>
</file>

<file path=Object 67/content.xml><?xml version="1.0" encoding="utf-8"?>
<math xmlns="http://www.w3.org/1998/Math/MathML" display="block">
  <semantics>
    <mi>z</mi>
    <annotation encoding="StarMath 5.0"> z 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n>8</mn>
            <mi>C</mi>
            <mn>4</mn>
          </mrow>
        </mrow>
        <mo fence="true" stretchy="false">)</mo>
      </mrow>
      <mo stretchy="false">×</mo>
      <mrow>
        <mo fence="true" stretchy="false">(</mo>
        <mrow>
          <mrow>
            <mn>5</mn>
            <mi>C</mi>
            <mn>3</mn>
          </mrow>
        </mrow>
        <mo fence="true" stretchy="false">)</mo>
      </mrow>
    </mrow>
    <annotation encoding="StarMath 5.0">(8C4) times (5C3)</annotation>
  </semantics>
</math>
</file>

<file path=Object 69/content.xml><?xml version="1.0" encoding="utf-8"?>
<math xmlns="http://www.w3.org/1998/Math/MathML" display="block">
  <semantics>
    <mrow>
      <mn>3</mn>
      <mo stretchy="false">×</mo>
      <mn>2</mn>
      <mo stretchy="false">×</mo>
      <mn>1</mn>
    </mrow>
    <annotation encoding="StarMath 5.0"> 3times2times1</annotation>
  </semantics>
</math>
</file>

<file path=Object 7/content.xml><?xml version="1.0" encoding="utf-8"?>
<math xmlns="http://www.w3.org/1998/Math/MathML" display="block">
  <semantics>
    <mfrac>
      <mrow>
        <mrow>
          <mo fence="true" stretchy="false">(</mo>
          <mrow>
            <mrow>
              <mi>x</mi>
              <mo stretchy="false">+</mo>
              <mi>y</mi>
              <mo stretchy="false">+</mo>
              <mi>z</mi>
            </mrow>
          </mrow>
          <mo fence="true" stretchy="false">)</mo>
        </mrow>
        <mi>!</mi>
      </mrow>
      <mrow>
        <mi>x</mi>
        <mi>!</mi>
        <mi>y</mi>
        <mi>!</mi>
        <mi>z</mi>
        <mi>!</mi>
      </mrow>
    </mfrac>
    <annotation encoding="StarMath 5.0">{(x+y+z)!} over{x!y!z!}</annotation>
  </semantics>
</math>
</file>

<file path=Object 70/content.xml><?xml version="1.0" encoding="utf-8"?>
<math xmlns="http://www.w3.org/1998/Math/MathML" display="block">
  <semantics>
    <mi>n</mi>
    <annotation encoding="StarMath 5.0"> n </annotation>
  </semantics>
</math>
</file>

<file path=Object 71/content.xml><?xml version="1.0" encoding="utf-8"?>
<math xmlns="http://www.w3.org/1998/Math/MathML" display="block">
  <semantics>
    <mrow>
      <mi>n</mi>
      <mi>!</mi>
    </mrow>
    <annotation encoding="StarMath 5.0"> n!</annotation>
  </semantics>
</math>
</file>

<file path=Object 72/content.xml><?xml version="1.0" encoding="utf-8"?>
<math xmlns="http://www.w3.org/1998/Math/MathML" display="block">
  <semantics>
    <mrow>
      <mn>7</mn>
      <mi>!</mi>
    </mrow>
    <annotation encoding="StarMath 5.0">7!</annotation>
  </semantics>
</math>
</file>

<file path=Object 73/content.xml><?xml version="1.0" encoding="utf-8"?>
<math xmlns="http://www.w3.org/1998/Math/MathML" display="block">
  <semantics>
    <mrow>
      <mn>5</mn>
      <mo stretchy="false">×</mo>
      <mn>4</mn>
      <mo stretchy="false">×</mo>
      <mn>3</mn>
    </mrow>
    <annotation encoding="StarMath 5.0"> 5times4times3</annotation>
  </semantics>
</math>
</file>

<file path=Object 74/content.xml><?xml version="1.0" encoding="utf-8"?>
<math xmlns="http://www.w3.org/1998/Math/MathML" display="block">
  <semantics>
    <mi>r</mi>
    <annotation encoding="StarMath 5.0"> r </annotation>
  </semantics>
</math>
</file>

<file path=Object 75/content.xml><?xml version="1.0" encoding="utf-8"?>
<math xmlns="http://www.w3.org/1998/Math/MathML" display="block">
  <semantics>
    <mi>n</mi>
    <annotation encoding="StarMath 5.0"> n 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i mathvariant="italic">nPr</mi>
        </mrow>
        <mo fence="true" stretchy="false">)</mo>
      </mrow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r</mi>
              </mrow>
            </mrow>
            <mo fence="true" stretchy="false">)</mo>
          </mrow>
          <mi>!</mi>
        </mrow>
      </mfrac>
    </mrow>
    <annotation encoding="StarMath 5.0">(nPr)= {n!} over{(n-r)!}</annotation>
  </semantics>
</math>
</file>

<file path=Object 77/content.xml><?xml version="1.0" encoding="utf-8"?>
<math xmlns="http://www.w3.org/1998/Math/MathML" display="block">
  <semantics>
    <mrow>
      <mo fence="true" stretchy="false">(</mo>
      <mrow>
        <mrow>
          <mn>5</mn>
          <mi>P</mi>
          <mn>3</mn>
        </mrow>
      </mrow>
      <mo fence="true" stretchy="false">)</mo>
    </mrow>
    <annotation encoding="StarMath 5.0"> (5P3)</annotation>
  </semantics>
</math>
</file>

<file path=Object 78/content.xml><?xml version="1.0" encoding="utf-8"?>
<math xmlns="http://www.w3.org/1998/Math/MathML" display="block">
  <semantics>
    <mrow>
      <mfrac>
        <mrow>
          <mn>5</mn>
          <mo stretchy="false">×</mo>
          <mn>4</mn>
          <mo stretchy="false">×</mo>
          <mn>3</mn>
          <mo stretchy="false">×</mo>
          <mn>2</mn>
          <mo stretchy="false">×</mo>
          <mn>1</mn>
        </mrow>
        <mrow>
          <mrow>
            <mn>3</mn>
            <mi>!</mi>
          </mrow>
          <mo stretchy="false">×</mo>
          <mn>2</mn>
          <mo stretchy="false">×</mo>
          <mn>1</mn>
        </mrow>
      </mfrac>
      <mo stretchy="false">=</mo>
      <mfrac>
        <mrow>
          <mn>5</mn>
          <mi>!</mi>
        </mrow>
        <mrow>
          <mn>3</mn>
          <mi>!</mi>
          <mn>2</mn>
          <mi>!</mi>
        </mrow>
      </mfrac>
    </mrow>
    <annotation encoding="StarMath 5.0">5times4times3times2times1 over{ {3!} times2times1}={5!} over{ 3!2!}</annotation>
  </semantics>
</math>
</file>

<file path=Object 79/content.xml><?xml version="1.0" encoding="utf-8"?>
<math xmlns="http://www.w3.org/1998/Math/MathML" display="block">
  <semantics>
    <mrow>
      <mrow>
        <mo fence="true" stretchy="false">(</mo>
        <mrow>
          <mrow>
            <mn>17</mn>
            <mi>C</mi>
            <mn>3</mn>
          </mrow>
        </mrow>
        <mo fence="true" stretchy="false">)</mo>
      </mrow>
      <mo stretchy="false">=</mo>
      <mn>680</mn>
    </mrow>
    <annotation encoding="StarMath 5.0">(17C3)=680</annotation>
  </semantics>
</math>
</file>

<file path=Object 8/content.xml><?xml version="1.0" encoding="utf-8"?>
<math xmlns="http://www.w3.org/1998/Math/MathML" display="block">
  <semantics>
    <mrow>
      <mn>5</mn>
      <mo stretchy="false">×</mo>
      <mn>4</mn>
      <mo stretchy="false">×</mo>
      <mn>3</mn>
    </mrow>
    <annotation encoding="StarMath 5.0"> 5times4times3</annotation>
  </semantics>
</math>
</file>

<file path=Object 80/content.xml><?xml version="1.0" encoding="utf-8"?>
<math xmlns="http://www.w3.org/1998/Math/MathML" display="block">
  <semantics>
    <mi>r</mi>
    <annotation encoding="StarMath 5.0"> r </annotation>
  </semantics>
</math>
</file>

<file path=Object 81/content.xml><?xml version="1.0" encoding="utf-8"?>
<math xmlns="http://www.w3.org/1998/Math/MathML" display="block">
  <semantics>
    <mi>n</mi>
    <annotation encoding="StarMath 5.0"> n </annotation>
  </semantics>
</math>
</file>

<file path=Object 82/content.xml><?xml version="1.0" encoding="utf-8"?>
<math xmlns="http://www.w3.org/1998/Math/MathML" display="block">
  <semantics>
    <mrow>
      <mrow>
        <mo fence="true" stretchy="false">(</mo>
        <mrow>
          <mrow>
            <mn>5</mn>
            <mi>C</mi>
            <mn>2</mn>
          </mrow>
        </mrow>
        <mo fence="true" stretchy="false">)</mo>
      </mrow>
      <mo stretchy="false">=</mo>
      <mn>10</mn>
    </mrow>
    <annotation encoding="StarMath 5.0"> (5C2)=10</annotation>
  </semantics>
</math>
</file>

<file path=Object 83/content.xml><?xml version="1.0" encoding="utf-8"?>
<math xmlns="http://www.w3.org/1998/Math/MathML" display="block">
  <semantics>
    <mrow>
      <mrow>
        <mo fence="true" stretchy="false">(</mo>
        <mrow>
          <mrow>
            <mn>4</mn>
            <mi>C</mi>
            <mn>3</mn>
          </mrow>
        </mrow>
        <mo fence="true" stretchy="false">)</mo>
      </mrow>
      <mo stretchy="false">=</mo>
      <mn>4</mn>
    </mrow>
    <annotation encoding="StarMath 5.0"> (4C3)=4 </annotation>
  </semantics>
</math>
</file>

<file path=Object 86/content.xml><?xml version="1.0" encoding="utf-8"?>
<math xmlns="http://www.w3.org/1998/Math/MathML" display="block">
  <semantics>
    <mrow>
      <mo fence="true" stretchy="false">(</mo>
      <mrow>
        <mrow>
          <mn>5</mn>
          <mi>C</mi>
          <mn>3</mn>
        </mrow>
      </mrow>
      <mo fence="true" stretchy="false">)</mo>
    </mrow>
    <annotation encoding="StarMath 5.0"> (5C3)</annotation>
  </semantics>
</math>
</file>

<file path=Object 88/content.xml><?xml version="1.0" encoding="utf-8"?>
<math xmlns="http://www.w3.org/1998/Math/MathML" display="block">
  <semantics>
    <mrow>
      <mn>5</mn>
      <mo stretchy="false">×</mo>
      <mn>4</mn>
      <mo stretchy="false">×</mo>
      <mn>3</mn>
    </mrow>
    <annotation encoding="StarMath 5.0"> 5times4times3</annotation>
  </semantics>
</math>
</file>

<file path=Object 89/content.xml><?xml version="1.0" encoding="utf-8"?>
<math xmlns="http://www.w3.org/1998/Math/MathML" display="block">
  <semantics>
    <mrow>
      <mn>5</mn>
      <mo stretchy="false">×</mo>
      <mn>4</mn>
      <mo stretchy="false">×</mo>
      <mn>3</mn>
    </mrow>
    <annotation encoding="StarMath 5.0"> 5times4times3</annotation>
  </semantics>
</math>
</file>

<file path=Object 90/content.xml><?xml version="1.0" encoding="utf-8"?>
<math xmlns="http://www.w3.org/1998/Math/MathML" display="block">
  <semantics>
    <mfrac>
      <mrow>
        <mn>5</mn>
        <mo stretchy="false">×</mo>
        <mn>4</mn>
        <mo stretchy="false">×</mo>
        <mn>3</mn>
      </mrow>
      <mrow>
        <mn>3</mn>
        <mi>!</mi>
      </mrow>
    </mfrac>
    <annotation encoding="StarMath 5.0">5times4times3 over{3!}</annotation>
  </semantics>
</math>
</file>

<file path=Object 91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x</mi>
                  <mo stretchy="false">+</mo>
                  <mi>y</mi>
                  <mo stretchy="false">+</mo>
                  <mi>z</mi>
                </mrow>
              </mrow>
              <mo fence="true" stretchy="false">)</mo>
            </mrow>
            <mi mathvariant="italic">Cx</mi>
          </mrow>
        </mrow>
        <mo fence="true" stretchy="false">)</mo>
      </mrow>
      <mo stretchy="false">×</mo>
      <mrow>
        <mo fence="true" stretchy="false">(</mo>
        <mrow>
          <mrow>
            <mrow>
              <mo fence="true" stretchy="false">(</mo>
              <mrow>
                <mrow>
                  <mi>y</mi>
                  <mo stretchy="false">+</mo>
                  <mi>z</mi>
                </mrow>
              </mrow>
              <mo fence="true" stretchy="false">)</mo>
            </mrow>
            <mi mathvariant="italic">Cy</mi>
          </mrow>
        </mrow>
        <mo fence="true" stretchy="false">)</mo>
      </mrow>
    </mrow>
    <annotation encoding="StarMath 5.0">((x+y+z)Cx)times((y+z)Cy)</annotation>
  </semantics>
</math>
</file>

<file path=Object 92/content.xml><?xml version="1.0" encoding="utf-8"?>
<math xmlns="http://www.w3.org/1998/Math/MathML" display="block">
  <semantics>
    <mi>P</mi>
    <annotation encoding="StarMath 5.0"> P </annotation>
  </semantics>
</math>
</file>

<file path=Object 93/content.xml><?xml version="1.0" encoding="utf-8"?>
<math xmlns="http://www.w3.org/1998/Math/MathML" display="block">
  <semantics>
    <mrow>
      <mn>3</mn>
      <mi>!</mi>
    </mrow>
    <annotation encoding="StarMath 5.0"> 3! </annotation>
  </semantics>
</math>
</file>

<file path=Object 94/content.xml><?xml version="1.0" encoding="utf-8"?>
<math xmlns="http://www.w3.org/1998/Math/MathML" display="block">
  <semantics>
    <mrow>
      <mn>3</mn>
      <mi>!</mi>
    </mrow>
    <annotation encoding="StarMath 5.0"> 3! </annotation>
  </semantics>
</math>
</file>

<file path=Object 95/content.xml><?xml version="1.0" encoding="utf-8"?>
<math xmlns="http://www.w3.org/1998/Math/MathML" display="block">
  <semantics>
    <mrow>
      <mn>3</mn>
      <mi>!</mi>
    </mrow>
    <annotation encoding="StarMath 5.0"> 3!</annotation>
  </semantics>
</math>
</file>

<file path=Object 96/content.xml><?xml version="1.0" encoding="utf-8"?>
<math xmlns="http://www.w3.org/1998/Math/MathML" display="block">
  <semantics>
    <mi>r</mi>
    <annotation encoding="StarMath 5.0"> r</annotation>
  </semantics>
</math>
</file>

<file path=Object 97/content.xml><?xml version="1.0" encoding="utf-8"?>
<math xmlns="http://www.w3.org/1998/Math/MathML" display="block">
  <semantics>
    <mi>n</mi>
    <annotation encoding="StarMath 5.0"> n </annotation>
  </semantics>
</math>
</file>

<file path=Object 98/content.xml><?xml version="1.0" encoding="utf-8"?>
<math xmlns="http://www.w3.org/1998/Math/MathML" display="block">
  <semantics>
    <mrow>
      <mrow>
        <mo fence="true" stretchy="false">(</mo>
        <mrow>
          <mi mathvariant="italic">nCr</mi>
        </mrow>
        <mo fence="true" stretchy="false">)</mo>
      </mrow>
      <mo stretchy="false">=</mo>
      <mfrac>
        <mrow>
          <mi>n</mi>
          <mi>!</mi>
        </mrow>
        <mrow>
          <mi>r</mi>
          <mi>!</mi>
          <mrow>
            <mo fence="true" stretchy="false">(</mo>
            <mrow>
              <mrow>
                <mi>n</mi>
                <mo stretchy="false">−</mo>
                <mi>r</mi>
              </mrow>
            </mrow>
            <mo fence="true" stretchy="false">)</mo>
          </mrow>
          <mi>!</mi>
        </mrow>
      </mfrac>
    </mrow>
    <annotation encoding="StarMath 5.0">(nCr)= {n!} over{r!(n-r)!}</annotation>
  </semantics>
</math>
</file>

<file path=Object 99/content.xml><?xml version="1.0" encoding="utf-8"?>
<math xmlns="http://www.w3.org/1998/Math/MathML" display="block">
  <semantics>
    <mrow>
      <mo fence="true" stretchy="false">(</mo>
      <mrow>
        <mrow>
          <mn>8</mn>
          <mi>C</mi>
          <mn>3</mn>
        </mrow>
      </mrow>
      <mo fence="true" stretchy="false">)</mo>
    </mrow>
    <annotation encoding="StarMath 5.0">(8C3)</annotation>
  </semantics>
</math>
</file>